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Numero Race</text:p>
          </table:table-cell>
        </table:table-row>
        <table:table-row table:style-name="ro1">
          <table:table-cell office:value-type="string" calcext:value-type="string">
            <text:p>FR3935032129</text:p>
          </table:table-cell>
          <table:table-cell office:value-type="string" calcext:value-type="string">
            <text:p>MEN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2/2015</text:p>
          </table:table-cell>
          <table:table-cell office:value-type="float" office:value="2549643121" calcext:value-type="float">
            <text:p>2549643121</text:p>
          </table:table-cell>
          <table:table-cell office:value-type="float" office:value="3935031870" calcext:value-type="float">
            <text:p>39350318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30</text:p>
          </table:table-cell>
          <table:table-cell office:value-type="string" calcext:value-type="string">
            <text:p>NAD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2/2015</text:p>
          </table:table-cell>
          <table:table-cell office:value-type="float" office:value="3932836119" calcext:value-type="float">
            <text:p>3932836119</text:p>
          </table:table-cell>
          <table:table-cell office:value-type="float" office:value="3935031838" calcext:value-type="float">
            <text:p>39350318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33</text:p>
          </table:table-cell>
          <table:table-cell office:value-type="string" calcext:value-type="string">
            <text:p>MOLDA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1/2016</text:p>
          </table:table-cell>
          <table:table-cell office:value-type="float" office:value="3917142351" calcext:value-type="float">
            <text:p>3917142351</text:p>
          </table:table-cell>
          <table:table-cell office:value-type="float" office:value="3935031767" calcext:value-type="float">
            <text:p>39350317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39</text:p>
          </table:table-cell>
          <table:table-cell office:value-type="string" calcext:value-type="string">
            <text:p>MEN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1/2016</text:p>
          </table:table-cell>
          <table:table-cell office:value-type="float" office:value="6352591670" calcext:value-type="float">
            <text:p>6352591670</text:p>
          </table:table-cell>
          <table:table-cell office:value-type="float" office:value="3935031774" calcext:value-type="float">
            <text:p>39350317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40</text:p>
          </table:table-cell>
          <table:table-cell office:value-type="string" calcext:value-type="string">
            <text:p>MANI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1/2016</text:p>
          </table:table-cell>
          <table:table-cell office:value-type="float" office:value="3930265697" calcext:value-type="float">
            <text:p>3930265697</text:p>
          </table:table-cell>
          <table:table-cell office:value-type="float" office:value="3935031734" calcext:value-type="float">
            <text:p>39350317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43</text:p>
          </table:table-cell>
          <table:table-cell office:value-type="string" calcext:value-type="string">
            <text:p>MOUSS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1/2016</text:p>
          </table:table-cell>
          <table:table-cell office:value-type="float" office:value="3917142419" calcext:value-type="float">
            <text:p>3917142419</text:p>
          </table:table-cell>
          <table:table-cell office:value-type="float" office:value="3935031624" calcext:value-type="float">
            <text:p>39350316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44</text:p>
          </table:table-cell>
          <table:table-cell office:value-type="string" calcext:value-type="string">
            <text:p>MIR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1/2016</text:p>
          </table:table-cell>
          <table:table-cell office:value-type="float" office:value="7026797434" calcext:value-type="float">
            <text:p>7026797434</text:p>
          </table:table-cell>
          <table:table-cell office:value-type="float" office:value="3935031477" calcext:value-type="float">
            <text:p>39350314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47</text:p>
          </table:table-cell>
          <table:table-cell office:value-type="string" calcext:value-type="string">
            <text:p>MUS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2/2016</text:p>
          </table:table-cell>
          <table:table-cell office:value-type="float" office:value="3917142419" calcext:value-type="float">
            <text:p>3917142419</text:p>
          </table:table-cell>
          <table:table-cell office:value-type="float" office:value="3935031766" calcext:value-type="float">
            <text:p>39350317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51</text:p>
          </table:table-cell>
          <table:table-cell office:value-type="string" calcext:value-type="string">
            <text:p>MENT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3/2016</text:p>
          </table:table-cell>
          <table:table-cell office:value-type="float" office:value="2527395066" calcext:value-type="float">
            <text:p>2527395066</text:p>
          </table:table-cell>
          <table:table-cell office:value-type="float" office:value="3935031491" calcext:value-type="float">
            <text:p>393503149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52</text:p>
          </table:table-cell>
          <table:table-cell office:value-type="string" calcext:value-type="string">
            <text:p>M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3/2016</text:p>
          </table:table-cell>
          <table:table-cell office:value-type="float" office:value="2549643121" calcext:value-type="float">
            <text:p>2549643121</text:p>
          </table:table-cell>
          <table:table-cell office:value-type="float" office:value="3935031670" calcext:value-type="float">
            <text:p>39350316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56</text:p>
          </table:table-cell>
          <table:table-cell office:value-type="string" calcext:value-type="string">
            <text:p>MAG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5/2016</text:p>
          </table:table-cell>
          <table:table-cell office:value-type="float" office:value="3914041340" calcext:value-type="float">
            <text:p>3914041340</text:p>
          </table:table-cell>
          <table:table-cell office:value-type="float" office:value="3935031582" calcext:value-type="float">
            <text:p>39350315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59</text:p>
          </table:table-cell>
          <table:table-cell office:value-type="string" calcext:value-type="string">
            <text:p>MARQU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5/2016</text:p>
          </table:table-cell>
          <table:table-cell office:value-type="float" office:value="3930020246" calcext:value-type="float">
            <text:p>3930020246</text:p>
          </table:table-cell>
          <table:table-cell office:value-type="float" office:value="3935031449" calcext:value-type="float">
            <text:p>39350314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4242601104</text:p>
          </table:table-cell>
          <table:table-cell office:value-type="string" calcext:value-type="string">
            <text:p>NELI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2/2017</text:p>
          </table:table-cell>
          <table:table-cell office:value-type="float" office:value="4242128605" calcext:value-type="float">
            <text:p>4242128605</text:p>
          </table:table-cell>
          <table:table-cell office:value-type="float" office:value="4241577715" calcext:value-type="float">
            <text:p>42415777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01103</text:p>
          </table:table-cell>
          <table:table-cell office:value-type="string" calcext:value-type="string">
            <text:p>NAN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1/2017</text:p>
          </table:table-cell>
          <table:table-cell office:value-type="float" office:value="4242128605" calcext:value-type="float">
            <text:p>4242128605</text:p>
          </table:table-cell>
          <table:table-cell office:value-type="float" office:value="4241974693" calcext:value-type="float">
            <text:p>42419746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01097</text:p>
          </table:table-cell>
          <table:table-cell office:value-type="string" calcext:value-type="string">
            <text:p>N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1/2017</text:p>
          </table:table-cell>
          <table:table-cell office:value-type="float" office:value="4242128605" calcext:value-type="float">
            <text:p>4242128605</text:p>
          </table:table-cell>
          <table:table-cell office:value-type="float" office:value="4241833629" calcext:value-type="float">
            <text:p>42418336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01098</text:p>
          </table:table-cell>
          <table:table-cell office:value-type="string" calcext:value-type="string">
            <text:p>NAD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1/2017</text:p>
          </table:table-cell>
          <table:table-cell office:value-type="float" office:value="4242128605" calcext:value-type="float">
            <text:p>4242128605</text:p>
          </table:table-cell>
          <table:table-cell office:value-type="float" office:value="4241990554" calcext:value-type="float">
            <text:p>42419905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940661506</text:p>
          </table:table-cell>
          <table:table-cell office:value-type="string" calcext:value-type="string">
            <text:p>NAD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91005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940661510</text:p>
          </table:table-cell>
          <table:table-cell office:value-type="string" calcext:value-type="string">
            <text:p>NAD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1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91005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940661511</text:p>
          </table:table-cell>
          <table:table-cell office:value-type="string" calcext:value-type="string">
            <text:p>NAD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91005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940661513</text:p>
          </table:table-cell>
          <table:table-cell office:value-type="string" calcext:value-type="string">
            <text:p>MILA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2/2016</text:p>
          </table:table-cell>
          <table:table-cell office:value-type="float" office:value="7121758980" calcext:value-type="float">
            <text:p>7121758980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91005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77</text:p>
          </table:table-cell>
          <table:table-cell office:value-type="string" calcext:value-type="string">
            <text:p>NEFERT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0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4242131756" calcext:value-type="float">
            <text:p>42421317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8</text:p>
          </table:table-cell>
          <table:table-cell office:value-type="string" calcext:value-type="string">
            <text:p>NOL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6</text:p>
          </table:table-cell>
          <table:table-cell office:value-type="float" office:value="8563019066" calcext:value-type="float">
            <text:p>8563019066</text:p>
          </table:table-cell>
          <table:table-cell office:value-type="float" office:value="4242131731" calcext:value-type="float">
            <text:p>42421317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52</text:p>
          </table:table-cell>
          <table:table-cell office:value-type="string" calcext:value-type="string">
            <text:p>NESS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8563019066" calcext:value-type="float">
            <text:p>8563019066</text:p>
          </table:table-cell>
          <table:table-cell office:value-type="float" office:value="4242131737" calcext:value-type="float">
            <text:p>42421317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44</text:p>
          </table:table-cell>
          <table:table-cell office:value-type="string" calcext:value-type="string">
            <text:p>NANCY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9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3</text:p>
          </table:table-cell>
          <table:table-cell office:value-type="string" calcext:value-type="string">
            <text:p>MIRZA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6</text:p>
          </table:table-cell>
          <table:table-cell office:value-type="float" office:value="5455188282" calcext:value-type="float">
            <text:p>5455188282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54</text:p>
          </table:table-cell>
          <table:table-cell office:value-type="string" calcext:value-type="string">
            <text:p>NAO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1995779" calcext:value-type="float">
            <text:p>42419957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87</text:p>
          </table:table-cell>
          <table:table-cell office:value-type="string" calcext:value-type="string">
            <text:p>NE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1995731" calcext:value-type="float">
            <text:p>42419957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45</text:p>
          </table:table-cell>
          <table:table-cell office:value-type="string" calcext:value-type="string">
            <text:p>NANOU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1995720" calcext:value-type="float">
            <text:p>42419957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07</text:p>
          </table:table-cell>
          <table:table-cell office:value-type="string" calcext:value-type="string">
            <text:p>MEXIC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6</text:p>
          </table:table-cell>
          <table:table-cell office:value-type="float" office:value="7121941752" calcext:value-type="float">
            <text:p>7121941752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08</text:p>
          </table:table-cell>
          <table:table-cell office:value-type="string" calcext:value-type="string">
            <text:p>M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03</text:p>
          </table:table-cell>
          <table:table-cell office:value-type="string" calcext:value-type="string">
            <text:p>MIAMI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9</text:p>
          </table:table-cell>
          <table:table-cell office:value-type="string" calcext:value-type="string">
            <text:p>MAGNIF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7121602098" calcext:value-type="float">
            <text:p>7121602098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47</text:p>
          </table:table-cell>
          <table:table-cell office:value-type="string" calcext:value-type="string">
            <text:p>NIDIA <text:s/>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2131743" calcext:value-type="float">
            <text:p>42421317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99</text:p>
          </table:table-cell>
          <table:table-cell office:value-type="string" calcext:value-type="string">
            <text:p>NANT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4241995760" calcext:value-type="float">
            <text:p>42419957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1</text:p>
          </table:table-cell>
          <table:table-cell office:value-type="string" calcext:value-type="string">
            <text:p>MOU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7121941752" calcext:value-type="float">
            <text:p>7121941752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07</text:p>
          </table:table-cell>
          <table:table-cell office:value-type="string" calcext:value-type="string">
            <text:p>NAN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2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4242131747" calcext:value-type="float">
            <text:p>42421317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18</text:p>
          </table:table-cell>
          <table:table-cell office:value-type="string" calcext:value-type="string">
            <text:p>MAFIA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1/2016</text:p>
          </table:table-cell>
          <table:table-cell office:value-type="float" office:value="6950644881" calcext:value-type="float">
            <text:p>6950644881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17</text:p>
          </table:table-cell>
          <table:table-cell office:value-type="string" calcext:value-type="string">
            <text:p>MYGAL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7</text:p>
          </table:table-cell>
          <table:table-cell office:value-type="string" calcext:value-type="string">
            <text:p>MAGI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1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2</text:p>
          </table:table-cell>
          <table:table-cell office:value-type="string" calcext:value-type="string">
            <text:p>MONT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10</text:p>
          </table:table-cell>
          <table:table-cell office:value-type="string" calcext:value-type="string">
            <text:p>MEGAN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6</text:p>
          </table:table-cell>
          <table:table-cell office:value-type="string" calcext:value-type="string">
            <text:p>MARM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6</text:p>
          </table:table-cell>
          <table:table-cell office:value-type="float" office:value="7121802874" calcext:value-type="float">
            <text:p>7121802874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5</text:p>
          </table:table-cell>
          <table:table-cell office:value-type="string" calcext:value-type="string">
            <text:p>MASCAR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2/2016</text:p>
          </table:table-cell>
          <table:table-cell office:value-type="float" office:value="5811614075" calcext:value-type="float">
            <text:p>5811614075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74</text:p>
          </table:table-cell>
          <table:table-cell office:value-type="string" calcext:value-type="string">
            <text:p>NARB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4242131761" calcext:value-type="float">
            <text:p>42421317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5</text:p>
          </table:table-cell>
          <table:table-cell office:value-type="string" calcext:value-type="string">
            <text:p>NAB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5703555188" calcext:value-type="float">
            <text:p>5703555188</text:p>
          </table:table-cell>
          <table:table-cell office:value-type="float" office:value="4241707793" calcext:value-type="float">
            <text:p>42417077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82</text:p>
          </table:table-cell>
          <table:table-cell office:value-type="string" calcext:value-type="string">
            <text:p>NILL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1609274" calcext:value-type="float">
            <text:p>42416092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05</text:p>
          </table:table-cell>
          <table:table-cell office:value-type="string" calcext:value-type="string">
            <text:p>NAINE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1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4241995769" calcext:value-type="float">
            <text:p>424199576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7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4241707886" calcext:value-type="float">
            <text:p>42417078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8</text:p>
          </table:table-cell>
          <table:table-cell office:value-type="string" calcext:value-type="string">
            <text:p>MAZEL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88</text:p>
          </table:table-cell>
          <table:table-cell office:value-type="string" calcext:value-type="string">
            <text:p>NELD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1717697621" calcext:value-type="float">
            <text:p>1717697621</text:p>
          </table:table-cell>
          <table:table-cell office:value-type="float" office:value="4241446873" calcext:value-type="float">
            <text:p>42414468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36</text:p>
          </table:table-cell>
          <table:table-cell office:value-type="string" calcext:value-type="string">
            <text:p>MIRZA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2/2016</text:p>
          </table:table-cell>
          <table:table-cell office:value-type="float" office:value="6950644881" calcext:value-type="float">
            <text:p>6950644881</text:p>
          </table:table-cell>
          <table:table-cell office:value-type="float" office:value="4242131727" calcext:value-type="float">
            <text:p>42421317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9</text:p>
          </table:table-cell>
          <table:table-cell office:value-type="string" calcext:value-type="string">
            <text:p>NUNU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1995803" calcext:value-type="float">
            <text:p>42419958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3</text:p>
          </table:table-cell>
          <table:table-cell office:value-type="string" calcext:value-type="string">
            <text:p>NEV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6950644881" calcext:value-type="float">
            <text:p>6950644881</text:p>
          </table:table-cell>
          <table:table-cell office:value-type="float" office:value="4241830361" calcext:value-type="float">
            <text:p>42418303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50721900</text:p>
          </table:table-cell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8/2015</text:p>
          </table:table-cell>
          <table:table-cell office:value-type="float" office:value="8541877379" calcext:value-type="float">
            <text:p>8541877379</text:p>
          </table:table-cell>
          <table:table-cell office:value-type="float" office:value="8550721530" calcext:value-type="float">
            <text:p>85507215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851910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50721912</text:p>
          </table:table-cell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8/2015</text:p>
          </table:table-cell>
          <table:table-cell office:value-type="float" office:value="4298105905" calcext:value-type="float">
            <text:p>4298105905</text:p>
          </table:table-cell>
          <table:table-cell office:value-type="float" office:value="8550721368" calcext:value-type="float">
            <text:p>855072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851910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6</text:p>
          </table:table-cell>
          <table:table-cell office:value-type="string" calcext:value-type="string">
            <text:p>NIC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7121918456" calcext:value-type="float">
            <text:p>7121918456</text:p>
          </table:table-cell>
          <table:table-cell office:value-type="float" office:value="4242131755" calcext:value-type="float">
            <text:p>42421317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11</text:p>
          </table:table-cell>
          <table:table-cell office:value-type="string" calcext:value-type="string">
            <text:p>NADJ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1444349105" calcext:value-type="float">
            <text:p>1444349105</text:p>
          </table:table-cell>
          <table:table-cell office:value-type="float" office:value="4241830380" calcext:value-type="float">
            <text:p>42418303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50721913</text:p>
          </table:table-cell>
          <table:table-cell office:value-type="string" calcext:value-type="string">
            <text:p>LOVE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8/2015</text:p>
          </table:table-cell>
          <table:table-cell office:value-type="float" office:value="4298105905" calcext:value-type="float">
            <text:p>4298105905</text:p>
          </table:table-cell>
          <table:table-cell office:value-type="float" office:value="8550721368" calcext:value-type="float">
            <text:p>855072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851910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50721923</text:p>
          </table:table-cell>
          <table:table-cell office:value-type="string" calcext:value-type="string">
            <text:p>LI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9/2015</text:p>
          </table:table-cell>
          <table:table-cell office:value-type="float" office:value="8541877360" calcext:value-type="float">
            <text:p>8541877360</text:p>
          </table:table-cell>
          <table:table-cell office:value-type="float" office:value="8550721625" calcext:value-type="float">
            <text:p>85507216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851910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84</text:p>
          </table:table-cell>
          <table:table-cell office:value-type="string" calcext:value-type="string">
            <text:p>NOUGA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0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2287208" calcext:value-type="float">
            <text:p>42422872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2</text:p>
          </table:table-cell>
          <table:table-cell office:value-type="string" calcext:value-type="string">
            <text:p>NELLY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6</text:p>
          </table:table-cell>
          <table:table-cell office:value-type="float" office:value="8563019066" calcext:value-type="float">
            <text:p>8563019066</text:p>
          </table:table-cell>
          <table:table-cell office:value-type="float" office:value="4241995805" calcext:value-type="float">
            <text:p>42419958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15</text:p>
          </table:table-cell>
          <table:table-cell office:value-type="string" calcext:value-type="string">
            <text:p>N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2/2016</text:p>
          </table:table-cell>
          <table:table-cell office:value-type="float" office:value="5706038894" calcext:value-type="float">
            <text:p>5706038894</text:p>
          </table:table-cell>
          <table:table-cell office:value-type="float" office:value="4241609268" calcext:value-type="float">
            <text:p>42416092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01</text:p>
          </table:table-cell>
          <table:table-cell office:value-type="string" calcext:value-type="string">
            <text:p>N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6</text:p>
          </table:table-cell>
          <table:table-cell office:value-type="float" office:value="5343414253" calcext:value-type="float">
            <text:p>5343414253</text:p>
          </table:table-cell>
          <table:table-cell office:value-type="float" office:value="4241446919" calcext:value-type="float">
            <text:p>42414469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17</text:p>
          </table:table-cell>
          <table:table-cell office:value-type="string" calcext:value-type="string">
            <text:p>NICOLET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float" office:value="5706038894" calcext:value-type="float">
            <text:p>5706038894</text:p>
          </table:table-cell>
          <table:table-cell office:value-type="float" office:value="4241830426" calcext:value-type="float">
            <text:p>42418304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00</text:p>
          </table:table-cell>
          <table:table-cell office:value-type="string" calcext:value-type="string">
            <text:p>NIKIT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7121802874" calcext:value-type="float">
            <text:p>7121802874</text:p>
          </table:table-cell>
          <table:table-cell office:value-type="float" office:value="4241995725" calcext:value-type="float">
            <text:p>42419957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20</text:p>
          </table:table-cell>
          <table:table-cell office:value-type="string" calcext:value-type="string">
            <text:p>NITOU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1/2017</text:p>
          </table:table-cell>
          <table:table-cell office:value-type="float" office:value="5706038894" calcext:value-type="float">
            <text:p>5706038894</text:p>
          </table:table-cell>
          <table:table-cell office:value-type="float" office:value="4241995751" calcext:value-type="float">
            <text:p>42419957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4</text:p>
          </table:table-cell>
          <table:table-cell office:value-type="string" calcext:value-type="string">
            <text:p>NEB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9/2016</text:p>
          </table:table-cell>
          <table:table-cell office:value-type="float" office:value="5343414253" calcext:value-type="float">
            <text:p>5343414253</text:p>
          </table:table-cell>
          <table:table-cell office:value-type="float" office:value="4241707796" calcext:value-type="float">
            <text:p>42417077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2</text:p>
          </table:table-cell>
          <table:table-cell office:value-type="string" calcext:value-type="string">
            <text:p>NATTY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9/2016</text:p>
          </table:table-cell>
          <table:table-cell office:value-type="float" office:value="7121830998" calcext:value-type="float">
            <text:p>7121830998</text:p>
          </table:table-cell>
          <table:table-cell office:value-type="float" office:value="4241830418" calcext:value-type="float">
            <text:p>42418304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4003</text:p>
          </table:table-cell>
          <table:table-cell office:value-type="string" calcext:value-type="string">
            <text:p>NOELI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7121802874" calcext:value-type="float">
            <text:p>7121802874</text:p>
          </table:table-cell>
          <table:table-cell office:value-type="float" office:value="4241995712" calcext:value-type="float">
            <text:p>42419957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2</text:p>
          </table:table-cell>
          <table:table-cell office:value-type="string" calcext:value-type="string">
            <text:p>MADO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80</text:p>
          </table:table-cell>
          <table:table-cell office:value-type="string" calcext:value-type="string">
            <text:p>NU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0/2016</text:p>
          </table:table-cell>
          <table:table-cell office:value-type="float" office:value="4241353260" calcext:value-type="float">
            <text:p>4241353260</text:p>
          </table:table-cell>
          <table:table-cell office:value-type="float" office:value="4242287199" calcext:value-type="float">
            <text:p>42422871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94</text:p>
          </table:table-cell>
          <table:table-cell office:value-type="string" calcext:value-type="string">
            <text:p>N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1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2131799" calcext:value-type="float">
            <text:p>42421317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39</text:p>
          </table:table-cell>
          <table:table-cell office:value-type="string" calcext:value-type="string">
            <text:p>MOR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float" office:value="5811614075" calcext:value-type="float">
            <text:p>5811614075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63</text:p>
          </table:table-cell>
          <table:table-cell office:value-type="string" calcext:value-type="string">
            <text:p>NOE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9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4242131766" calcext:value-type="float">
            <text:p>42421317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53</text:p>
          </table:table-cell>
          <table:table-cell office:value-type="string" calcext:value-type="string">
            <text:p>NANNY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9/2016</text:p>
          </table:table-cell>
          <table:table-cell office:value-type="float" office:value="5111038250" calcext:value-type="float">
            <text:p>5111038250</text:p>
          </table:table-cell>
          <table:table-cell office:value-type="float" office:value="4241609276" calcext:value-type="float">
            <text:p>42416092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67</text:p>
          </table:table-cell>
          <table:table-cell office:value-type="string" calcext:value-type="string">
            <text:p>NEP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5703555188" calcext:value-type="float">
            <text:p>5703555188</text:p>
          </table:table-cell>
          <table:table-cell office:value-type="float" office:value="4241446843" calcext:value-type="float">
            <text:p>42414468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4</text:p>
          </table:table-cell>
          <table:table-cell office:value-type="string" calcext:value-type="string">
            <text:p>NIRV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5343414253" calcext:value-type="float">
            <text:p>5343414253</text:p>
          </table:table-cell>
          <table:table-cell office:value-type="float" office:value="4241707836" calcext:value-type="float">
            <text:p>42417078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32437</text:p>
          </table:table-cell>
          <table:table-cell office:value-type="string" calcext:value-type="string">
            <text:p>NAN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4241995742" calcext:value-type="float">
            <text:p>42419957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0</text:p>
          </table:table-cell>
          <table:table-cell office:value-type="string" calcext:value-type="string">
            <text:p>MAPPI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1/2016</text:p>
          </table:table-cell>
          <table:table-cell office:value-type="float" office:value="310603" calcext:value-type="float">
            <text:p>310603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6</text:p>
          </table:table-cell>
          <table:table-cell office:value-type="string" calcext:value-type="string">
            <text:p>MAMA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41</text:p>
          </table:table-cell>
          <table:table-cell office:value-type="string" calcext:value-type="string">
            <text:p>NI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1/2017</text:p>
          </table:table-cell>
          <table:table-cell office:value-type="float" office:value="7122405842" calcext:value-type="float">
            <text:p>7122405842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42</text:p>
          </table:table-cell>
          <table:table-cell office:value-type="string" calcext:value-type="string">
            <text:p>NIN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1/2017</text:p>
          </table:table-cell>
          <table:table-cell office:value-type="float" office:value="7122405842" calcext:value-type="float">
            <text:p>7122405842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02</text:p>
          </table:table-cell>
          <table:table-cell office:value-type="string" calcext:value-type="string">
            <text:p>MEN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19</text:p>
          </table:table-cell>
          <table:table-cell office:value-type="string" calcext:value-type="string">
            <text:p>MIMOSA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29</text:p>
          </table:table-cell>
          <table:table-cell office:value-type="string" calcext:value-type="string">
            <text:p>MAJO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5811614075" calcext:value-type="float">
            <text:p>5811614075</text:p>
          </table:table-cell>
          <table:table-cell office:value-type="float" office:value="6950644881" calcext:value-type="float">
            <text:p>6950644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76</text:p>
          </table:table-cell>
          <table:table-cell office:value-type="string" calcext:value-type="string">
            <text:p>NIKKY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0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4242131721" calcext:value-type="float">
            <text:p>42421317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87</text:p>
          </table:table-cell>
          <table:table-cell office:value-type="string" calcext:value-type="string">
            <text:p>MA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1/2016</text:p>
          </table:table-cell>
          <table:table-cell office:value-type="float" office:value="5455304944" calcext:value-type="float">
            <text:p>5455304944</text:p>
          </table:table-cell>
          <table:table-cell office:value-type="float" office:value="5455235927" calcext:value-type="float">
            <text:p>54552359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83</text:p>
          </table:table-cell>
          <table:table-cell office:value-type="string" calcext:value-type="string">
            <text:p>MAND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90</text:p>
          </table:table-cell>
          <table:table-cell office:value-type="string" calcext:value-type="string">
            <text:p>MARNI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7121602098" calcext:value-type="float">
            <text:p>7121602098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4</text:p>
          </table:table-cell>
          <table:table-cell office:value-type="string" calcext:value-type="string">
            <text:p>MARQUIS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79</text:p>
          </table:table-cell>
          <table:table-cell office:value-type="string" calcext:value-type="string">
            <text:p>NIT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0/2016</text:p>
          </table:table-cell>
          <table:table-cell office:value-type="float" office:value="1444349105" calcext:value-type="float">
            <text:p>1444349105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99</text:p>
          </table:table-cell>
          <table:table-cell office:value-type="string" calcext:value-type="string">
            <text:p>MORILL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float" office:value="8927793353" calcext:value-type="float">
            <text:p>8927793353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33993</text:p>
          </table:table-cell>
          <table:table-cell office:value-type="string" calcext:value-type="string">
            <text:p>NOUB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7121849142" calcext:value-type="float">
            <text:p>7121849142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0520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91</text:p>
          </table:table-cell>
          <table:table-cell office:value-type="string" calcext:value-type="string">
            <text:p>MERIN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7121849142" calcext:value-type="float">
            <text:p>7121849142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683</text:p>
          </table:table-cell>
          <table:table-cell office:value-type="string" calcext:value-type="string">
            <text:p>MODESTI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690065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923871877</text:p>
          </table:table-cell>
          <table:table-cell office:value-type="string" calcext:value-type="string">
            <text:p>NOUBA 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8/2016</text:p>
          </table:table-cell>
          <table:table-cell office:value-type="float" office:value="4522797018" calcext:value-type="float">
            <text:p>4522797018</text:p>
          </table:table-cell>
          <table:table-cell office:value-type="float" office:value="5454859834" calcext:value-type="float">
            <text:p>5454859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9076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54076545</text:p>
          </table:table-cell>
          <table:table-cell office:value-type="string" calcext:value-type="string">
            <text:p>BARB M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4/2017</text:p>
          </table:table-cell>
          <table:table-cell office:value-type="float" office:value="3529132100" calcext:value-type="float">
            <text:p>3529132100</text:p>
          </table:table-cell>
          <table:table-cell office:value-type="float" office:value="1440394200" calcext:value-type="float">
            <text:p>14403942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46</text:p>
          </table:table-cell>
          <table:table-cell office:value-type="string" calcext:value-type="string">
            <text:p>BARB MA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4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1442242274" calcext:value-type="float">
            <text:p>14422422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47</text:p>
          </table:table-cell>
          <table:table-cell office:value-type="string" calcext:value-type="string">
            <text:p>BARBMIG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4/2017</text:p>
          </table:table-cell>
          <table:table-cell office:value-type="float" office:value="71692203" calcext:value-type="float">
            <text:p>71692203</text:p>
          </table:table-cell>
          <table:table-cell office:value-type="float" office:value="1454529707" calcext:value-type="float">
            <text:p>14545297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49</text:p>
          </table:table-cell>
          <table:table-cell office:value-type="string" calcext:value-type="string">
            <text:p>BARB MI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1442242274" calcext:value-type="float">
            <text:p>14422422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50</text:p>
          </table:table-cell>
          <table:table-cell office:value-type="string" calcext:value-type="string">
            <text:p>BARBMOR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7</text:p>
          </table:table-cell>
          <table:table-cell office:value-type="float" office:value="109319190" calcext:value-type="float">
            <text:p>109319190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51</text:p>
          </table:table-cell>
          <table:table-cell office:value-type="string" calcext:value-type="string">
            <text:p>BARB M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4/2017</text:p>
          </table:table-cell>
          <table:table-cell office:value-type="float" office:value="109319190" calcext:value-type="float">
            <text:p>109319190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16</text:p>
          </table:table-cell>
          <table:table-cell office:value-type="string" calcext:value-type="string">
            <text:p>MA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3/2016</text:p>
          </table:table-cell>
          <table:table-cell office:value-type="float" office:value="6116413330" calcext:value-type="float">
            <text:p>6116413330</text:p>
          </table:table-cell>
          <table:table-cell office:value-type="float" office:value="7626169468" calcext:value-type="float">
            <text:p>76261694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18</text:p>
          </table:table-cell>
          <table:table-cell office:value-type="string" calcext:value-type="string">
            <text:p>ME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6</text:p>
          </table:table-cell>
          <table:table-cell office:value-type="float" office:value="7626169494" calcext:value-type="float">
            <text:p>7626169494</text:p>
          </table:table-cell>
          <table:table-cell office:value-type="float" office:value="7626169427" calcext:value-type="float">
            <text:p>76261694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20</text:p>
          </table:table-cell>
          <table:table-cell office:value-type="string" calcext:value-type="string">
            <text:p>MOU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4/2016</text:p>
          </table:table-cell>
          <table:table-cell office:value-type="float" office:value="8501201251" calcext:value-type="float">
            <text:p>8501201251</text:p>
          </table:table-cell>
          <table:table-cell office:value-type="float" office:value="7626169329" calcext:value-type="float">
            <text:p>76261693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21</text:p>
          </table:table-cell>
          <table:table-cell office:value-type="string" calcext:value-type="string">
            <text:p>MANA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6</text:p>
          </table:table-cell>
          <table:table-cell office:value-type="float" office:value="5500863596" calcext:value-type="float">
            <text:p>5500863596</text:p>
          </table:table-cell>
          <table:table-cell office:value-type="float" office:value="7613332106" calcext:value-type="float">
            <text:p>76133321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22</text:p>
          </table:table-cell>
          <table:table-cell office:value-type="string" calcext:value-type="string">
            <text:p>MATI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6</text:p>
          </table:table-cell>
          <table:table-cell office:value-type="float" office:value="98990196840" calcext:value-type="float">
            <text:p>98990196840</text:p>
          </table:table-cell>
          <table:table-cell office:value-type="float" office:value="7626169266" calcext:value-type="float">
            <text:p>76261692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25</text:p>
          </table:table-cell>
          <table:table-cell office:value-type="string" calcext:value-type="string">
            <text:p>METROP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4/2016</text:p>
          </table:table-cell>
          <table:table-cell office:value-type="float" office:value="61898306" calcext:value-type="float">
            <text:p>61898306</text:p>
          </table:table-cell>
          <table:table-cell office:value-type="float" office:value="7626169483" calcext:value-type="float">
            <text:p>76261694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28</text:p>
          </table:table-cell>
          <table:table-cell office:value-type="string" calcext:value-type="string">
            <text:p>MIGN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6</text:p>
          </table:table-cell>
          <table:table-cell office:value-type="float" office:value="5500863596" calcext:value-type="float">
            <text:p>5500863596</text:p>
          </table:table-cell>
          <table:table-cell office:value-type="float" office:value="7626169228" calcext:value-type="float">
            <text:p>76261692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30</text:p>
          </table:table-cell>
          <table:table-cell office:value-type="string" calcext:value-type="string">
            <text:p>MJ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4/2016</text:p>
          </table:table-cell>
          <table:table-cell office:value-type="float" office:value="108490894" calcext:value-type="float">
            <text:p>108490894</text:p>
          </table:table-cell>
          <table:table-cell office:value-type="float" office:value="7613332139" calcext:value-type="float">
            <text:p>76133321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39</text:p>
          </table:table-cell>
          <table:table-cell office:value-type="string" calcext:value-type="string">
            <text:p>MOUCH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6/2016</text:p>
          </table:table-cell>
          <table:table-cell office:value-type="float" office:value="69829746" calcext:value-type="float">
            <text:p>69829746</text:p>
          </table:table-cell>
          <table:table-cell office:value-type="float" office:value="7626169417" calcext:value-type="float">
            <text:p>76261694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44</text:p>
          </table:table-cell>
          <table:table-cell office:value-type="string" calcext:value-type="string">
            <text:p>MI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6/2016</text:p>
          </table:table-cell>
          <table:table-cell office:value-type="float" office:value="69829746" calcext:value-type="float">
            <text:p>69829746</text:p>
          </table:table-cell>
          <table:table-cell office:value-type="float" office:value="7626169430" calcext:value-type="float">
            <text:p>76261694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47</text:p>
          </table:table-cell>
          <table:table-cell office:value-type="string" calcext:value-type="string">
            <text:p>MAN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7/2016</text:p>
          </table:table-cell>
          <table:table-cell office:value-type="float" office:value="108502626" calcext:value-type="float">
            <text:p>108502626</text:p>
          </table:table-cell>
          <table:table-cell office:value-type="float" office:value="7626169333" calcext:value-type="float">
            <text:p>76261693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48</text:p>
          </table:table-cell>
          <table:table-cell office:value-type="string" calcext:value-type="string">
            <text:p>MARQU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7/2016</text:p>
          </table:table-cell>
          <table:table-cell office:value-type="float" office:value="61083609" calcext:value-type="float">
            <text:p>61083609</text:p>
          </table:table-cell>
          <table:table-cell office:value-type="float" office:value="7626169355" calcext:value-type="float">
            <text:p>76261693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52</text:p>
          </table:table-cell>
          <table:table-cell office:value-type="string" calcext:value-type="string">
            <text:p>MA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8/2016</text:p>
          </table:table-cell>
          <table:table-cell office:value-type="float" office:value="61898306" calcext:value-type="float">
            <text:p>61898306</text:p>
          </table:table-cell>
          <table:table-cell office:value-type="float" office:value="7626169363" calcext:value-type="float">
            <text:p>76261693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53</text:p>
          </table:table-cell>
          <table:table-cell office:value-type="string" calcext:value-type="string">
            <text:p>M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8/2016</text:p>
          </table:table-cell>
          <table:table-cell office:value-type="float" office:value="33990287501" calcext:value-type="float">
            <text:p>33990287501</text:p>
          </table:table-cell>
          <table:table-cell office:value-type="float" office:value="7626169368" calcext:value-type="float">
            <text:p>7626169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55</text:p>
          </table:table-cell>
          <table:table-cell office:value-type="string" calcext:value-type="string">
            <text:p>MI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8/2016</text:p>
          </table:table-cell>
          <table:table-cell office:value-type="float" office:value="137012381" calcext:value-type="float">
            <text:p>137012381</text:p>
          </table:table-cell>
          <table:table-cell office:value-type="float" office:value="7626169443" calcext:value-type="float">
            <text:p>76261694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58</text:p>
          </table:table-cell>
          <table:table-cell office:value-type="string" calcext:value-type="string">
            <text:p>MEL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6</text:p>
          </table:table-cell>
          <table:table-cell office:value-type="float" office:value="2832014080" calcext:value-type="float">
            <text:p>2832014080</text:p>
          </table:table-cell>
          <table:table-cell office:value-type="float" office:value="7627605297" calcext:value-type="float">
            <text:p>76276052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9183562</text:p>
          </table:table-cell>
          <table:table-cell office:value-type="string" calcext:value-type="string">
            <text:p>NAITI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4/2017</text:p>
          </table:table-cell>
          <table:table-cell office:value-type="float" office:value="107281711" calcext:value-type="float">
            <text:p>107281711</text:p>
          </table:table-cell>
          <table:table-cell office:value-type="float" office:value="1449183034" calcext:value-type="float">
            <text:p>14491830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477045" calcext:value-type="float">
            <text:p>144770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9183563</text:p>
          </table:table-cell>
          <table:table-cell office:value-type="string" calcext:value-type="string">
            <text:p>N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4/2017</text:p>
          </table:table-cell>
          <table:table-cell office:value-type="float" office:value="69087180" calcext:value-type="float">
            <text:p>69087180</text:p>
          </table:table-cell>
          <table:table-cell office:value-type="float" office:value="1449183325" calcext:value-type="float">
            <text:p>14491833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477045" calcext:value-type="float">
            <text:p>144770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9183564</text:p>
          </table:table-cell>
          <table:table-cell office:value-type="string" calcext:value-type="string">
            <text:p>NAGO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4/2017</text:p>
          </table:table-cell>
          <table:table-cell office:value-type="float" office:value="11696704" calcext:value-type="float">
            <text:p>11696704</text:p>
          </table:table-cell>
          <table:table-cell office:value-type="float" office:value="1449183126" calcext:value-type="float">
            <text:p>14491831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477045" calcext:value-type="float">
            <text:p>144770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15009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3/2016</text:p>
          </table:table-cell>
          <table:table-cell office:value-type="float" office:value="112012971" calcext:value-type="float">
            <text:p>112012971</text:p>
          </table:table-cell>
          <table:table-cell office:value-type="float" office:value="113025939" calcext:value-type="float">
            <text:p>1130259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15029</text:p>
          </table:table-cell>
          <table:table-cell office:value-type="string" calcext:value-type="string">
            <text:p>MENTH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8/2016</text:p>
          </table:table-cell>
          <table:table-cell office:value-type="float" office:value="8556142852" calcext:value-type="float">
            <text:p>8556142852</text:p>
          </table:table-cell>
          <table:table-cell office:value-type="float" office:value="114018201" calcext:value-type="float">
            <text:p>1140182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15039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2279421309" calcext:value-type="float">
            <text:p>2279421309</text:p>
          </table:table-cell>
          <table:table-cell office:value-type="float" office:value="111007915" calcext:value-type="float">
            <text:p>1110079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15040</text:p>
          </table:table-cell>
          <table:table-cell office:value-type="string" calcext:value-type="string">
            <text:p>MUS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0/2016</text:p>
          </table:table-cell>
          <table:table-cell office:value-type="float" office:value="2279421309" calcext:value-type="float">
            <text:p>2279421309</text:p>
          </table:table-cell>
          <table:table-cell office:value-type="float" office:value="111007934" calcext:value-type="float">
            <text:p>1110079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15041</text:p>
          </table:table-cell>
          <table:table-cell office:value-type="string" calcext:value-type="string">
            <text:p>MAR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0/2016</text:p>
          </table:table-cell>
          <table:table-cell office:value-type="float" office:value="727942400167" calcext:value-type="float">
            <text:p>727942400167</text:p>
          </table:table-cell>
          <table:table-cell office:value-type="float" office:value="112016779" calcext:value-type="float">
            <text:p>1120167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09935</text:p>
          </table:table-cell>
          <table:table-cell office:value-type="string" calcext:value-type="string">
            <text:p>MA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2/2016</text:p>
          </table:table-cell>
          <table:table-cell office:value-type="float" office:value="8552312181" calcext:value-type="float">
            <text:p>8552312181</text:p>
          </table:table-cell>
          <table:table-cell office:value-type="float" office:value="115013179" calcext:value-type="float">
            <text:p>1150131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09938</text:p>
          </table:table-cell>
          <table:table-cell office:value-type="string" calcext:value-type="string">
            <text:p>NUIS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1/2017</text:p>
          </table:table-cell>
          <table:table-cell office:value-type="float" office:value="727942400167" calcext:value-type="float">
            <text:p>727942400167</text:p>
          </table:table-cell>
          <table:table-cell office:value-type="float" office:value="115013183" calcext:value-type="float">
            <text:p>1150131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09941</text:p>
          </table:table-cell>
          <table:table-cell office:value-type="string" calcext:value-type="string">
            <text:p>NATIVIT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1/2017</text:p>
          </table:table-cell>
          <table:table-cell office:value-type="float" office:value="4242054098" calcext:value-type="float">
            <text:p>4242054098</text:p>
          </table:table-cell>
          <table:table-cell office:value-type="float" office:value="112016794" calcext:value-type="float">
            <text:p>1120167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37042121</text:p>
          </table:table-cell>
          <table:table-cell office:value-type="string" calcext:value-type="string">
            <text:p>NIK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4/2017</text:p>
          </table:table-cell>
          <table:table-cell office:value-type="float" office:value="107559777" calcext:value-type="float">
            <text:p>107559777</text:p>
          </table:table-cell>
          <table:table-cell office:value-type="float" office:value="1723969380" calcext:value-type="float">
            <text:p>17239693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9183517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6</text:p>
          </table:table-cell>
          <table:table-cell office:value-type="float" office:value="55618778" calcext:value-type="float">
            <text:p>55618778</text:p>
          </table:table-cell>
          <table:table-cell office:value-type="float" office:value="1449183238" calcext:value-type="float">
            <text:p>14491832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05586036</text:p>
          </table:table-cell>
          <table:table-cell office:value-type="string" calcext:value-type="string">
            <text:p>MACUMB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9/2016</text:p>
          </table:table-cell>
          <table:table-cell table:number-columns-repeated="2" office:value-type="float" office:value="3012503542" calcext:value-type="float">
            <text:p>30125035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603664748</text:p>
          </table:table-cell>
          <table:table-cell office:value-type="string" calcext:value-type="string">
            <text:p>MACUMB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table:number-columns-repeated="2" office:value-type="float" office:value="3012503542" calcext:value-type="float">
            <text:p>30125035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043412604</text:p>
          </table:table-cell>
          <table:table-cell office:value-type="string" calcext:value-type="string">
            <text:p>MAX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3012503542" calcext:value-type="float">
            <text:p>30125035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534543378</text:p>
          </table:table-cell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1/2016</text:p>
          </table:table-cell>
          <table:table-cell office:value-type="float" office:value="5013950388" calcext:value-type="float">
            <text:p>5013950388</text:p>
          </table:table-cell>
          <table:table-cell office:value-type="float" office:value="8534543261" calcext:value-type="float">
            <text:p>85345432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8534543408</text:p>
          </table:table-cell>
          <table:table-cell office:value-type="string" calcext:value-type="string">
            <text:p>NAD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4/2017</text:p>
          </table:table-cell>
          <table:table-cell office:value-type="float" office:value="8502219176" calcext:value-type="float">
            <text:p>8502219176</text:p>
          </table:table-cell>
          <table:table-cell office:value-type="float" office:value="8534543270" calcext:value-type="float">
            <text:p>85345432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2833165328</text:p>
          </table:table-cell>
          <table:table-cell office:value-type="string" calcext:value-type="string">
            <text:p>NO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05/2017</text:p>
          </table:table-cell>
          <table:table-cell office:value-type="float" office:value="3013475226" calcext:value-type="float">
            <text:p>3013475226</text:p>
          </table:table-cell>
          <table:table-cell office:value-type="float" office:value="2833165052" calcext:value-type="float">
            <text:p>28331650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754631284</text:p>
          </table:table-cell>
          <table:table-cell office:value-type="string" calcext:value-type="string">
            <text:p>NALEJ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2/2017</text:p>
          </table:table-cell>
          <table:table-cell office:value-type="float" office:value="5344032033" calcext:value-type="float">
            <text:p>5344032033</text:p>
          </table:table-cell>
          <table:table-cell office:value-type="float" office:value="8754630923" calcext:value-type="float">
            <text:p>87546309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1209023032</text:p>
          </table:table-cell>
          <table:table-cell office:value-type="string" calcext:value-type="string">
            <text:p>ER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1/2009</text:p>
          </table:table-cell>
          <table:table-cell table:number-columns-repeated="2" office:value-type="float" office:value="3012503542" calcext:value-type="float">
            <text:p>30125035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375055" calcext:value-type="float">
            <text:p>1375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247021686</text:p>
          </table:table-cell>
          <table:table-cell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0/2016</text:p>
          </table:table-cell>
          <table:table-cell office:value-type="float" office:value="4939698834" calcext:value-type="float">
            <text:p>4939698834</text:p>
          </table:table-cell>
          <table:table-cell office:value-type="float" office:value="7247021128" calcext:value-type="float">
            <text:p>72470211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88</text:p>
          </table:table-cell>
          <table:table-cell office:value-type="string" calcext:value-type="string">
            <text:p>MANDA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1/2016</text:p>
          </table:table-cell>
          <table:table-cell office:value-type="float" office:value="5030100108" calcext:value-type="float">
            <text:p>5030100108</text:p>
          </table:table-cell>
          <table:table-cell office:value-type="float" office:value="7247021302" calcext:value-type="float">
            <text:p>72470213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93</text:p>
          </table:table-cell>
          <table:table-cell office:value-type="string" calcext:value-type="string">
            <text:p>MU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5030100108" calcext:value-type="float">
            <text:p>5030100108</text:p>
          </table:table-cell>
          <table:table-cell office:value-type="float" office:value="7247021153" calcext:value-type="float">
            <text:p>72470211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122336401</text:p>
          </table:table-cell>
          <table:table-cell office:value-type="string" calcext:value-type="string">
            <text:p>NIK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12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7121830930" calcext:value-type="float">
            <text:p>7121830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070196899</text:p>
          </table:table-cell>
          <table:table-cell office:value-type="string" calcext:value-type="string">
            <text:p>NUCKY-L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3/2017</text:p>
          </table:table-cell>
          <table:table-cell office:value-type="float" office:value="115013142" calcext:value-type="float">
            <text:p>115013142</text:p>
          </table:table-cell>
          <table:table-cell office:value-type="float" office:value="8070196610" calcext:value-type="float">
            <text:p>80701966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937067696</text:p>
          </table:table-cell>
          <table:table-cell office:value-type="string" calcext:value-type="string">
            <text:p>NIC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05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8937065358" calcext:value-type="float">
            <text:p>89370653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937067697</text:p>
          </table:table-cell>
          <table:table-cell office:value-type="string" calcext:value-type="string">
            <text:p>NE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5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8937065356" calcext:value-type="float">
            <text:p>89370653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67753190</text:p>
          </table:table-cell>
          <table:table-cell office:value-type="string" calcext:value-type="string">
            <text:p>GERD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5/2017</text:p>
          </table:table-cell>
          <table:table-cell table:number-columns-repeated="2" office:value-type="float" office:value="3129016041" calcext:value-type="float">
            <text:p>3129016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945116122</text:p>
          </table:table-cell>
          <table:table-cell office:value-type="string" calcext:value-type="string">
            <text:p>GERD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9/2016</text:p>
          </table:table-cell>
          <table:table-cell table:number-columns-repeated="2" office:value-type="float" office:value="3129016041" calcext:value-type="float">
            <text:p>3129016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024495207</text:p>
          </table:table-cell>
          <table:table-cell office:value-type="string" calcext:value-type="string">
            <text:p>GERD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12/2014</text:p>
          </table:table-cell>
          <table:table-cell table:number-columns-repeated="2" office:value-type="float" office:value="3129016041" calcext:value-type="float">
            <text:p>3129016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812716517</text:p>
          </table:table-cell>
          <table:table-cell office:value-type="string" calcext:value-type="string">
            <text:p>GERD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10/2015</text:p>
          </table:table-cell>
          <table:table-cell table:number-columns-repeated="2" office:value-type="float" office:value="3129016041" calcext:value-type="float">
            <text:p>3129016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945115112</text:p>
          </table:table-cell>
          <table:table-cell office:value-type="string" calcext:value-type="string">
            <text:p>GERD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9/2015</text:p>
          </table:table-cell>
          <table:table-cell table:number-columns-repeated="2" office:value-type="float" office:value="3129016041" calcext:value-type="float">
            <text:p>3129016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067753591</text:p>
          </table:table-cell>
          <table:table-cell office:value-type="string" calcext:value-type="string">
            <text:p>MALTED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2/2016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8067753190" calcext:value-type="float">
            <text:p>80677531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526188822</text:p>
          </table:table-cell>
          <table:table-cell office:value-type="string" calcext:value-type="string">
            <text:p>NO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5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2526188686" calcext:value-type="float">
            <text:p>25261886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14057880</text:p>
          </table:table-cell>
          <table:table-cell office:value-type="string" calcext:value-type="string">
            <text:p>M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3/2017</text:p>
          </table:table-cell>
          <table:table-cell office:value-type="float" office:value="2547072390" calcext:value-type="float">
            <text:p>2547072390</text:p>
          </table:table-cell>
          <table:table-cell office:value-type="float" office:value="3917407907" calcext:value-type="float">
            <text:p>39174079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3581877</text:p>
          </table:table-cell>
          <table:table-cell office:value-type="string" calcext:value-type="string">
            <text:p>LIA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2/2015</text:p>
          </table:table-cell>
          <table:table-cell office:value-type="float" office:value="3917142351" calcext:value-type="float">
            <text:p>3917142351</text:p>
          </table:table-cell>
          <table:table-cell office:value-type="float" office:value="3923581319" calcext:value-type="float">
            <text:p>39235813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47</text:p>
          </table:table-cell>
          <table:table-cell office:value-type="string" calcext:value-type="string">
            <text:p>LANGOU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5/2015</text:p>
          </table:table-cell>
          <table:table-cell office:value-type="float" office:value="6352591670" calcext:value-type="float">
            <text:p>6352591670</text:p>
          </table:table-cell>
          <table:table-cell office:value-type="float" office:value="3935031095" calcext:value-type="float">
            <text:p>39350310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61</text:p>
          </table:table-cell>
          <table:table-cell office:value-type="string" calcext:value-type="string">
            <text:p>LO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819" calcext:value-type="float">
            <text:p>39350318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62</text:p>
          </table:table-cell>
          <table:table-cell office:value-type="string" calcext:value-type="string">
            <text:p>LOUPI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789" calcext:value-type="float">
            <text:p>393503178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63</text:p>
          </table:table-cell>
          <table:table-cell office:value-type="string" calcext:value-type="string">
            <text:p>LOMBAR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5</text:p>
          </table:table-cell>
          <table:table-cell office:value-type="float" office:value="6352591670" calcext:value-type="float">
            <text:p>6352591670</text:p>
          </table:table-cell>
          <table:table-cell office:value-type="float" office:value="3935031278" calcext:value-type="float">
            <text:p>39350312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68</text:p>
          </table:table-cell>
          <table:table-cell office:value-type="string" calcext:value-type="string">
            <text:p>LAR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9/2015</text:p>
          </table:table-cell>
          <table:table-cell office:value-type="float" office:value="7401949274" calcext:value-type="float">
            <text:p>7401949274</text:p>
          </table:table-cell>
          <table:table-cell office:value-type="float" office:value="3935031406" calcext:value-type="float">
            <text:p>39350314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70</text:p>
          </table:table-cell>
          <table:table-cell office:value-type="string" calcext:value-type="string">
            <text:p>LU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9/2015</text:p>
          </table:table-cell>
          <table:table-cell office:value-type="float" office:value="2520631481" calcext:value-type="float">
            <text:p>2520631481</text:p>
          </table:table-cell>
          <table:table-cell office:value-type="float" office:value="3935031775" calcext:value-type="float">
            <text:p>39350317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73</text:p>
          </table:table-cell>
          <table:table-cell office:value-type="string" calcext:value-type="string">
            <text:p>LUZE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9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824" calcext:value-type="float">
            <text:p>39350318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74</text:p>
          </table:table-cell>
          <table:table-cell office:value-type="string" calcext:value-type="string">
            <text:p>LOR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9/2015</text:p>
          </table:table-cell>
          <table:table-cell office:value-type="float" office:value="3930020246" calcext:value-type="float">
            <text:p>3930020246</text:p>
          </table:table-cell>
          <table:table-cell office:value-type="float" office:value="3935031673" calcext:value-type="float">
            <text:p>39350316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75</text:p>
          </table:table-cell>
          <table:table-cell office:value-type="string" calcext:value-type="string">
            <text:p>LUIS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5</text:p>
          </table:table-cell>
          <table:table-cell office:value-type="float" office:value="3917142092" calcext:value-type="float">
            <text:p>3917142092</text:p>
          </table:table-cell>
          <table:table-cell office:value-type="float" office:value="3935031457" calcext:value-type="float">
            <text:p>39350314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77</text:p>
          </table:table-cell>
          <table:table-cell office:value-type="string" calcext:value-type="string">
            <text:p>LIM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9/2015</text:p>
          </table:table-cell>
          <table:table-cell office:value-type="float" office:value="3935031820" calcext:value-type="float">
            <text:p>3935031820</text:p>
          </table:table-cell>
          <table:table-cell office:value-type="float" office:value="3935031805" calcext:value-type="float">
            <text:p>39350318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82</text:p>
          </table:table-cell>
          <table:table-cell office:value-type="string" calcext:value-type="string">
            <text:p>L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9/2015</text:p>
          </table:table-cell>
          <table:table-cell office:value-type="float" office:value="3935031820" calcext:value-type="float">
            <text:p>3935031820</text:p>
          </table:table-cell>
          <table:table-cell office:value-type="float" office:value="3935031828" calcext:value-type="float">
            <text:p>39350318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83</text:p>
          </table:table-cell>
          <table:table-cell office:value-type="string" calcext:value-type="string">
            <text:p>LIB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9/2015</text:p>
          </table:table-cell>
          <table:table-cell office:value-type="float" office:value="3914041340" calcext:value-type="float">
            <text:p>3914041340</text:p>
          </table:table-cell>
          <table:table-cell office:value-type="float" office:value="3935031626" calcext:value-type="float">
            <text:p>39350316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84</text:p>
          </table:table-cell>
          <table:table-cell office:value-type="string" calcext:value-type="string">
            <text:p>LOPA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0/2015</text:p>
          </table:table-cell>
          <table:table-cell office:value-type="float" office:value="3923510567" calcext:value-type="float">
            <text:p>3923510567</text:p>
          </table:table-cell>
          <table:table-cell office:value-type="float" office:value="3935031715" calcext:value-type="float">
            <text:p>39350317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85</text:p>
          </table:table-cell>
          <table:table-cell office:value-type="string" calcext:value-type="string">
            <text:p>LAG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0/2015</text:p>
          </table:table-cell>
          <table:table-cell office:value-type="float" office:value="3935031820" calcext:value-type="float">
            <text:p>3935031820</text:p>
          </table:table-cell>
          <table:table-cell office:value-type="float" office:value="3935031798" calcext:value-type="float">
            <text:p>39350317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88</text:p>
          </table:table-cell>
          <table:table-cell office:value-type="string" calcext:value-type="string">
            <text:p>LEGE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0/2015</text:p>
          </table:table-cell>
          <table:table-cell office:value-type="float" office:value="3914057324" calcext:value-type="float">
            <text:p>3914057324</text:p>
          </table:table-cell>
          <table:table-cell office:value-type="float" office:value="3935031687" calcext:value-type="float">
            <text:p>39350316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90</text:p>
          </table:table-cell>
          <table:table-cell office:value-type="string" calcext:value-type="string">
            <text:p>LUMI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5</text:p>
          </table:table-cell>
          <table:table-cell office:value-type="float" office:value="3917142351" calcext:value-type="float">
            <text:p>3917142351</text:p>
          </table:table-cell>
          <table:table-cell office:value-type="float" office:value="3935031312" calcext:value-type="float">
            <text:p>39350313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93</text:p>
          </table:table-cell>
          <table:table-cell office:value-type="string" calcext:value-type="string">
            <text:p>LEV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0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844" calcext:value-type="float">
            <text:p>39350318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96</text:p>
          </table:table-cell>
          <table:table-cell office:value-type="string" calcext:value-type="string">
            <text:p>LAVA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0/2015</text:p>
          </table:table-cell>
          <table:table-cell office:value-type="float" office:value="3914057324" calcext:value-type="float">
            <text:p>3914057324</text:p>
          </table:table-cell>
          <table:table-cell office:value-type="float" office:value="3935031756" calcext:value-type="float">
            <text:p>39350317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98</text:p>
          </table:table-cell>
          <table:table-cell office:value-type="string" calcext:value-type="string">
            <text:p>LITURG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1/2015</text:p>
          </table:table-cell>
          <table:table-cell office:value-type="float" office:value="3935031820" calcext:value-type="float">
            <text:p>3935031820</text:p>
          </table:table-cell>
          <table:table-cell office:value-type="float" office:value="3935031795" calcext:value-type="float">
            <text:p>39350317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099</text:p>
          </table:table-cell>
          <table:table-cell office:value-type="string" calcext:value-type="string">
            <text:p>LU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1/2015</text:p>
          </table:table-cell>
          <table:table-cell office:value-type="float" office:value="3923510259" calcext:value-type="float">
            <text:p>3923510259</text:p>
          </table:table-cell>
          <table:table-cell office:value-type="float" office:value="3935031834" calcext:value-type="float">
            <text:p>39350318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01</text:p>
          </table:table-cell>
          <table:table-cell office:value-type="string" calcext:value-type="string">
            <text:p>LIBER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1/2015</text:p>
          </table:table-cell>
          <table:table-cell office:value-type="float" office:value="3932836119" calcext:value-type="float">
            <text:p>3932836119</text:p>
          </table:table-cell>
          <table:table-cell office:value-type="float" office:value="3935031843" calcext:value-type="float">
            <text:p>39350318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02</text:p>
          </table:table-cell>
          <table:table-cell office:value-type="string" calcext:value-type="string">
            <text:p>LA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1/2015</text:p>
          </table:table-cell>
          <table:table-cell office:value-type="float" office:value="3914057392" calcext:value-type="float">
            <text:p>3914057392</text:p>
          </table:table-cell>
          <table:table-cell office:value-type="float" office:value="3935031299" calcext:value-type="float">
            <text:p>39350312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06</text:p>
          </table:table-cell>
          <table:table-cell office:value-type="string" calcext:value-type="string">
            <text:p>LABE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1/2015</text:p>
          </table:table-cell>
          <table:table-cell office:value-type="float" office:value="3923510567" calcext:value-type="float">
            <text:p>3923510567</text:p>
          </table:table-cell>
          <table:table-cell office:value-type="float" office:value="3935031060" calcext:value-type="float">
            <text:p>39350310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0</text:p>
          </table:table-cell>
          <table:table-cell office:value-type="string" calcext:value-type="string">
            <text:p>LOU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1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811" calcext:value-type="float">
            <text:p>39350318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1</text:p>
          </table:table-cell>
          <table:table-cell office:value-type="string" calcext:value-type="string">
            <text:p>LIQU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5</text:p>
          </table:table-cell>
          <table:table-cell office:value-type="float" office:value="3923510567" calcext:value-type="float">
            <text:p>3923510567</text:p>
          </table:table-cell>
          <table:table-cell office:value-type="float" office:value="3935031564" calcext:value-type="float">
            <text:p>39350315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3</text:p>
          </table:table-cell>
          <table:table-cell office:value-type="string" calcext:value-type="string">
            <text:p>LUMIN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5</text:p>
          </table:table-cell>
          <table:table-cell office:value-type="float" office:value="2527395066" calcext:value-type="float">
            <text:p>2527395066</text:p>
          </table:table-cell>
          <table:table-cell office:value-type="float" office:value="3935031641" calcext:value-type="float">
            <text:p>39350316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5</text:p>
          </table:table-cell>
          <table:table-cell office:value-type="string" calcext:value-type="string">
            <text:p>LOZ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2/2015</text:p>
          </table:table-cell>
          <table:table-cell office:value-type="float" office:value="3932835728" calcext:value-type="float">
            <text:p>3932835728</text:p>
          </table:table-cell>
          <table:table-cell office:value-type="float" office:value="3935031465" calcext:value-type="float">
            <text:p>39350314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6</text:p>
          </table:table-cell>
          <table:table-cell office:value-type="string" calcext:value-type="string">
            <text:p>LINE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5</text:p>
          </table:table-cell>
          <table:table-cell office:value-type="float" office:value="3932836119" calcext:value-type="float">
            <text:p>3932836119</text:p>
          </table:table-cell>
          <table:table-cell office:value-type="float" office:value="3935031861" calcext:value-type="float">
            <text:p>39350318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7</text:p>
          </table:table-cell>
          <table:table-cell office:value-type="string" calcext:value-type="string">
            <text:p>LASA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2/2015</text:p>
          </table:table-cell>
          <table:table-cell office:value-type="float" office:value="3914041340" calcext:value-type="float">
            <text:p>3914041340</text:p>
          </table:table-cell>
          <table:table-cell office:value-type="float" office:value="3935031456" calcext:value-type="float">
            <text:p>3935031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8</text:p>
          </table:table-cell>
          <table:table-cell office:value-type="string" calcext:value-type="string">
            <text:p>LAM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2/2015</text:p>
          </table:table-cell>
          <table:table-cell office:value-type="float" office:value="3914041340" calcext:value-type="float">
            <text:p>3914041340</text:p>
          </table:table-cell>
          <table:table-cell office:value-type="float" office:value="3935031764" calcext:value-type="float">
            <text:p>39350317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19</text:p>
          </table:table-cell>
          <table:table-cell office:value-type="string" calcext:value-type="string">
            <text:p>LID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2/2015</text:p>
          </table:table-cell>
          <table:table-cell office:value-type="float" office:value="2549643121" calcext:value-type="float">
            <text:p>2549643121</text:p>
          </table:table-cell>
          <table:table-cell office:value-type="float" office:value="3935031849" calcext:value-type="float">
            <text:p>39350318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0</text:p>
          </table:table-cell>
          <table:table-cell office:value-type="string" calcext:value-type="string">
            <text:p>LET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2/2015</text:p>
          </table:table-cell>
          <table:table-cell office:value-type="float" office:value="3935031256" calcext:value-type="float">
            <text:p>3935031256</text:p>
          </table:table-cell>
          <table:table-cell office:value-type="float" office:value="3935031850" calcext:value-type="float">
            <text:p>39350318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1</text:p>
          </table:table-cell>
          <table:table-cell office:value-type="string" calcext:value-type="string">
            <text:p>LANTE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2/2015</text:p>
          </table:table-cell>
          <table:table-cell office:value-type="float" office:value="3932836119" calcext:value-type="float">
            <text:p>3932836119</text:p>
          </table:table-cell>
          <table:table-cell office:value-type="float" office:value="3935031890" calcext:value-type="float">
            <text:p>39350318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2</text:p>
          </table:table-cell>
          <table:table-cell office:value-type="string" calcext:value-type="string">
            <text:p>LAND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2/2015</text:p>
          </table:table-cell>
          <table:table-cell office:value-type="float" office:value="3917142419" calcext:value-type="float">
            <text:p>3917142419</text:p>
          </table:table-cell>
          <table:table-cell office:value-type="float" office:value="3935031559" calcext:value-type="float">
            <text:p>39350315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5</text:p>
          </table:table-cell>
          <table:table-cell office:value-type="string" calcext:value-type="string">
            <text:p>LADY GA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float" office:value="3914057392" calcext:value-type="float">
            <text:p>3914057392</text:p>
          </table:table-cell>
          <table:table-cell office:value-type="float" office:value="3935031778" calcext:value-type="float">
            <text:p>39350317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6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float" office:value="3902838761" calcext:value-type="float">
            <text:p>3902838761</text:p>
          </table:table-cell>
          <table:table-cell office:value-type="float" office:value="3935031532" calcext:value-type="float">
            <text:p>39350315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032127</text:p>
          </table:table-cell>
          <table:table-cell office:value-type="string" calcext:value-type="string">
            <text:p>LOUSI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2/2015</text:p>
          </table:table-cell>
          <table:table-cell office:value-type="float" office:value="7026797434" calcext:value-type="float">
            <text:p>7026797434</text:p>
          </table:table-cell>
          <table:table-cell office:value-type="float" office:value="3935031676" calcext:value-type="float">
            <text:p>39350316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9518003" calcext:value-type="float">
            <text:p>39518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7120407376</text:p>
          </table:table-cell>
          <table:table-cell office:value-type="string" calcext:value-type="string">
            <text:p>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2/2017</text:p>
          </table:table-cell>
          <table:table-cell office:value-type="float" office:value="3554773051" calcext:value-type="float">
            <text:p>3554773051</text:p>
          </table:table-cell>
          <table:table-cell office:value-type="float" office:value="7120153005" calcext:value-type="float">
            <text:p>71201530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598</text:p>
          </table:table-cell>
          <table:table-cell office:value-type="string" calcext:value-type="string">
            <text:p>MA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8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7120143995" calcext:value-type="float">
            <text:p>71201439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599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7120143999" calcext:value-type="float">
            <text:p>71201439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4613238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table:number-columns-repeated="2" office:value-type="float" office:value="7261003904" calcext:value-type="float">
            <text:p>72610039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044298257</text:p>
          </table:table-cell>
          <table:table-cell office:value-type="string" calcext:value-type="string">
            <text:p>MYRT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9/2015</text:p>
          </table:table-cell>
          <table:table-cell table:number-columns-repeated="2" office:value-type="float" office:value="7261003904" calcext:value-type="float">
            <text:p>72610039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562704879</text:p>
          </table:table-cell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58591942" calcext:value-type="float">
            <text:p>58591942</text:p>
          </table:table-cell>
          <table:table-cell office:value-type="float" office:value="8562704517" calcext:value-type="float">
            <text:p>85627045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897</text:p>
          </table:table-cell>
          <table:table-cell office:value-type="string" calcext:value-type="string">
            <text:p>ME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1/2016</text:p>
          </table:table-cell>
          <table:table-cell office:value-type="float" office:value="3010660326" calcext:value-type="float">
            <text:p>3010660326</text:p>
          </table:table-cell>
          <table:table-cell office:value-type="float" office:value="8562704436" calcext:value-type="float">
            <text:p>85627044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899</text:p>
          </table:table-cell>
          <table:table-cell office:value-type="string" calcext:value-type="string">
            <text:p>MERCE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5632667935" calcext:value-type="float">
            <text:p>5632667935</text:p>
          </table:table-cell>
          <table:table-cell office:value-type="float" office:value="8562704667" calcext:value-type="float">
            <text:p>85627046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0</text:p>
          </table:table-cell>
          <table:table-cell office:value-type="string" calcext:value-type="string">
            <text:p>MEN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1/2016</text:p>
          </table:table-cell>
          <table:table-cell office:value-type="float" office:value="69502423" calcext:value-type="float">
            <text:p>69502423</text:p>
          </table:table-cell>
          <table:table-cell office:value-type="float" office:value="8562704552" calcext:value-type="float">
            <text:p>85627045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2</text:p>
          </table:table-cell>
          <table:table-cell office:value-type="string" calcext:value-type="string">
            <text:p>M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6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8562704528" calcext:value-type="float">
            <text:p>85627045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3</text:p>
          </table:table-cell>
          <table:table-cell office:value-type="string" calcext:value-type="string">
            <text:p>MED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2/2016</text:p>
          </table:table-cell>
          <table:table-cell office:value-type="float" office:value="8550489302" calcext:value-type="float">
            <text:p>8550489302</text:p>
          </table:table-cell>
          <table:table-cell office:value-type="float" office:value="8562704663" calcext:value-type="float">
            <text:p>85627046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4</text:p>
          </table:table-cell>
          <table:table-cell office:value-type="string" calcext:value-type="string">
            <text:p>MOB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2/2016</text:p>
          </table:table-cell>
          <table:table-cell office:value-type="float" office:value="8956379" calcext:value-type="float">
            <text:p>8956379</text:p>
          </table:table-cell>
          <table:table-cell office:value-type="float" office:value="8562704635" calcext:value-type="float">
            <text:p>85627046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6</text:p>
          </table:table-cell>
          <table:table-cell office:value-type="string" calcext:value-type="string">
            <text:p>MI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8562704630" calcext:value-type="float">
            <text:p>85627046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07</text:p>
          </table:table-cell>
          <table:table-cell office:value-type="string" calcext:value-type="string">
            <text:p>MARINE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11761788" calcext:value-type="float">
            <text:p>11761788</text:p>
          </table:table-cell>
          <table:table-cell office:value-type="float" office:value="8562704650" calcext:value-type="float">
            <text:p>85627046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0</text:p>
          </table:table-cell>
          <table:table-cell office:value-type="string" calcext:value-type="string">
            <text:p>NEP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1/2017</text:p>
          </table:table-cell>
          <table:table-cell office:value-type="float" office:value="7261003835" calcext:value-type="float">
            <text:p>7261003835</text:p>
          </table:table-cell>
          <table:table-cell office:value-type="float" office:value="8562704226" calcext:value-type="float">
            <text:p>85627042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1</text:p>
          </table:table-cell>
          <table:table-cell office:value-type="string" calcext:value-type="string">
            <text:p>NOUN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1/2017</text:p>
          </table:table-cell>
          <table:table-cell office:value-type="float" office:value="660019" calcext:value-type="float">
            <text:p>660019</text:p>
          </table:table-cell>
          <table:table-cell office:value-type="float" office:value="8562704672" calcext:value-type="float">
            <text:p>85627046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2</text:p>
          </table:table-cell>
          <table:table-cell office:value-type="string" calcext:value-type="string">
            <text:p>N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1/2017</text:p>
          </table:table-cell>
          <table:table-cell office:value-type="float" office:value="920962055" calcext:value-type="float">
            <text:p>920962055</text:p>
          </table:table-cell>
          <table:table-cell office:value-type="float" office:value="8562704464" calcext:value-type="float">
            <text:p>85627044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3</text:p>
          </table:table-cell>
          <table:table-cell office:value-type="string" calcext:value-type="string">
            <text:p>NORD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1/2017</text:p>
          </table:table-cell>
          <table:table-cell office:value-type="float" office:value="5632667935" calcext:value-type="float">
            <text:p>5632667935</text:p>
          </table:table-cell>
          <table:table-cell office:value-type="float" office:value="8562704675" calcext:value-type="float">
            <text:p>85627046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4</text:p>
          </table:table-cell>
          <table:table-cell office:value-type="string" calcext:value-type="string">
            <text:p>NAG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1/2017</text:p>
          </table:table-cell>
          <table:table-cell office:value-type="float" office:value="7261003950" calcext:value-type="float">
            <text:p>7261003950</text:p>
          </table:table-cell>
          <table:table-cell office:value-type="float" office:value="8562704415" calcext:value-type="float">
            <text:p>85627044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5</text:p>
          </table:table-cell>
          <table:table-cell office:value-type="string" calcext:value-type="string">
            <text:p>NA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1/2017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8562704558" calcext:value-type="float">
            <text:p>85627045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6</text:p>
          </table:table-cell>
          <table:table-cell office:value-type="string" calcext:value-type="string">
            <text:p>NEBUL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1/2017</text:p>
          </table:table-cell>
          <table:table-cell office:value-type="float" office:value="7261003950" calcext:value-type="float">
            <text:p>7261003950</text:p>
          </table:table-cell>
          <table:table-cell office:value-type="float" office:value="8562704415" calcext:value-type="float">
            <text:p>85627044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7</text:p>
          </table:table-cell>
          <table:table-cell office:value-type="string" calcext:value-type="string">
            <text:p>N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1/2017</text:p>
          </table:table-cell>
          <table:table-cell office:value-type="float" office:value="727942400167" calcext:value-type="float">
            <text:p>727942400167</text:p>
          </table:table-cell>
          <table:table-cell office:value-type="float" office:value="8562704665" calcext:value-type="float">
            <text:p>85627046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18</text:p>
          </table:table-cell>
          <table:table-cell office:value-type="string" calcext:value-type="string">
            <text:p>NERV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1/2017</text:p>
          </table:table-cell>
          <table:table-cell office:value-type="float" office:value="7261003950" calcext:value-type="float">
            <text:p>7261003950</text:p>
          </table:table-cell>
          <table:table-cell office:value-type="float" office:value="8562704415" calcext:value-type="float">
            <text:p>85627044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37</text:p>
          </table:table-cell>
          <table:table-cell office:value-type="string" calcext:value-type="string">
            <text:p>NEG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014558977" calcext:value-type="float">
            <text:p>3014558977</text:p>
          </table:table-cell>
          <table:table-cell office:value-type="float" office:value="6111836548" calcext:value-type="float">
            <text:p>61118365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62704938</text:p>
          </table:table-cell>
          <table:table-cell office:value-type="string" calcext:value-type="string">
            <text:p>NOUCH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355203396" calcext:value-type="float">
            <text:p>3552033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251039" calcext:value-type="float">
            <text:p>852510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2</text:p>
          </table:table-cell>
          <table:table-cell office:value-type="string" calcext:value-type="string">
            <text:p>NOUBA E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928823219" calcext:value-type="float">
            <text:p>29288232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3</text:p>
          </table:table-cell>
          <table:table-cell office:value-type="string" calcext:value-type="string">
            <text:p>NIMES E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3123885976" calcext:value-type="float">
            <text:p>3123885976</text:p>
          </table:table-cell>
          <table:table-cell office:value-type="float" office:value="2928823227" calcext:value-type="float">
            <text:p>29288232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4</text:p>
          </table:table-cell>
          <table:table-cell office:value-type="string" calcext:value-type="string">
            <text:p>NORIA E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928823219" calcext:value-type="float">
            <text:p>29288232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5</text:p>
          </table:table-cell>
          <table:table-cell office:value-type="string" calcext:value-type="string">
            <text:p>NOX P E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5/2017</text:p>
          </table:table-cell>
          <table:table-cell office:value-type="float" office:value="3129016050" calcext:value-type="float">
            <text:p>3129016050</text:p>
          </table:table-cell>
          <table:table-cell office:value-type="float" office:value="2928823210" calcext:value-type="float">
            <text:p>29288232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6</text:p>
          </table:table-cell>
          <table:table-cell office:value-type="string" calcext:value-type="string">
            <text:p>NATIVE E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928823219" calcext:value-type="float">
            <text:p>29288232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7</text:p>
          </table:table-cell>
          <table:table-cell office:value-type="string" calcext:value-type="string">
            <text:p>NUANCE E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928823219" calcext:value-type="float">
            <text:p>29288232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8823438</text:p>
          </table:table-cell>
          <table:table-cell office:value-type="string" calcext:value-type="string">
            <text:p>NAVAL E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5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928823219" calcext:value-type="float">
            <text:p>29288232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128016" calcext:value-type="float">
            <text:p>29128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3244</text:p>
          </table:table-cell>
          <table:table-cell office:value-type="string" calcext:value-type="string">
            <text:p>NOIRO L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3129037603" calcext:value-type="float">
            <text:p>3129037603</text:p>
          </table:table-cell>
          <table:table-cell office:value-type="float" office:value="8538926529" calcext:value-type="float">
            <text:p>85389265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6648</text:p>
          </table:table-cell>
          <table:table-cell office:value-type="string" calcext:value-type="string">
            <text:p>LVN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4/2017</text:p>
          </table:table-cell>
          <table:table-cell office:value-type="float" office:value="3131083927" calcext:value-type="float">
            <text:p>3131083927</text:p>
          </table:table-cell>
          <table:table-cell office:value-type="float" office:value="8538926544" calcext:value-type="float">
            <text:p>85389265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6649</text:p>
          </table:table-cell>
          <table:table-cell office:value-type="string" calcext:value-type="string">
            <text:p>LVNA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7</text:p>
          </table:table-cell>
          <table:table-cell office:value-type="float" office:value="3131083927" calcext:value-type="float">
            <text:p>3131083927</text:p>
          </table:table-cell>
          <table:table-cell office:value-type="float" office:value="8538926544" calcext:value-type="float">
            <text:p>85389265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6650</text:p>
          </table:table-cell>
          <table:table-cell office:value-type="string" calcext:value-type="string">
            <text:p>LVNO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7</text:p>
          </table:table-cell>
          <table:table-cell office:value-type="float" office:value="3131083927" calcext:value-type="float">
            <text:p>3131083927</text:p>
          </table:table-cell>
          <table:table-cell office:value-type="float" office:value="8538926544" calcext:value-type="float">
            <text:p>85389265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361496920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10/2015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4241775004" calcext:value-type="float">
            <text:p>42417750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3248061" calcext:value-type="float">
            <text:p>632480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03</text:p>
          </table:table-cell>
          <table:table-cell office:value-type="string" calcext:value-type="string">
            <text:p>MA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2/2015</text:p>
          </table:table-cell>
          <table:table-cell office:value-type="float" office:value="5249296732" calcext:value-type="float">
            <text:p>5249296732</text:p>
          </table:table-cell>
          <table:table-cell office:value-type="float" office:value="5822057700" calcext:value-type="float">
            <text:p>58220577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04</text:p>
          </table:table-cell>
          <table:table-cell office:value-type="string" calcext:value-type="string">
            <text:p>MAJOR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2/2015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5813213044" calcext:value-type="float">
            <text:p>58132130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05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2/2015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5813213041" calcext:value-type="float">
            <text:p>58132130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06</text:p>
          </table:table-cell>
          <table:table-cell office:value-type="string" calcext:value-type="string">
            <text:p>MA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5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5834652807" calcext:value-type="float">
            <text:p>58346528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07</text:p>
          </table:table-cell>
          <table:table-cell office:value-type="string" calcext:value-type="string">
            <text:p>MIMO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2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5813213024" calcext:value-type="float">
            <text:p>58132130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14</text:p>
          </table:table-cell>
          <table:table-cell office:value-type="string" calcext:value-type="string">
            <text:p>MED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2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5813213016" calcext:value-type="float">
            <text:p>58132130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15</text:p>
          </table:table-cell>
          <table:table-cell office:value-type="string" calcext:value-type="string">
            <text:p>MAN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2/2015</text:p>
          </table:table-cell>
          <table:table-cell office:value-type="float" office:value="5249296732" calcext:value-type="float">
            <text:p>5249296732</text:p>
          </table:table-cell>
          <table:table-cell office:value-type="float" office:value="5829930011" calcext:value-type="float">
            <text:p>58299300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16</text:p>
          </table:table-cell>
          <table:table-cell office:value-type="string" calcext:value-type="string">
            <text:p>M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5</text:p>
          </table:table-cell>
          <table:table-cell office:value-type="float" office:value="4526662020" calcext:value-type="float">
            <text:p>4526662020</text:p>
          </table:table-cell>
          <table:table-cell office:value-type="float" office:value="5829930008" calcext:value-type="float">
            <text:p>58299300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17</text:p>
          </table:table-cell>
          <table:table-cell office:value-type="string" calcext:value-type="string">
            <text:p>ME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5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5834652810" calcext:value-type="float">
            <text:p>58346528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19</text:p>
          </table:table-cell>
          <table:table-cell office:value-type="string" calcext:value-type="string">
            <text:p>MA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2/2015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5834652832" calcext:value-type="float">
            <text:p>58346528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0</text:p>
          </table:table-cell>
          <table:table-cell office:value-type="string" calcext:value-type="string">
            <text:p>MOND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2/2015</text:p>
          </table:table-cell>
          <table:table-cell office:value-type="float" office:value="5249296732" calcext:value-type="float">
            <text:p>5249296732</text:p>
          </table:table-cell>
          <table:table-cell office:value-type="float" office:value="5830458823" calcext:value-type="float">
            <text:p>58304588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2</text:p>
          </table:table-cell>
          <table:table-cell office:value-type="string" calcext:value-type="string">
            <text:p>ME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5</text:p>
          </table:table-cell>
          <table:table-cell office:value-type="float" office:value="5797023562" calcext:value-type="float">
            <text:p>5797023562</text:p>
          </table:table-cell>
          <table:table-cell office:value-type="float" office:value="5813213005" calcext:value-type="float">
            <text:p>58132130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3</text:p>
          </table:table-cell>
          <table:table-cell office:value-type="string" calcext:value-type="string">
            <text:p>MILAN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5830458765" calcext:value-type="float">
            <text:p>58304587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4</text:p>
          </table:table-cell>
          <table:table-cell office:value-type="string" calcext:value-type="string">
            <text:p>MARGA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2/2015</text:p>
          </table:table-cell>
          <table:table-cell office:value-type="float" office:value="4522793013" calcext:value-type="float">
            <text:p>4522793013</text:p>
          </table:table-cell>
          <table:table-cell office:value-type="float" office:value="5822009924" calcext:value-type="float">
            <text:p>58220099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5</text:p>
          </table:table-cell>
          <table:table-cell office:value-type="string" calcext:value-type="string">
            <text:p>MI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5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5813213040" calcext:value-type="float">
            <text:p>58132130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6</text:p>
          </table:table-cell>
          <table:table-cell office:value-type="string" calcext:value-type="string">
            <text:p>MARIJU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5</text:p>
          </table:table-cell>
          <table:table-cell office:value-type="float" office:value="2148228331" calcext:value-type="float">
            <text:p>2148228331</text:p>
          </table:table-cell>
          <table:table-cell office:value-type="float" office:value="5822057750" calcext:value-type="float">
            <text:p>58220577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28</text:p>
          </table:table-cell>
          <table:table-cell office:value-type="string" calcext:value-type="string">
            <text:p>METEO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5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5822009899" calcext:value-type="float">
            <text:p>58220098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36</text:p>
          </table:table-cell>
          <table:table-cell office:value-type="string" calcext:value-type="string">
            <text:p>ME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2/2015</text:p>
          </table:table-cell>
          <table:table-cell office:value-type="float" office:value="7121319473" calcext:value-type="float">
            <text:p>7121319473</text:p>
          </table:table-cell>
          <table:table-cell office:value-type="float" office:value="5860176614" calcext:value-type="float">
            <text:p>58601766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37</text:p>
          </table:table-cell>
          <table:table-cell office:value-type="string" calcext:value-type="string">
            <text:p>MY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2/2015</text:p>
          </table:table-cell>
          <table:table-cell office:value-type="float" office:value="4522793013" calcext:value-type="float">
            <text:p>4522793013</text:p>
          </table:table-cell>
          <table:table-cell office:value-type="float" office:value="5822009911" calcext:value-type="float">
            <text:p>58220099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38</text:p>
          </table:table-cell>
          <table:table-cell office:value-type="string" calcext:value-type="string">
            <text:p>MY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2/2015</text:p>
          </table:table-cell>
          <table:table-cell office:value-type="float" office:value="5249296732" calcext:value-type="float">
            <text:p>5249296732</text:p>
          </table:table-cell>
          <table:table-cell office:value-type="float" office:value="5822009895" calcext:value-type="float">
            <text:p>58220098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39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2/2015</text:p>
          </table:table-cell>
          <table:table-cell office:value-type="float" office:value="5502098026" calcext:value-type="float">
            <text:p>5502098026</text:p>
          </table:table-cell>
          <table:table-cell office:value-type="float" office:value="5860176612" calcext:value-type="float">
            <text:p>58601766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42</text:p>
          </table:table-cell>
          <table:table-cell office:value-type="string" calcext:value-type="string">
            <text:p>MIDI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5822009928" calcext:value-type="float">
            <text:p>58220099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811716048</text:p>
          </table:table-cell>
          <table:table-cell office:value-type="string" calcext:value-type="string">
            <text:p>MES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1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5829930035" calcext:value-type="float">
            <text:p>58299300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58034032" calcext:value-type="float">
            <text:p>580340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506381</text:p>
          </table:table-cell>
          <table:table-cell office:value-type="string" calcext:value-type="string">
            <text:p>MAR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03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7121702044" calcext:value-type="float">
            <text:p>71217020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38917018</text:p>
          </table:table-cell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12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2138911429" calcext:value-type="float">
            <text:p>21389114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856</text:p>
          </table:table-cell>
          <table:table-cell office:value-type="string" calcext:value-type="string">
            <text:p>MO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10/2016</text:p>
          </table:table-cell>
          <table:table-cell office:value-type="float" office:value="313640068" calcext:value-type="float">
            <text:p>313640068</text:p>
          </table:table-cell>
          <table:table-cell office:value-type="float" office:value="4242186466" calcext:value-type="float">
            <text:p>42421864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877</text:p>
          </table:table-cell>
          <table:table-cell office:value-type="string" calcext:value-type="string">
            <text:p>MUF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10/2016</text:p>
          </table:table-cell>
          <table:table-cell office:value-type="float" office:value="313640068" calcext:value-type="float">
            <text:p>313640068</text:p>
          </table:table-cell>
          <table:table-cell office:value-type="float" office:value="4242186416" calcext:value-type="float">
            <text:p>42421864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7648</text:p>
          </table:table-cell>
          <table:table-cell office:value-type="string" calcext:value-type="string">
            <text:p>NOI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11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4241911224" calcext:value-type="float">
            <text:p>42419112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6896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10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7121572197" calcext:value-type="float">
            <text:p>71215721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6920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10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7121583455" calcext:value-type="float">
            <text:p>71215834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6939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10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7121640577" calcext:value-type="float">
            <text:p>71216405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6941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10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7121904609" calcext:value-type="float">
            <text:p>71219046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77715</text:p>
          </table:table-cell>
          <table:table-cell office:value-type="string" calcext:value-type="string">
            <text:p>MAK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7121683137" calcext:value-type="float">
            <text:p>71216831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238457" calcext:value-type="float">
            <text:p>712384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77726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09/2016</text:p>
          </table:table-cell>
          <table:table-cell office:value-type="float" office:value="5703694370" calcext:value-type="float">
            <text:p>5703694370</text:p>
          </table:table-cell>
          <table:table-cell office:value-type="float" office:value="7122004801" calcext:value-type="float">
            <text:p>71220048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238457" calcext:value-type="float">
            <text:p>712384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69990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8/2016</text:p>
          </table:table-cell>
          <table:table-cell office:value-type="float" office:value="4242327472" calcext:value-type="float">
            <text:p>4242327472</text:p>
          </table:table-cell>
          <table:table-cell office:value-type="float" office:value="4242158138" calcext:value-type="float">
            <text:p>42421581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469993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9/2016</text:p>
          </table:table-cell>
          <table:table-cell office:value-type="float" office:value="4242327472" calcext:value-type="float">
            <text:p>4242327472</text:p>
          </table:table-cell>
          <table:table-cell office:value-type="float" office:value="4242158130" calcext:value-type="float">
            <text:p>42421581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26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4241391195" calcext:value-type="float">
            <text:p>42413911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30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9/2016</text:p>
          </table:table-cell>
          <table:table-cell office:value-type="float" office:value="4242144588" calcext:value-type="float">
            <text:p>4242144588</text:p>
          </table:table-cell>
          <table:table-cell office:value-type="float" office:value="4241869570" calcext:value-type="float">
            <text:p>42418695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33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4242017811" calcext:value-type="float">
            <text:p>42420178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42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9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4241869567" calcext:value-type="float">
            <text:p>42418695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43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4241605714" calcext:value-type="float">
            <text:p>42416057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45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6</text:p>
          </table:table-cell>
          <table:table-cell office:value-type="float" office:value="4241203929" calcext:value-type="float">
            <text:p>4241203929</text:p>
          </table:table-cell>
          <table:table-cell office:value-type="float" office:value="4241605728" calcext:value-type="float">
            <text:p>42416057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50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0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4241605718" calcext:value-type="float">
            <text:p>42416057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2051</text:p>
          </table:table-cell>
          <table:table-cell office:value-type="string" calcext:value-type="string">
            <text:p>MUG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0/2016</text:p>
          </table:table-cell>
          <table:table-cell office:value-type="float" office:value="4241203929" calcext:value-type="float">
            <text:p>4241203929</text:p>
          </table:table-cell>
          <table:table-cell office:value-type="float" office:value="4241046104" calcext:value-type="float">
            <text:p>42410461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940305048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5/2017</text:p>
          </table:table-cell>
          <table:table-cell office:value-type="float" office:value="538496751" calcext:value-type="float">
            <text:p>538496751</text:p>
          </table:table-cell>
          <table:table-cell office:value-type="float" office:value="1990630177" calcext:value-type="float">
            <text:p>19906301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5076041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4/2017</text:p>
          </table:table-cell>
          <table:table-cell office:value-type="float" office:value="12188701" calcext:value-type="float">
            <text:p>12188701</text:p>
          </table:table-cell>
          <table:table-cell office:value-type="float" office:value="5945075804" calcext:value-type="float">
            <text:p>59450758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93237" calcext:value-type="float">
            <text:p>421932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13</text:p>
          </table:table-cell>
          <table:table-cell office:value-type="string" calcext:value-type="string">
            <text:p>SPOI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1/2017</text:p>
          </table:table-cell>
          <table:table-cell office:value-type="float" office:value="11761788" calcext:value-type="float">
            <text:p>11761788</text:p>
          </table:table-cell>
          <table:table-cell office:value-type="float" office:value="844077709" calcext:value-type="float">
            <text:p>8440777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14</text:p>
          </table:table-cell>
          <table:table-cell office:value-type="string" calcext:value-type="string">
            <text:p>INDOC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538418493" calcext:value-type="float">
            <text:p>5384184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18</text:p>
          </table:table-cell>
          <table:table-cell office:value-type="string" calcext:value-type="string">
            <text:p>IMAGINE 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02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1442242290" calcext:value-type="float">
            <text:p>14422422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19</text:p>
          </table:table-cell>
          <table:table-cell office:value-type="string" calcext:value-type="string">
            <text:p>ELCH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2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875053064" calcext:value-type="float">
            <text:p>8750530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20</text:p>
          </table:table-cell>
          <table:table-cell office:value-type="string" calcext:value-type="string">
            <text:p>KENTUC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3/2017</text:p>
          </table:table-cell>
          <table:table-cell office:value-type="float" office:value="3013475226" calcext:value-type="float">
            <text:p>3013475226</text:p>
          </table:table-cell>
          <table:table-cell office:value-type="float" office:value="3127915875" calcext:value-type="float">
            <text:p>312791587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22</text:p>
          </table:table-cell>
          <table:table-cell office:value-type="string" calcext:value-type="string">
            <text:p>I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3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538920298" calcext:value-type="float">
            <text:p>5389202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23</text:p>
          </table:table-cell>
          <table:table-cell office:value-type="string" calcext:value-type="string">
            <text:p>DKR I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3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538920298" calcext:value-type="float">
            <text:p>5389202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2242426</text:p>
          </table:table-cell>
          <table:table-cell office:value-type="string" calcext:value-type="string">
            <text:p>IMPO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3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538920298" calcext:value-type="float">
            <text:p>5389202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52</text:p>
          </table:table-cell>
          <table:table-cell office:value-type="string" calcext:value-type="string">
            <text:p>BARB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4076554</text:p>
          </table:table-cell>
          <table:table-cell office:value-type="string" calcext:value-type="string">
            <text:p>BARB NE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075" calcext:value-type="float">
            <text:p>147170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0394266</text:p>
          </table:table-cell>
          <table:table-cell office:value-type="string" calcext:value-type="string">
            <text:p>BARBMEM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109319190" calcext:value-type="float">
            <text:p>109319190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179" calcext:value-type="float">
            <text:p>147171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0394267</text:p>
          </table:table-cell>
          <table:table-cell office:value-type="string" calcext:value-type="string">
            <text:p>BARBNEM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4/2017</text:p>
          </table:table-cell>
          <table:table-cell office:value-type="float" office:value="109319190" calcext:value-type="float">
            <text:p>109319190</text:p>
          </table:table-cell>
          <table:table-cell office:value-type="float" office:value="1454076381" calcext:value-type="float">
            <text:p>14540763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179" calcext:value-type="float">
            <text:p>147171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0394268</text:p>
          </table:table-cell>
          <table:table-cell office:value-type="string" calcext:value-type="string">
            <text:p>BARBNIP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4/2017</text:p>
          </table:table-cell>
          <table:table-cell office:value-type="float" office:value="71692203" calcext:value-type="float">
            <text:p>71692203</text:p>
          </table:table-cell>
          <table:table-cell office:value-type="float" office:value="1454529707" calcext:value-type="float">
            <text:p>14545297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717179" calcext:value-type="float">
            <text:p>147171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05552564</text:p>
          </table:table-cell>
          <table:table-cell office:value-type="string" calcext:value-type="string">
            <text:p>INQUIE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3</text:p>
          </table:table-cell>
          <table:table-cell office:value-type="float" office:value="5006380321" calcext:value-type="float">
            <text:p>5006380321</text:p>
          </table:table-cell>
          <table:table-cell office:value-type="float" office:value="1454529707" calcext:value-type="float">
            <text:p>14545297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2941262531</text:p>
          </table:table-cell>
          <table:table-cell office:value-type="string" calcext:value-type="string">
            <text:p>CAPJ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4/2017</text:p>
          </table:table-cell>
          <table:table-cell office:value-type="float" office:value="11792112" calcext:value-type="float">
            <text:p>11792112</text:p>
          </table:table-cell>
          <table:table-cell office:value-type="float" office:value="2941262209" calcext:value-type="float">
            <text:p>29412622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35</text:p>
          </table:table-cell>
          <table:table-cell office:value-type="string" calcext:value-type="string">
            <text:p>CAPJ N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4/2017</text:p>
          </table:table-cell>
          <table:table-cell office:value-type="float" office:value="3128769229" calcext:value-type="float">
            <text:p>3128769229</text:p>
          </table:table-cell>
          <table:table-cell office:value-type="float" office:value="2941261986" calcext:value-type="float">
            <text:p>29412619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31312</text:p>
          </table:table-cell>
          <table:table-cell office:value-type="string" calcext:value-type="string">
            <text:p>NISKA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1/2017</text:p>
          </table:table-cell>
          <table:table-cell office:value-type="float" office:value="4242017723" calcext:value-type="float">
            <text:p>4242017723</text:p>
          </table:table-cell>
          <table:table-cell office:value-type="float" office:value="114025776" calcext:value-type="float">
            <text:p>1140257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083037" calcext:value-type="float">
            <text:p>140830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31315</text:p>
          </table:table-cell>
          <table:table-cell office:value-type="string" calcext:value-type="string">
            <text:p>NISANE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2/2017</text:p>
          </table:table-cell>
          <table:table-cell office:value-type="float" office:value="7261003951" calcext:value-type="float">
            <text:p>7261003951</text:p>
          </table:table-cell>
          <table:table-cell office:value-type="float" office:value="113031178" calcext:value-type="float">
            <text:p>1130311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31316</text:p>
          </table:table-cell>
          <table:table-cell office:value-type="string" calcext:value-type="string">
            <text:p>NORA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2/2017</text:p>
          </table:table-cell>
          <table:table-cell office:value-type="float" office:value="71181892" calcext:value-type="float">
            <text:p>71181892</text:p>
          </table:table-cell>
          <table:table-cell office:value-type="float" office:value="114025848" calcext:value-type="float">
            <text:p>1140258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61</text:p>
          </table:table-cell>
          <table:table-cell office:value-type="string" calcext:value-type="string">
            <text:p>NANDICE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2/2017</text:p>
          </table:table-cell>
          <table:table-cell office:value-type="float" office:value="356948488" calcext:value-type="float">
            <text:p>356948488</text:p>
          </table:table-cell>
          <table:table-cell office:value-type="float" office:value="114025703" calcext:value-type="float">
            <text:p>1140257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66</text:p>
          </table:table-cell>
          <table:table-cell office:value-type="string" calcext:value-type="string">
            <text:p>NUSTIE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3/2017</text:p>
          </table:table-cell>
          <table:table-cell office:value-type="float" office:value="5011130357" calcext:value-type="float">
            <text:p>5011130357</text:p>
          </table:table-cell>
          <table:table-cell office:value-type="float" office:value="114025846" calcext:value-type="float">
            <text:p>11402584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71</text:p>
          </table:table-cell>
          <table:table-cell office:value-type="string" calcext:value-type="string">
            <text:p>NICHY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3/2017</text:p>
          </table:table-cell>
          <table:table-cell office:value-type="float" office:value="3013129323" calcext:value-type="float">
            <text:p>3013129323</text:p>
          </table:table-cell>
          <table:table-cell office:value-type="float" office:value="114025839" calcext:value-type="float">
            <text:p>1140258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73</text:p>
          </table:table-cell>
          <table:table-cell office:value-type="string" calcext:value-type="string">
            <text:p>NUTESSE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3/2017</text:p>
          </table:table-cell>
          <table:table-cell office:value-type="float" office:value="770151017" calcext:value-type="float">
            <text:p>770151017</text:p>
          </table:table-cell>
          <table:table-cell office:value-type="float" office:value="114025802" calcext:value-type="float">
            <text:p>1140258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76</text:p>
          </table:table-cell>
          <table:table-cell office:value-type="string" calcext:value-type="string">
            <text:p>NADILY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548848001" calcext:value-type="float">
            <text:p>548848001</text:p>
          </table:table-cell>
          <table:table-cell office:value-type="float" office:value="112027320" calcext:value-type="float">
            <text:p>1120273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77</text:p>
          </table:table-cell>
          <table:table-cell office:value-type="string" calcext:value-type="string">
            <text:p>NINARA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1404947360" calcext:value-type="float">
            <text:p>1404947360</text:p>
          </table:table-cell>
          <table:table-cell office:value-type="float" office:value="113031140" calcext:value-type="float">
            <text:p>113031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82</text:p>
          </table:table-cell>
          <table:table-cell office:value-type="string" calcext:value-type="string">
            <text:p>NIDDY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5011130357" calcext:value-type="float">
            <text:p>5011130357</text:p>
          </table:table-cell>
          <table:table-cell office:value-type="float" office:value="115035126" calcext:value-type="float">
            <text:p>1150351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83</text:p>
          </table:table-cell>
          <table:table-cell office:value-type="string" calcext:value-type="string">
            <text:p>NIZZY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8554547155" calcext:value-type="float">
            <text:p>8554547155</text:p>
          </table:table-cell>
          <table:table-cell office:value-type="float" office:value="113031089" calcext:value-type="float">
            <text:p>11303108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84</text:p>
          </table:table-cell>
          <table:table-cell office:value-type="string" calcext:value-type="string">
            <text:p>NINES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7261003950" calcext:value-type="float">
            <text:p>7261003950</text:p>
          </table:table-cell>
          <table:table-cell office:value-type="float" office:value="113031088" calcext:value-type="float">
            <text:p>1130310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85</text:p>
          </table:table-cell>
          <table:table-cell office:value-type="string" calcext:value-type="string">
            <text:p>NANETTE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4/2017</text:p>
          </table:table-cell>
          <table:table-cell office:value-type="float" office:value="356963239" calcext:value-type="float">
            <text:p>356963239</text:p>
          </table:table-cell>
          <table:table-cell office:value-type="float" office:value="112027308" calcext:value-type="float">
            <text:p>1120273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3386</text:p>
          </table:table-cell>
          <table:table-cell office:value-type="string" calcext:value-type="string">
            <text:p>NIGALA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128052" calcext:value-type="float">
            <text:p>112805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013645951</text:p>
          </table:table-cell>
          <table:table-cell office:value-type="string" calcext:value-type="string">
            <text:p>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8/2015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941262528</text:p>
          </table:table-cell>
          <table:table-cell office:value-type="string" calcext:value-type="string">
            <text:p>CAPJ NOU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3/2017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208023" calcext:value-type="float">
            <text:p>2920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941262532</text:p>
          </table:table-cell>
          <table:table-cell office:value-type="string" calcext:value-type="string">
            <text:p>CAPJ NO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04/2017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208023" calcext:value-type="float">
            <text:p>2920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941262526</text:p>
          </table:table-cell>
          <table:table-cell office:value-type="string" calcext:value-type="string">
            <text:p>CAPJNEW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/03/2017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208023" calcext:value-type="float">
            <text:p>2920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013645941</text:p>
          </table:table-cell>
          <table:table-cell office:value-type="string" calcext:value-type="string">
            <text:p>LOUL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8/2015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537819941</text:p>
          </table:table-cell>
          <table:table-cell office:value-type="string" calcext:value-type="string">
            <text:p>JAPEL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07/2004</text:p>
          </table:table-cell>
          <table:table-cell office:value-type="float" office:value="3554773051" calcext:value-type="float">
            <text:p>3554773051</text:p>
          </table:table-cell>
          <table:table-cell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071243817</text:p>
          </table:table-cell>
          <table:table-cell office:value-type="string" calcext:value-type="string">
            <text:p>HERM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3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71243816</text:p>
          </table:table-cell>
          <table:table-cell office:value-type="string" calcext:value-type="string">
            <text:p>HILL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3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33</text:p>
          </table:table-cell>
          <table:table-cell office:value-type="string" calcext:value-type="string">
            <text:p>CAPJ N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4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941262536</text:p>
          </table:table-cell>
          <table:table-cell office:value-type="string" calcext:value-type="string">
            <text:p>CAPJ NU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04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37</text:p>
          </table:table-cell>
          <table:table-cell office:value-type="string" calcext:value-type="string">
            <text:p>CAPJ NO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04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25007</text:p>
          </table:table-cell>
          <table:table-cell office:value-type="string" calcext:value-type="string">
            <text:p>NEBRASKA 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4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34</text:p>
          </table:table-cell>
          <table:table-cell office:value-type="string" calcext:value-type="string">
            <text:p>CAPJ NO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4/2017</text:p>
          </table:table-cell>
          <table:table-cell table:number-columns-repeated="2" office:value-type="string" calcext:value-type="string">
            <text:p>CD107056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4242687817</text:p>
          </table:table-cell>
          <table:table-cell office:value-type="string" calcext:value-type="string">
            <text:p>FAVI N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4242383127" calcext:value-type="float">
            <text:p>4242383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715442</text:p>
          </table:table-cell>
          <table:table-cell office:value-type="string" calcext:value-type="string">
            <text:p>POMOD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/04/2017</text:p>
          </table:table-cell>
          <table:table-cell office:value-type="float" office:value="357780044" calcext:value-type="float">
            <text:p>357780044</text:p>
          </table:table-cell>
          <table:table-cell office:value-type="float" office:value="4242382038" calcext:value-type="float">
            <text:p>42423820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715443</text:p>
          </table:table-cell>
          <table:table-cell office:value-type="string" calcext:value-type="string">
            <text:p>POMCOM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04/2017</text:p>
          </table:table-cell>
          <table:table-cell office:value-type="float" office:value="357780044" calcext:value-type="float">
            <text:p>357780044</text:p>
          </table:table-cell>
          <table:table-cell office:value-type="float" office:value="4242382038" calcext:value-type="float">
            <text:p>42423820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46960</text:p>
          </table:table-cell>
          <table:table-cell office:value-type="string" calcext:value-type="string">
            <text:p>NEG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4/2017</text:p>
          </table:table-cell>
          <table:table-cell office:value-type="float" office:value="4242195688" calcext:value-type="float">
            <text:p>4242195688</text:p>
          </table:table-cell>
          <table:table-cell office:value-type="float" office:value="4242195721" calcext:value-type="float">
            <text:p>42421957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46962</text:p>
          </table:table-cell>
          <table:table-cell office:value-type="string" calcext:value-type="string">
            <text:p>NEW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3129037603" calcext:value-type="float">
            <text:p>3129037603</text:p>
          </table:table-cell>
          <table:table-cell office:value-type="float" office:value="4242329860" calcext:value-type="float">
            <text:p>42423298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46963</text:p>
          </table:table-cell>
          <table:table-cell office:value-type="string" calcext:value-type="string">
            <text:p>NIK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4/2017</text:p>
          </table:table-cell>
          <table:table-cell office:value-type="float" office:value="3129037603" calcext:value-type="float">
            <text:p>3129037603</text:p>
          </table:table-cell>
          <table:table-cell office:value-type="float" office:value="4242329860" calcext:value-type="float">
            <text:p>42423298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80266" calcext:value-type="float">
            <text:p>42180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63</text:p>
          </table:table-cell>
          <table:table-cell office:value-type="string" calcext:value-type="string">
            <text:p>V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4242383127" calcext:value-type="float">
            <text:p>4242383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80266" calcext:value-type="float">
            <text:p>42180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64</text:p>
          </table:table-cell>
          <table:table-cell office:value-type="string" calcext:value-type="string">
            <text:p>D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006988891" calcext:value-type="float">
            <text:p>3006988891</text:p>
          </table:table-cell>
          <table:table-cell office:value-type="float" office:value="4242211320" calcext:value-type="float">
            <text:p>42422113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67</text:p>
          </table:table-cell>
          <table:table-cell office:value-type="string" calcext:value-type="string">
            <text:p>B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242382232" calcext:value-type="float">
            <text:p>42423822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68</text:p>
          </table:table-cell>
          <table:table-cell office:value-type="string" calcext:value-type="string">
            <text:p>BIK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242382232" calcext:value-type="float">
            <text:p>42423822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71</text:p>
          </table:table-cell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357780044" calcext:value-type="float">
            <text:p>357780044</text:p>
          </table:table-cell>
          <table:table-cell office:value-type="float" office:value="4242383123" calcext:value-type="float">
            <text:p>42423831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72</text:p>
          </table:table-cell>
          <table:table-cell office:value-type="string" calcext:value-type="string">
            <text:p>VANUA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4/2017</text:p>
          </table:table-cell>
          <table:table-cell office:value-type="float" office:value="357780044" calcext:value-type="float">
            <text:p>357780044</text:p>
          </table:table-cell>
          <table:table-cell office:value-type="float" office:value="4242383123" calcext:value-type="float">
            <text:p>42423831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773</text:p>
          </table:table-cell>
          <table:table-cell office:value-type="string" calcext:value-type="string">
            <text:p>BER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242382232" calcext:value-type="float">
            <text:p>42423822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715440</text:p>
          </table:table-cell>
          <table:table-cell office:value-type="string" calcext:value-type="string">
            <text:p>POMN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4/2017</text:p>
          </table:table-cell>
          <table:table-cell office:value-type="float" office:value="6770968198" calcext:value-type="float">
            <text:p>6770968198</text:p>
          </table:table-cell>
          <table:table-cell office:value-type="float" office:value="4242017716" calcext:value-type="float">
            <text:p>42420177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80266" calcext:value-type="float">
            <text:p>42180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715441</text:p>
          </table:table-cell>
          <table:table-cell office:value-type="string" calcext:value-type="string">
            <text:p>POMOK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4/2017</text:p>
          </table:table-cell>
          <table:table-cell office:value-type="float" office:value="6208148075" calcext:value-type="float">
            <text:p>6208148075</text:p>
          </table:table-cell>
          <table:table-cell office:value-type="float" office:value="4242017705" calcext:value-type="float">
            <text:p>42420177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180266" calcext:value-type="float">
            <text:p>42180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3202183</text:p>
          </table:table-cell>
          <table:table-cell office:value-type="string" calcext:value-type="string">
            <text:p>PJP N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3523202037" calcext:value-type="float">
            <text:p>3523202037</text:p>
          </table:table-cell>
          <table:table-cell office:value-type="float" office:value="3523202025" calcext:value-type="float">
            <text:p>35232020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21</text:p>
          </table:table-cell>
          <table:table-cell office:value-type="string" calcext:value-type="string">
            <text:p>N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7</text:p>
          </table:table-cell>
          <table:table-cell office:value-type="float" office:value="107281711" calcext:value-type="float">
            <text:p>107281711</text:p>
          </table:table-cell>
          <table:table-cell office:value-type="float" office:value="7204190642" calcext:value-type="float">
            <text:p>72041906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23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4/2017</text:p>
          </table:table-cell>
          <table:table-cell office:value-type="float" office:value="3554773180" calcext:value-type="float">
            <text:p>3554773180</text:p>
          </table:table-cell>
          <table:table-cell office:value-type="float" office:value="3554773108" calcext:value-type="float">
            <text:p>35547731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403432165</text:p>
          </table:table-cell>
          <table:table-cell office:value-type="string" calcext:value-type="string">
            <text:p>PM NATAC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4/2017</text:p>
          </table:table-cell>
          <table:table-cell office:value-type="float" office:value="7261003950" calcext:value-type="float">
            <text:p>7261003950</text:p>
          </table:table-cell>
          <table:table-cell office:value-type="float" office:value="3542512870" calcext:value-type="float">
            <text:p>35425128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403432167</text:p>
          </table:table-cell>
          <table:table-cell office:value-type="string" calcext:value-type="string">
            <text:p>PM NOZ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4/2017</text:p>
          </table:table-cell>
          <table:table-cell office:value-type="float" office:value="121518649" calcext:value-type="float">
            <text:p>121518649</text:p>
          </table:table-cell>
          <table:table-cell office:value-type="float" office:value="4403431795" calcext:value-type="float">
            <text:p>44034317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403432168</text:p>
          </table:table-cell>
          <table:table-cell office:value-type="string" calcext:value-type="string">
            <text:p>PM NUB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4/2017</text:p>
          </table:table-cell>
          <table:table-cell office:value-type="float" office:value="72443389" calcext:value-type="float">
            <text:p>72443389</text:p>
          </table:table-cell>
          <table:table-cell office:value-type="float" office:value="4403431687" calcext:value-type="float">
            <text:p>44034316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18</text:p>
          </table:table-cell>
          <table:table-cell office:value-type="string" calcext:value-type="string">
            <text:p>NA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7</text:p>
          </table:table-cell>
          <table:table-cell office:value-type="float" office:value="388380500583" calcext:value-type="float">
            <text:p>388380500583</text:p>
          </table:table-cell>
          <table:table-cell office:value-type="float" office:value="3554773203" calcext:value-type="float">
            <text:p>35547732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19</text:p>
          </table:table-cell>
          <table:table-cell office:value-type="string" calcext:value-type="string">
            <text:p>NORVE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7</text:p>
          </table:table-cell>
          <table:table-cell office:value-type="string" calcext:value-type="string">
            <text:p>CD00365515</text:p>
          </table:table-cell>
          <table:table-cell office:value-type="float" office:value="3554773009" calcext:value-type="float">
            <text:p>35547730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22</text:p>
          </table:table-cell>
          <table:table-cell office:value-type="string" calcext:value-type="string">
            <text:p>NOMI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4/2017</text:p>
          </table:table-cell>
          <table:table-cell office:value-type="float" office:value="388380500583" calcext:value-type="float">
            <text:p>388380500583</text:p>
          </table:table-cell>
          <table:table-cell office:value-type="float" office:value="3554773203" calcext:value-type="float">
            <text:p>35547732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54773484</text:p>
          </table:table-cell>
          <table:table-cell office:value-type="string" calcext:value-type="string">
            <text:p>NIGHT-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04/2017</text:p>
          </table:table-cell>
          <table:table-cell office:value-type="float" office:value="358241656" calcext:value-type="float">
            <text:p>358241656</text:p>
          </table:table-cell>
          <table:table-cell office:value-type="float" office:value="3554773072" calcext:value-type="float">
            <text:p>35547730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403432166</text:p>
          </table:table-cell>
          <table:table-cell office:value-type="string" calcext:value-type="string">
            <text:p>PM NUR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4403431987" calcext:value-type="float">
            <text:p>44034319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403436888</text:p>
          </table:table-cell>
          <table:table-cell office:value-type="string" calcext:value-type="string">
            <text:p>PM NE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4403431981" calcext:value-type="float">
            <text:p>44034319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368780469</text:p>
          </table:table-cell>
          <table:table-cell office:value-type="string" calcext:value-type="string">
            <text:p>PM NUR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3554773037" calcext:value-type="float">
            <text:p>35547730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368780471</text:p>
          </table:table-cell>
          <table:table-cell office:value-type="string" calcext:value-type="string">
            <text:p>NAO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3554773037" calcext:value-type="float">
            <text:p>35547730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368780472</text:p>
          </table:table-cell>
          <table:table-cell office:value-type="string" calcext:value-type="string">
            <text:p>NEY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3554773022" calcext:value-type="float">
            <text:p>355477302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368780473</text:p>
          </table:table-cell>
          <table:table-cell office:value-type="string" calcext:value-type="string">
            <text:p>N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3554773022" calcext:value-type="float">
            <text:p>355477302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33530856</text:p>
          </table:table-cell>
          <table:table-cell office:value-type="string" calcext:value-type="string">
            <text:p>NO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1/2017</text:p>
          </table:table-cell>
          <table:table-cell office:value-type="float" office:value="3123886035" calcext:value-type="float">
            <text:p>3123886035</text:p>
          </table:table-cell>
          <table:table-cell office:value-type="float" office:value="7233530760" calcext:value-type="float">
            <text:p>72335307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33530861</text:p>
          </table:table-cell>
          <table:table-cell office:value-type="string" calcext:value-type="string">
            <text:p>NORVE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3/2017</text:p>
          </table:table-cell>
          <table:table-cell office:value-type="float" office:value="538269227" calcext:value-type="float">
            <text:p>538269227</text:p>
          </table:table-cell>
          <table:table-cell office:value-type="float" office:value="7233530731" calcext:value-type="float">
            <text:p>72335307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3242</text:p>
          </table:table-cell>
          <table:table-cell office:value-type="string" calcext:value-type="string">
            <text:p>NIRVANA L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38926528" calcext:value-type="float">
            <text:p>85389265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791027" calcext:value-type="float">
            <text:p>807910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6645</text:p>
          </table:table-cell>
          <table:table-cell office:value-type="string" calcext:value-type="string">
            <text:p>LVNEI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73956539" calcext:value-type="float">
            <text:p>73956539</text:p>
          </table:table-cell>
          <table:table-cell office:value-type="float" office:value="8538926529" calcext:value-type="float">
            <text:p>85389265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926646</text:p>
          </table:table-cell>
          <table:table-cell office:value-type="string" calcext:value-type="string">
            <text:p>LVNAB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388380500583" calcext:value-type="float">
            <text:p>388380500583</text:p>
          </table:table-cell>
          <table:table-cell office:value-type="float" office:value="8538926528" calcext:value-type="float">
            <text:p>85389265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3664131</text:p>
          </table:table-cell>
          <table:table-cell office:value-type="string" calcext:value-type="string">
            <text:p>NEYMAR 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3/2017</text:p>
          </table:table-cell>
          <table:table-cell office:value-type="float" office:value="74414026" calcext:value-type="float">
            <text:p>74414026</text:p>
          </table:table-cell>
          <table:table-cell office:value-type="float" office:value="8533663874" calcext:value-type="float">
            <text:p>85336638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3664138</text:p>
          </table:table-cell>
          <table:table-cell office:value-type="string" calcext:value-type="string">
            <text:p>AIR NEV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3/2017</text:p>
          </table:table-cell>
          <table:table-cell office:value-type="float" office:value="73963279" calcext:value-type="float">
            <text:p>73963279</text:p>
          </table:table-cell>
          <table:table-cell office:value-type="float" office:value="8533663882" calcext:value-type="float">
            <text:p>85336638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3664141</text:p>
          </table:table-cell>
          <table:table-cell office:value-type="string" calcext:value-type="string">
            <text:p>NADAL 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4/2017</text:p>
          </table:table-cell>
          <table:table-cell office:value-type="float" office:value="74414026" calcext:value-type="float">
            <text:p>74414026</text:p>
          </table:table-cell>
          <table:table-cell office:value-type="float" office:value="8533663874" calcext:value-type="float">
            <text:p>85336638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3664142</text:p>
          </table:table-cell>
          <table:table-cell office:value-type="string" calcext:value-type="string">
            <text:p>AIR NE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73963279" calcext:value-type="float">
            <text:p>73963279</text:p>
          </table:table-cell>
          <table:table-cell office:value-type="float" office:value="8533663882" calcext:value-type="float">
            <text:p>85336638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292424</text:p>
          </table:table-cell>
          <table:table-cell office:value-type="string" calcext:value-type="string">
            <text:p>NEAVE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04/2017</text:p>
          </table:table-cell>
          <table:table-cell office:value-type="float" office:value="727942500217" calcext:value-type="float">
            <text:p>727942500217</text:p>
          </table:table-cell>
          <table:table-cell office:value-type="float" office:value="8538295914" calcext:value-type="float">
            <text:p>85382959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8296078</text:p>
          </table:table-cell>
          <table:table-cell office:value-type="string" calcext:value-type="string">
            <text:p>NAT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4/2017</text:p>
          </table:table-cell>
          <table:table-cell office:value-type="float" office:value="3013475226" calcext:value-type="float">
            <text:p>3013475226</text:p>
          </table:table-cell>
          <table:table-cell office:value-type="float" office:value="8538295910" calcext:value-type="float">
            <text:p>85382959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59</text:p>
          </table:table-cell>
          <table:table-cell office:value-type="string" calcext:value-type="string">
            <text:p>EBA NES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612596500" calcext:value-type="float">
            <text:p>612596500</text:p>
          </table:table-cell>
          <table:table-cell office:value-type="float" office:value="7261001548" calcext:value-type="float">
            <text:p>72610015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60</text:p>
          </table:table-cell>
          <table:table-cell office:value-type="string" calcext:value-type="string">
            <text:p>EBA N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4/2017</text:p>
          </table:table-cell>
          <table:table-cell office:value-type="float" office:value="612596500" calcext:value-type="float">
            <text:p>612596500</text:p>
          </table:table-cell>
          <table:table-cell office:value-type="float" office:value="7261001548" calcext:value-type="float">
            <text:p>72610015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19300" calcext:value-type="float">
            <text:p>85119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61</text:p>
          </table:table-cell>
          <table:table-cell office:value-type="string" calcext:value-type="string">
            <text:p>EBA NE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4/2017</text:p>
          </table:table-cell>
          <table:table-cell office:value-type="float" office:value="3129037603" calcext:value-type="float">
            <text:p>3129037603</text:p>
          </table:table-cell>
          <table:table-cell office:value-type="float" office:value="7261001566" calcext:value-type="float">
            <text:p>72610015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62</text:p>
          </table:table-cell>
          <table:table-cell office:value-type="string" calcext:value-type="string">
            <text:p>EBA 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4/2017</text:p>
          </table:table-cell>
          <table:table-cell office:value-type="float" office:value="612596500" calcext:value-type="float">
            <text:p>612596500</text:p>
          </table:table-cell>
          <table:table-cell office:value-type="float" office:value="7261001548" calcext:value-type="float">
            <text:p>72610015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63</text:p>
          </table:table-cell>
          <table:table-cell office:value-type="string" calcext:value-type="string">
            <text:p>EBA NET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4/2017</text:p>
          </table:table-cell>
          <table:table-cell office:value-type="float" office:value="612596500" calcext:value-type="float">
            <text:p>612596500</text:p>
          </table:table-cell>
          <table:table-cell office:value-type="float" office:value="7261001548" calcext:value-type="float">
            <text:p>72610015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4154</text:p>
          </table:table-cell>
          <table:table-cell office:value-type="string" calcext:value-type="string">
            <text:p>EBA NEW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04/2017</text:p>
          </table:table-cell>
          <table:table-cell office:value-type="float" office:value="3129037603" calcext:value-type="float">
            <text:p>3129037603</text:p>
          </table:table-cell>
          <table:table-cell office:value-type="float" office:value="7261001566" calcext:value-type="float">
            <text:p>72610015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53772975</text:p>
          </table:table-cell>
          <table:table-cell office:value-type="string" calcext:value-type="string">
            <text:p>NUNU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2253772724" calcext:value-type="float">
            <text:p>22537727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53772976</text:p>
          </table:table-cell>
          <table:table-cell office:value-type="string" calcext:value-type="string">
            <text:p>NAG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3/2017</text:p>
          </table:table-cell>
          <table:table-cell office:value-type="float" office:value="801949219" calcext:value-type="float">
            <text:p>801949219</text:p>
          </table:table-cell>
          <table:table-cell office:value-type="float" office:value="2253772808" calcext:value-type="float">
            <text:p>22537728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619</text:p>
          </table:table-cell>
          <table:table-cell office:value-type="string" calcext:value-type="string">
            <text:p>CAPJNOUM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3/2017</text:p>
          </table:table-cell>
          <table:table-cell office:value-type="float" office:value="3128769229" calcext:value-type="float">
            <text:p>3128769229</text:p>
          </table:table-cell>
          <table:table-cell office:value-type="float" office:value="2941261986" calcext:value-type="float">
            <text:p>29412619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625</text:p>
          </table:table-cell>
          <table:table-cell office:value-type="string" calcext:value-type="string">
            <text:p>CAPJNAU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4/2017</text:p>
          </table:table-cell>
          <table:table-cell office:value-type="float" office:value="11792112" calcext:value-type="float">
            <text:p>11792112</text:p>
          </table:table-cell>
          <table:table-cell office:value-type="float" office:value="2941262209" calcext:value-type="float">
            <text:p>29412622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626</text:p>
          </table:table-cell>
          <table:table-cell office:value-type="string" calcext:value-type="string">
            <text:p>CAPJNAM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4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2941261982" calcext:value-type="float">
            <text:p>29412619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3202180</text:p>
          </table:table-cell>
          <table:table-cell office:value-type="string" calcext:value-type="string">
            <text:p>PJP NE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3129016050" calcext:value-type="float">
            <text:p>3129016050</text:p>
          </table:table-cell>
          <table:table-cell office:value-type="float" office:value="3523202087" calcext:value-type="float">
            <text:p>35232020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3202182</text:p>
          </table:table-cell>
          <table:table-cell office:value-type="string" calcext:value-type="string">
            <text:p>PJP NEXT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4/2017</text:p>
          </table:table-cell>
          <table:table-cell office:value-type="float" office:value="3129016050" calcext:value-type="float">
            <text:p>3129016050</text:p>
          </table:table-cell>
          <table:table-cell office:value-type="float" office:value="3523202087" calcext:value-type="float">
            <text:p>35232020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3202188</text:p>
          </table:table-cell>
          <table:table-cell office:value-type="string" calcext:value-type="string">
            <text:p>PJP N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4/2017</text:p>
          </table:table-cell>
          <table:table-cell office:value-type="float" office:value="3523202037" calcext:value-type="float">
            <text:p>3523202037</text:p>
          </table:table-cell>
          <table:table-cell office:value-type="float" office:value="3523202076" calcext:value-type="float">
            <text:p>35232020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57</text:p>
          </table:table-cell>
          <table:table-cell office:value-type="string" calcext:value-type="string">
            <text:p>EBA 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3/2017</text:p>
          </table:table-cell>
          <table:table-cell office:value-type="float" office:value="3014558977" calcext:value-type="float">
            <text:p>3014558977</text:p>
          </table:table-cell>
          <table:table-cell office:value-type="float" office:value="7261001536" calcext:value-type="float">
            <text:p>72610015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61001658</text:p>
          </table:table-cell>
          <table:table-cell office:value-type="string" calcext:value-type="string">
            <text:p>EBA NOE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73143748" calcext:value-type="float">
            <text:p>73143748</text:p>
          </table:table-cell>
          <table:table-cell office:value-type="float" office:value="7261001547" calcext:value-type="float">
            <text:p>72610015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79422103</text:p>
          </table:table-cell>
          <table:table-cell office:value-type="string" calcext:value-type="string">
            <text:p>N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2279421745" calcext:value-type="float">
            <text:p>22794217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79422105</text:p>
          </table:table-cell>
          <table:table-cell office:value-type="string" calcext:value-type="string">
            <text:p>NEI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801949219" calcext:value-type="float">
            <text:p>801949219</text:p>
          </table:table-cell>
          <table:table-cell office:value-type="float" office:value="2279421745" calcext:value-type="float">
            <text:p>22794217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1633720</text:p>
          </table:table-cell>
          <table:table-cell office:value-type="string" calcext:value-type="string">
            <text:p>NAMOR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3/2017</text:p>
          </table:table-cell>
          <table:table-cell office:value-type="float" office:value="3129016050" calcext:value-type="float">
            <text:p>3129016050</text:p>
          </table:table-cell>
          <table:table-cell office:value-type="float" office:value="6114466566" calcext:value-type="float">
            <text:p>61144665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1633721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3/2017</text:p>
          </table:table-cell>
          <table:table-cell office:value-type="float" office:value="73956539" calcext:value-type="float">
            <text:p>73956539</text:p>
          </table:table-cell>
          <table:table-cell office:value-type="float" office:value="2921633427" calcext:value-type="float">
            <text:p>29216334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91137" calcext:value-type="float">
            <text:p>722911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21633730</text:p>
          </table:table-cell>
          <table:table-cell office:value-type="string" calcext:value-type="string">
            <text:p>N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4/2017</text:p>
          </table:table-cell>
          <table:table-cell office:value-type="float" office:value="388380500583" calcext:value-type="float">
            <text:p>388380500583</text:p>
          </table:table-cell>
          <table:table-cell office:value-type="float" office:value="2921633576" calcext:value-type="float">
            <text:p>29216335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27</text:p>
          </table:table-cell>
          <table:table-cell office:value-type="string" calcext:value-type="string">
            <text:p>CAPJ NU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2941261983" calcext:value-type="float">
            <text:p>29412619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29</text:p>
          </table:table-cell>
          <table:table-cell office:value-type="string" calcext:value-type="string">
            <text:p>CAPJNO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2941261884" calcext:value-type="float">
            <text:p>29412618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41262530</text:p>
          </table:table-cell>
          <table:table-cell office:value-type="string" calcext:value-type="string">
            <text:p>CAPJNO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03/2017</text:p>
          </table:table-cell>
          <table:table-cell office:value-type="float" office:value="11792112" calcext:value-type="float">
            <text:p>11792112</text:p>
          </table:table-cell>
          <table:table-cell office:value-type="float" office:value="2941262209" calcext:value-type="float">
            <text:p>29412622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455038084</text:p>
          </table:table-cell>
          <table:table-cell office:value-type="string" calcext:value-type="string">
            <text:p>NESQU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4/2017</text:p>
          </table:table-cell>
          <table:table-cell office:value-type="float" office:value="5248001750" calcext:value-type="float">
            <text:p>5248001750</text:p>
          </table:table-cell>
          <table:table-cell office:value-type="float" office:value="5455340414" calcext:value-type="float">
            <text:p>54553404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455449869</text:p>
          </table:table-cell>
          <table:table-cell office:value-type="string" calcext:value-type="string">
            <text:p>NAPHTA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4/2017</text:p>
          </table:table-cell>
          <table:table-cell office:value-type="float" office:value="72443389" calcext:value-type="float">
            <text:p>72443389</text:p>
          </table:table-cell>
          <table:table-cell office:value-type="float" office:value="5455299005" calcext:value-type="float">
            <text:p>54552990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455449871</text:p>
          </table:table-cell>
          <table:table-cell office:value-type="string" calcext:value-type="string">
            <text:p>NOUN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4/2017</text:p>
          </table:table-cell>
          <table:table-cell office:value-type="float" office:value="115013142" calcext:value-type="float">
            <text:p>115013142</text:p>
          </table:table-cell>
          <table:table-cell office:value-type="float" office:value="5455340414" calcext:value-type="float">
            <text:p>54553404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455461253</text:p>
          </table:table-cell>
          <table:table-cell office:value-type="string" calcext:value-type="string">
            <text:p>N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3/2017</text:p>
          </table:table-cell>
          <table:table-cell office:value-type="float" office:value="72353457" calcext:value-type="float">
            <text:p>72353457</text:p>
          </table:table-cell>
          <table:table-cell office:value-type="float" office:value="5455285194" calcext:value-type="float">
            <text:p>54552851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502469157</text:p>
          </table:table-cell>
          <table:table-cell office:value-type="string" calcext:value-type="string">
            <text:p>NIS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4513844509" calcext:value-type="float">
            <text:p>4513844509</text:p>
          </table:table-cell>
          <table:table-cell office:value-type="float" office:value="5502187260" calcext:value-type="float">
            <text:p>55021872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34</text:p>
          </table:table-cell>
          <table:table-cell office:value-type="string" calcext:value-type="string">
            <text:p>JELTJE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1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8501201338" calcext:value-type="float">
            <text:p>85012013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36</text:p>
          </table:table-cell>
          <table:table-cell office:value-type="string" calcext:value-type="string">
            <text:p>JELTJE1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1/2017</text:p>
          </table:table-cell>
          <table:table-cell office:value-type="float" office:value="6114353466" calcext:value-type="float">
            <text:p>6114353466</text:p>
          </table:table-cell>
          <table:table-cell office:value-type="float" office:value="8501201318" calcext:value-type="float">
            <text:p>85012013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38</text:p>
          </table:table-cell>
          <table:table-cell office:value-type="string" calcext:value-type="string">
            <text:p>JELTJE1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1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1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1/2017</text:p>
          </table:table-cell>
          <table:table-cell office:value-type="float" office:value="6114353466" calcext:value-type="float">
            <text:p>6114353466</text:p>
          </table:table-cell>
          <table:table-cell office:value-type="float" office:value="8501201088" calcext:value-type="float">
            <text:p>85012010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2</text:p>
          </table:table-cell>
          <table:table-cell office:value-type="string" calcext:value-type="string">
            <text:p>JELTJE1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1/2017</text:p>
          </table:table-cell>
          <table:table-cell office:value-type="float" office:value="6114353466" calcext:value-type="float">
            <text:p>6114353466</text:p>
          </table:table-cell>
          <table:table-cell office:value-type="float" office:value="8501201334" calcext:value-type="float">
            <text:p>85012013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3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2/2017</text:p>
          </table:table-cell>
          <table:table-cell office:value-type="float" office:value="97665" calcext:value-type="float">
            <text:p>97665</text:p>
          </table:table-cell>
          <table:table-cell office:value-type="float" office:value="8501201370" calcext:value-type="float">
            <text:p>85012013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29063016" calcext:value-type="float">
            <text:p>29063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4</text:p>
          </table:table-cell>
          <table:table-cell office:value-type="string" calcext:value-type="string">
            <text:p>JELTJE1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1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8501201166" calcext:value-type="float">
            <text:p>85012011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5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1/2017</text:p>
          </table:table-cell>
          <table:table-cell office:value-type="float" office:value="108733942" calcext:value-type="float">
            <text:p>108733942</text:p>
          </table:table-cell>
          <table:table-cell office:value-type="float" office:value="8501201380" calcext:value-type="float">
            <text:p>85012013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6</text:p>
          </table:table-cell>
          <table:table-cell office:value-type="string" calcext:value-type="string">
            <text:p>JELTJE1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1/2017</text:p>
          </table:table-cell>
          <table:table-cell office:value-type="float" office:value="108733942" calcext:value-type="float">
            <text:p>108733942</text:p>
          </table:table-cell>
          <table:table-cell office:value-type="float" office:value="8501201328" calcext:value-type="float">
            <text:p>85012013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7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2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4" calcext:value-type="float">
            <text:p>85012013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8</text:p>
          </table:table-cell>
          <table:table-cell office:value-type="string" calcext:value-type="string">
            <text:p>JELTJE1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8501201324" calcext:value-type="float">
            <text:p>85012013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49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2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4" calcext:value-type="float">
            <text:p>85012013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0</text:p>
          </table:table-cell>
          <table:table-cell office:value-type="string" calcext:value-type="string">
            <text:p>JELTJE1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2/2017</text:p>
          </table:table-cell>
          <table:table-cell office:value-type="float" office:value="108733942" calcext:value-type="float">
            <text:p>108733942</text:p>
          </table:table-cell>
          <table:table-cell office:value-type="float" office:value="8501201316" calcext:value-type="float">
            <text:p>85012013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1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2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8501201172" calcext:value-type="float">
            <text:p>85012011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2</text:p>
          </table:table-cell>
          <table:table-cell office:value-type="string" calcext:value-type="string">
            <text:p>JELTJE1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3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4</text:p>
          </table:table-cell>
          <table:table-cell office:value-type="string" calcext:value-type="string">
            <text:p>JELTJE1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6</text:p>
          </table:table-cell>
          <table:table-cell office:value-type="string" calcext:value-type="string">
            <text:p>JELTJE1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6" calcext:value-type="float">
            <text:p>85012013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7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59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0</text:p>
          </table:table-cell>
          <table:table-cell office:value-type="string" calcext:value-type="string">
            <text:p>JELTJE1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1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88" calcext:value-type="float">
            <text:p>85012013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2</text:p>
          </table:table-cell>
          <table:table-cell office:value-type="string" calcext:value-type="string">
            <text:p>JELTJE1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3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4/2017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4</text:p>
          </table:table-cell>
          <table:table-cell office:value-type="string" calcext:value-type="string">
            <text:p>JELTJE1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17</text:p>
          </table:table-cell>
          <table:table-cell office:value-type="float" office:value="97665" calcext:value-type="float">
            <text:p>97665</text:p>
          </table:table-cell>
          <table:table-cell office:value-type="float" office:value="8501201366" calcext:value-type="float">
            <text:p>85012013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5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4/2017</text:p>
          </table:table-cell>
          <table:table-cell office:value-type="float" office:value="74414026" calcext:value-type="float">
            <text:p>74414026</text:p>
          </table:table-cell>
          <table:table-cell office:value-type="float" office:value="8501201386" calcext:value-type="float">
            <text:p>85012013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6</text:p>
          </table:table-cell>
          <table:table-cell office:value-type="string" calcext:value-type="string">
            <text:p>JELTJE1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68" calcext:value-type="float">
            <text:p>85012013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7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88" calcext:value-type="float">
            <text:p>85012013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8</text:p>
          </table:table-cell>
          <table:table-cell office:value-type="string" calcext:value-type="string">
            <text:p>JELTJE1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7</text:p>
          </table:table-cell>
          <table:table-cell office:value-type="float" office:value="97665" calcext:value-type="float">
            <text:p>97665</text:p>
          </table:table-cell>
          <table:table-cell office:value-type="float" office:value="8501201376" calcext:value-type="float">
            <text:p>85012013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69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04/2017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8501201374" calcext:value-type="float">
            <text:p>85012013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70</text:p>
          </table:table-cell>
          <table:table-cell office:value-type="string" calcext:value-type="string">
            <text:p>JELTJE1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501201388" calcext:value-type="float">
            <text:p>85012013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01201571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04/2017</text:p>
          </table:table-cell>
          <table:table-cell office:value-type="float" office:value="74414026" calcext:value-type="float">
            <text:p>74414026</text:p>
          </table:table-cell>
          <table:table-cell office:value-type="float" office:value="8501201370" calcext:value-type="float">
            <text:p>85012013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75966</text:p>
          </table:table-cell>
          <table:table-cell office:value-type="string" calcext:value-type="string">
            <text:p>MARIO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7/2016</text:p>
          </table:table-cell>
          <table:table-cell office:value-type="float" office:value="113022335" calcext:value-type="float">
            <text:p>113022335</text:p>
          </table:table-cell>
          <table:table-cell office:value-type="float" office:value="4242048481" calcext:value-type="float">
            <text:p>42420484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47021701</text:p>
          </table:table-cell>
          <table:table-cell office:value-type="string" calcext:value-type="string">
            <text:p>NAC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7</text:p>
          </table:table-cell>
          <table:table-cell office:value-type="float" office:value="2933862097" calcext:value-type="float">
            <text:p>2933862097</text:p>
          </table:table-cell>
          <table:table-cell office:value-type="float" office:value="7247021479" calcext:value-type="float">
            <text:p>72470214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626169645</text:p>
          </table:table-cell>
          <table:table-cell office:value-type="string" calcext:value-type="string">
            <text:p>MALICI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6</text:p>
          </table:table-cell>
          <table:table-cell office:value-type="float" office:value="7626169494" calcext:value-type="float">
            <text:p>7626169494</text:p>
          </table:table-cell>
          <table:table-cell office:value-type="float" office:value="7626169447" calcext:value-type="float">
            <text:p>76261694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466756</text:p>
          </table:table-cell>
          <table:table-cell office:value-type="string" calcext:value-type="string">
            <text:p>NI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538269227" calcext:value-type="float">
            <text:p>538269227</text:p>
          </table:table-cell>
          <table:table-cell office:value-type="float" office:value="6114466399" calcext:value-type="float">
            <text:p>61144663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466757</text:p>
          </table:table-cell>
          <table:table-cell office:value-type="string" calcext:value-type="string">
            <text:p>NA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7</text:p>
          </table:table-cell>
          <table:table-cell office:value-type="float" office:value="6114466511" calcext:value-type="float">
            <text:p>6114466511</text:p>
          </table:table-cell>
          <table:table-cell office:value-type="float" office:value="6114466258" calcext:value-type="float">
            <text:p>61144662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466759</text:p>
          </table:table-cell>
          <table:table-cell office:value-type="string" calcext:value-type="string">
            <text:p>H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4/2017</text:p>
          </table:table-cell>
          <table:table-cell office:value-type="float" office:value="5502239022" calcext:value-type="float">
            <text:p>5502239022</text:p>
          </table:table-cell>
          <table:table-cell office:value-type="float" office:value="6114466525" calcext:value-type="float">
            <text:p>61144665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466762</text:p>
          </table:table-cell>
          <table:table-cell office:value-type="string" calcext:value-type="string">
            <text:p>NINA RIC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4/2017</text:p>
          </table:table-cell>
          <table:table-cell office:value-type="float" office:value="5502239022" calcext:value-type="float">
            <text:p>5502239022</text:p>
          </table:table-cell>
          <table:table-cell office:value-type="float" office:value="6114466155" calcext:value-type="float">
            <text:p>61144661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466764</text:p>
          </table:table-cell>
          <table:table-cell office:value-type="string" calcext:value-type="string">
            <text:p>NICEG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1445853146" calcext:value-type="float">
            <text:p>1445853146</text:p>
          </table:table-cell>
          <table:table-cell office:value-type="float" office:value="6114466479" calcext:value-type="float">
            <text:p>61144664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409714</text:p>
          </table:table-cell>
          <table:table-cell office:value-type="string" calcext:value-type="string">
            <text:p>M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0/2016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6640053</text:p>
          </table:table-cell>
          <table:table-cell office:value-type="string" calcext:value-type="string">
            <text:p>LA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10/2015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538296044</text:p>
          </table:table-cell>
          <table:table-cell office:value-type="string" calcext:value-type="string">
            <text:p>ME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4613436</text:p>
          </table:table-cell>
          <table:table-cell office:value-type="string" calcext:value-type="string">
            <text:p>ME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045136526</text:p>
          </table:table-cell>
          <table:table-cell office:value-type="string" calcext:value-type="string">
            <text:p>H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10/2015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502469163</text:p>
          </table:table-cell>
          <table:table-cell office:value-type="string" calcext:value-type="string">
            <text:p>NID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7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200018700</text:p>
          </table:table-cell>
          <table:table-cell office:value-type="string" calcext:value-type="string">
            <text:p>LEON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8/2015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208408797</text:p>
          </table:table-cell>
          <table:table-cell office:value-type="string" calcext:value-type="string">
            <text:p>LI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0/2015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5502469177</text:p>
          </table:table-cell>
          <table:table-cell office:value-type="string" calcext:value-type="string">
            <text:p>ME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11/2016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8408627</text:p>
          </table:table-cell>
          <table:table-cell office:value-type="string" calcext:value-type="string">
            <text:p>HO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1618410</text:p>
          </table:table-cell>
          <table:table-cell office:value-type="string" calcext:value-type="string">
            <text:p>H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9/2014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1941998</text:p>
          </table:table-cell>
          <table:table-cell office:value-type="string" calcext:value-type="string">
            <text:p>HO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8/2014</text:p>
          </table:table-cell>
          <table:table-cell office:value-type="float" office:value="4241826304" calcext:value-type="float">
            <text:p>4241826304</text:p>
          </table:table-cell>
          <table:table-cell office:value-type="float" office:value="4242264180" calcext:value-type="float">
            <text:p>424226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810617161</text:p>
          </table:table-cell>
          <table:table-cell office:value-type="string" calcext:value-type="string">
            <text:p>NUMBO 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12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5811412310" calcext:value-type="float">
            <text:p>58114123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120437747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1/2017</text:p>
          </table:table-cell>
          <table:table-cell office:value-type="float" office:value="69990138" calcext:value-type="float">
            <text:p>69990138</text:p>
          </table:table-cell>
          <table:table-cell office:value-type="float" office:value="7120110714" calcext:value-type="float">
            <text:p>71201107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48</text:p>
          </table:table-cell>
          <table:table-cell office:value-type="string" calcext:value-type="string">
            <text:p>NOSTALG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1/2017</text:p>
          </table:table-cell>
          <table:table-cell office:value-type="float" office:value="5630405030" calcext:value-type="float">
            <text:p>5630405030</text:p>
          </table:table-cell>
          <table:table-cell office:value-type="float" office:value="7120193113" calcext:value-type="float">
            <text:p>712019311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49</text:p>
          </table:table-cell>
          <table:table-cell office:value-type="string" calcext:value-type="string">
            <text:p>NALT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1/2017</text:p>
          </table:table-cell>
          <table:table-cell office:value-type="float" office:value="69990138" calcext:value-type="float">
            <text:p>69990138</text:p>
          </table:table-cell>
          <table:table-cell office:value-type="float" office:value="7120192383" calcext:value-type="float">
            <text:p>71201923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51</text:p>
          </table:table-cell>
          <table:table-cell office:value-type="string" calcext:value-type="string">
            <text:p>NEQUINOX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1/2017</text:p>
          </table:table-cell>
          <table:table-cell office:value-type="float" office:value="69990138" calcext:value-type="float">
            <text:p>69990138</text:p>
          </table:table-cell>
          <table:table-cell office:value-type="float" office:value="7120694376" calcext:value-type="float">
            <text:p>71206943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52</text:p>
          </table:table-cell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1/2017</text:p>
          </table:table-cell>
          <table:table-cell office:value-type="float" office:value="19990602442" calcext:value-type="float">
            <text:p>19990602442</text:p>
          </table:table-cell>
          <table:table-cell office:value-type="float" office:value="7120694380" calcext:value-type="float">
            <text:p>71206943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56</text:p>
          </table:table-cell>
          <table:table-cell office:value-type="string" calcext:value-type="string">
            <text:p>NORVE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1/2017</text:p>
          </table:table-cell>
          <table:table-cell office:value-type="float" office:value="4242054098" calcext:value-type="float">
            <text:p>4242054098</text:p>
          </table:table-cell>
          <table:table-cell office:value-type="float" office:value="7120193134" calcext:value-type="float">
            <text:p>71201931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58</text:p>
          </table:table-cell>
          <table:table-cell office:value-type="string" calcext:value-type="string">
            <text:p>NAC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2/2017</text:p>
          </table:table-cell>
          <table:table-cell office:value-type="float" office:value="62065919" calcext:value-type="float">
            <text:p>62065919</text:p>
          </table:table-cell>
          <table:table-cell office:value-type="float" office:value="341160656" calcext:value-type="float">
            <text:p>3411606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60</text:p>
          </table:table-cell>
          <table:table-cell office:value-type="string" calcext:value-type="string">
            <text:p>NAU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2/2017</text:p>
          </table:table-cell>
          <table:table-cell office:value-type="float" office:value="4242054098" calcext:value-type="float">
            <text:p>4242054098</text:p>
          </table:table-cell>
          <table:table-cell office:value-type="float" office:value="7120193120" calcext:value-type="float">
            <text:p>71201931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63</text:p>
          </table:table-cell>
          <table:table-cell office:value-type="string" calcext:value-type="string">
            <text:p>NEFLE NO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2/2017</text:p>
          </table:table-cell>
          <table:table-cell office:value-type="float" office:value="69990138" calcext:value-type="float">
            <text:p>69990138</text:p>
          </table:table-cell>
          <table:table-cell office:value-type="float" office:value="7120465297" calcext:value-type="float">
            <text:p>71204652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67</text:p>
          </table:table-cell>
          <table:table-cell office:value-type="string" calcext:value-type="string">
            <text:p>NOUGA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3/2017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7120694344" calcext:value-type="float">
            <text:p>71206943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69</text:p>
          </table:table-cell>
          <table:table-cell office:value-type="string" calcext:value-type="string">
            <text:p>NO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3/2017</text:p>
          </table:table-cell>
          <table:table-cell office:value-type="float" office:value="103631566" calcext:value-type="float">
            <text:p>103631566</text:p>
          </table:table-cell>
          <table:table-cell office:value-type="float" office:value="7120465312" calcext:value-type="float">
            <text:p>71204653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70</text:p>
          </table:table-cell>
          <table:table-cell office:value-type="string" calcext:value-type="string">
            <text:p>NAR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3/2017</text:p>
          </table:table-cell>
          <table:table-cell office:value-type="float" office:value="3554773051" calcext:value-type="float">
            <text:p>3554773051</text:p>
          </table:table-cell>
          <table:table-cell office:value-type="float" office:value="7120694352" calcext:value-type="float">
            <text:p>71206943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56409</text:p>
          </table:table-cell>
          <table:table-cell office:value-type="string" calcext:value-type="string">
            <text:p>MA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float" office:value="103631566" calcext:value-type="float">
            <text:p>103631566</text:p>
          </table:table-cell>
          <table:table-cell office:value-type="float" office:value="7124330872" calcext:value-type="float">
            <text:p>71243308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56415</text:p>
          </table:table-cell>
          <table:table-cell office:value-type="string" calcext:value-type="string">
            <text:p>MACU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1/2016</text:p>
          </table:table-cell>
          <table:table-cell office:value-type="float" office:value="3006972816" calcext:value-type="float">
            <text:p>3006972816</text:p>
          </table:table-cell>
          <table:table-cell office:value-type="float" office:value="7120694358" calcext:value-type="float">
            <text:p>71206943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56418</text:p>
          </table:table-cell>
          <table:table-cell office:value-type="string" calcext:value-type="string">
            <text:p>MOUSS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2/2016</text:p>
          </table:table-cell>
          <table:table-cell office:value-type="float" office:value="3006972816" calcext:value-type="float">
            <text:p>3006972816</text:p>
          </table:table-cell>
          <table:table-cell office:value-type="float" office:value="341241741" calcext:value-type="float">
            <text:p>3412417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0</text:p>
          </table:table-cell>
          <table:table-cell office:value-type="string" calcext:value-type="string">
            <text:p>M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9/2016</text:p>
          </table:table-cell>
          <table:table-cell office:value-type="float" office:value="2279421309" calcext:value-type="float">
            <text:p>2279421309</text:p>
          </table:table-cell>
          <table:table-cell office:value-type="float" office:value="7120143996" calcext:value-type="float">
            <text:p>71201439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2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7120654184" calcext:value-type="float">
            <text:p>71206541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3</text:p>
          </table:table-cell>
          <table:table-cell office:value-type="string" calcext:value-type="string">
            <text:p>MESQU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3803179839" calcext:value-type="float">
            <text:p>3803179839</text:p>
          </table:table-cell>
          <table:table-cell office:value-type="float" office:value="7120153008" calcext:value-type="float">
            <text:p>71201530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5</text:p>
          </table:table-cell>
          <table:table-cell office:value-type="string" calcext:value-type="string">
            <text:p>MEL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9/2016</text:p>
          </table:table-cell>
          <table:table-cell office:value-type="float" office:value="538239227" calcext:value-type="float">
            <text:p>538239227</text:p>
          </table:table-cell>
          <table:table-cell office:value-type="float" office:value="7120654183" calcext:value-type="float">
            <text:p>71206541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6</text:p>
          </table:table-cell>
          <table:table-cell office:value-type="string" calcext:value-type="string">
            <text:p>MIM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float" office:value="5616683557" calcext:value-type="float">
            <text:p>5616683557</text:p>
          </table:table-cell>
          <table:table-cell office:value-type="float" office:value="7120654179" calcext:value-type="float">
            <text:p>71206541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7</text:p>
          </table:table-cell>
          <table:table-cell office:value-type="string" calcext:value-type="string">
            <text:p>MICH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float" office:value="5616683557" calcext:value-type="float">
            <text:p>5616683557</text:p>
          </table:table-cell>
          <table:table-cell office:value-type="float" office:value="7120654182" calcext:value-type="float">
            <text:p>71206541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8</text:p>
          </table:table-cell>
          <table:table-cell office:value-type="string" calcext:value-type="string">
            <text:p>M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0/2016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7120654172" calcext:value-type="float">
            <text:p>71206541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09</text:p>
          </table:table-cell>
          <table:table-cell office:value-type="string" calcext:value-type="string">
            <text:p>MIR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0/2016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7120654167" calcext:value-type="float">
            <text:p>71206541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1</text:p>
          </table:table-cell>
          <table:table-cell office:value-type="string" calcext:value-type="string">
            <text:p>MACU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0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7120654185" calcext:value-type="float">
            <text:p>712065418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2</text:p>
          </table:table-cell>
          <table:table-cell office:value-type="string" calcext:value-type="string">
            <text:p>MAN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0/2016</text:p>
          </table:table-cell>
          <table:table-cell office:value-type="float" office:value="72372740" calcext:value-type="float">
            <text:p>72372740</text:p>
          </table:table-cell>
          <table:table-cell office:value-type="float" office:value="7120152262" calcext:value-type="float">
            <text:p>71201522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3</text:p>
          </table:table-cell>
          <table:table-cell office:value-type="string" calcext:value-type="string">
            <text:p>MYST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7120152270" calcext:value-type="float">
            <text:p>71201522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6</text:p>
          </table:table-cell>
          <table:table-cell office:value-type="string" calcext:value-type="string">
            <text:p>MES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0/2016</text:p>
          </table:table-cell>
          <table:table-cell office:value-type="float" office:value="5616683557" calcext:value-type="float">
            <text:p>5616683557</text:p>
          </table:table-cell>
          <table:table-cell office:value-type="float" office:value="7120654190" calcext:value-type="float">
            <text:p>71206541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7</text:p>
          </table:table-cell>
          <table:table-cell office:value-type="string" calcext:value-type="string">
            <text:p>MAL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0/2016</text:p>
          </table:table-cell>
          <table:table-cell office:value-type="float" office:value="538239227" calcext:value-type="float">
            <text:p>538239227</text:p>
          </table:table-cell>
          <table:table-cell office:value-type="float" office:value="7120654180" calcext:value-type="float">
            <text:p>71206541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18</text:p>
          </table:table-cell>
          <table:table-cell office:value-type="string" calcext:value-type="string">
            <text:p>MAY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1/2016</text:p>
          </table:table-cell>
          <table:table-cell office:value-type="float" office:value="28990195876" calcext:value-type="float">
            <text:p>28990195876</text:p>
          </table:table-cell>
          <table:table-cell office:value-type="float" office:value="7120152264" calcext:value-type="float">
            <text:p>71201522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20</text:p>
          </table:table-cell>
          <table:table-cell office:value-type="string" calcext:value-type="string">
            <text:p>MERVE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11/2016</text:p>
          </table:table-cell>
          <table:table-cell office:value-type="float" office:value="28990195876" calcext:value-type="float">
            <text:p>28990195876</text:p>
          </table:table-cell>
          <table:table-cell office:value-type="float" office:value="7120231295" calcext:value-type="float">
            <text:p>71202312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22</text:p>
          </table:table-cell>
          <table:table-cell office:value-type="string" calcext:value-type="string">
            <text:p>MAYONN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1/2016</text:p>
          </table:table-cell>
          <table:table-cell office:value-type="float" office:value="8556142852" calcext:value-type="float">
            <text:p>8556142852</text:p>
          </table:table-cell>
          <table:table-cell office:value-type="float" office:value="7120143992" calcext:value-type="float">
            <text:p>712014399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24</text:p>
          </table:table-cell>
          <table:table-cell office:value-type="string" calcext:value-type="string">
            <text:p>MUS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6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7120654188" calcext:value-type="float">
            <text:p>71206541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26</text:p>
          </table:table-cell>
          <table:table-cell office:value-type="string" calcext:value-type="string">
            <text:p>ME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2/2016</text:p>
          </table:table-cell>
          <table:table-cell office:value-type="float" office:value="4242054098" calcext:value-type="float">
            <text:p>4242054098</text:p>
          </table:table-cell>
          <table:table-cell office:value-type="float" office:value="7120143978" calcext:value-type="float">
            <text:p>71201439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16627</text:p>
          </table:table-cell>
          <table:table-cell office:value-type="string" calcext:value-type="string">
            <text:p>MANZ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2/2016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7120654186" calcext:value-type="float">
            <text:p>71206541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98010" calcext:value-type="float">
            <text:p>71398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43</text:p>
          </table:table-cell>
          <table:table-cell office:value-type="string" calcext:value-type="string">
            <text:p>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7</text:p>
          </table:table-cell>
          <table:table-cell office:value-type="float" office:value="3006972816" calcext:value-type="float">
            <text:p>3006972816</text:p>
          </table:table-cell>
          <table:table-cell office:value-type="float" office:value="7120694382" calcext:value-type="float">
            <text:p>71206943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44</text:p>
          </table:table-cell>
          <table:table-cell office:value-type="string" calcext:value-type="string">
            <text:p>NOR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1/2017</text:p>
          </table:table-cell>
          <table:table-cell office:value-type="float" office:value="2920195748" calcext:value-type="float">
            <text:p>2920195748</text:p>
          </table:table-cell>
          <table:table-cell office:value-type="float" office:value="7120192393" calcext:value-type="float">
            <text:p>71201923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0437745</text:p>
          </table:table-cell>
          <table:table-cell office:value-type="string" calcext:value-type="string">
            <text:p>NECT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1/2017</text:p>
          </table:table-cell>
          <table:table-cell office:value-type="float" office:value="5630405030" calcext:value-type="float">
            <text:p>5630405030</text:p>
          </table:table-cell>
          <table:table-cell office:value-type="float" office:value="7120181542" calcext:value-type="float">
            <text:p>71201815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522695" calcext:value-type="float">
            <text:p>715226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64</text:p>
          </table:table-cell>
          <table:table-cell office:value-type="string" calcext:value-type="string">
            <text:p>BTS-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4/2017</text:p>
          </table:table-cell>
          <table:table-cell office:value-type="float" office:value="6114353466" calcext:value-type="float">
            <text:p>6114353466</text:p>
          </table:table-cell>
          <table:table-cell office:value-type="float" office:value="4934531089" calcext:value-type="float">
            <text:p>493453108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113113614</text:p>
          </table:table-cell>
          <table:table-cell office:value-type="string" calcext:value-type="string">
            <text:p>NCIS C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5455299005" calcext:value-type="float">
            <text:p>54552990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113113617</text:p>
          </table:table-cell>
          <table:table-cell office:value-type="string" calcext:value-type="string">
            <text:p>NANA P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538496751" calcext:value-type="float">
            <text:p>538496751</text:p>
          </table:table-cell>
          <table:table-cell office:value-type="float" office:value="5248001690" calcext:value-type="float">
            <text:p>52480016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113154321</text:p>
          </table:table-cell>
          <table:table-cell office:value-type="string" calcext:value-type="string">
            <text:p>NEFERT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5632667935" calcext:value-type="float">
            <text:p>5632667935</text:p>
          </table:table-cell>
          <table:table-cell office:value-type="float" office:value="5113154231" calcext:value-type="float">
            <text:p>51131542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67788960</text:p>
          </table:table-cell>
          <table:table-cell office:value-type="string" calcext:value-type="string">
            <text:p>MIL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11/2016</text:p>
          </table:table-cell>
          <table:table-cell office:value-type="float" office:value="7121758980" calcext:value-type="float">
            <text:p>7121758980</text:p>
          </table:table-cell>
          <table:table-cell office:value-type="float" office:value="8067788615" calcext:value-type="float">
            <text:p>80677886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067788979</text:p>
          </table:table-cell>
          <table:table-cell office:value-type="string" calcext:value-type="string">
            <text:p>MISTIG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12/2016</text:p>
          </table:table-cell>
          <table:table-cell office:value-type="float" office:value="70101" calcext:value-type="float">
            <text:p>70101</text:p>
          </table:table-cell>
          <table:table-cell office:value-type="float" office:value="8067788605" calcext:value-type="float">
            <text:p>80677886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193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1/2015</text:p>
          </table:table-cell>
          <table:table-cell office:value-type="float" office:value="2148228331" calcext:value-type="float">
            <text:p>2148228331</text:p>
          </table:table-cell>
          <table:table-cell office:value-type="float" office:value="8523521955" calcext:value-type="float">
            <text:p>85235219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195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8523522123" calcext:value-type="float">
            <text:p>85235221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196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8523522123" calcext:value-type="float">
            <text:p>85235221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197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5</text:p>
          </table:table-cell>
          <table:table-cell office:value-type="float" office:value="4522794020" calcext:value-type="float">
            <text:p>4522794020</text:p>
          </table:table-cell>
          <table:table-cell office:value-type="float" office:value="8523522113" calcext:value-type="float">
            <text:p>852352211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198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8523522082" calcext:value-type="float">
            <text:p>85235220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206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8523522050" calcext:value-type="float">
            <text:p>85235220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211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7/2015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8523522127" calcext:value-type="float">
            <text:p>8523522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23522220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9/2015</text:p>
          </table:table-cell>
          <table:table-cell office:value-type="float" office:value="7121602098" calcext:value-type="float">
            <text:p>7121602098</text:p>
          </table:table-cell>
          <table:table-cell office:value-type="float" office:value="8523521971" calcext:value-type="float">
            <text:p>85235219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422323878</text:p>
          </table:table-cell>
          <table:table-cell office:value-type="string" calcext:value-type="string">
            <text:p>MORITOP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7/2015</text:p>
          </table:table-cell>
          <table:table-cell office:value-type="float" office:value="8566627638" calcext:value-type="float">
            <text:p>8566627638</text:p>
          </table:table-cell>
          <table:table-cell office:value-type="float" office:value="4422323788" calcext:value-type="float">
            <text:p>44223237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116031283</text:p>
          </table:table-cell>
          <table:table-cell office:value-type="string" calcext:value-type="string">
            <text:p>MILKA 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6</text:p>
          </table:table-cell>
          <table:table-cell office:value-type="float" office:value="3554773051" calcext:value-type="float">
            <text:p>3554773051</text:p>
          </table:table-cell>
          <table:table-cell office:value-type="float" office:value="112027268" calcext:value-type="float">
            <text:p>1120272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031284</text:p>
          </table:table-cell>
          <table:table-cell office:value-type="string" calcext:value-type="string">
            <text:p>MORITOP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6</text:p>
          </table:table-cell>
          <table:table-cell office:value-type="float" office:value="3554773051" calcext:value-type="float">
            <text:p>3554773051</text:p>
          </table:table-cell>
          <table:table-cell office:value-type="float" office:value="112027268" calcext:value-type="float">
            <text:p>1120272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14719</text:p>
          </table:table-cell>
          <table:table-cell office:value-type="string" calcext:value-type="string">
            <text:p>LIQU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1/2015</text:p>
          </table:table-cell>
          <table:table-cell office:value-type="float" office:value="5344417237" calcext:value-type="float">
            <text:p>5344417237</text:p>
          </table:table-cell>
          <table:table-cell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0800580588</text:p>
          </table:table-cell>
          <table:table-cell office:value-type="string" calcext:value-type="string">
            <text:p>LIBELL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10/2015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218526564</text:p>
          </table:table-cell>
          <table:table-cell office:value-type="string" calcext:value-type="string">
            <text:p>LIBELL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9/2015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R0201706233</text:p>
          </table:table-cell>
          <table:table-cell office:value-type="string" calcext:value-type="string">
            <text:p>LIBELL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11/2010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218526569</text:p>
          </table:table-cell>
          <table:table-cell office:value-type="string" calcext:value-type="string">
            <text:p>LAUR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0/2015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R4242601100</text:p>
          </table:table-cell>
          <table:table-cell office:value-type="string" calcext:value-type="string">
            <text:p>N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1/2017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805830253</text:p>
          </table:table-cell>
          <table:table-cell office:value-type="string" calcext:value-type="string">
            <text:p>JUL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9/2014</text:p>
          </table:table-cell>
          <table:table-cell table:number-columns-repeated="2" office:value-type="float" office:value="8566627638" calcext:value-type="float">
            <text:p>85666276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452271173</text:p>
          </table:table-cell>
          <table:table-cell office:value-type="string" calcext:value-type="string">
            <text:p>OBIS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2130301025" calcext:value-type="float">
            <text:p>2130301025</text:p>
          </table:table-cell>
          <table:table-cell office:value-type="float" office:value="8541871115" calcext:value-type="float">
            <text:p>85418711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52271174</text:p>
          </table:table-cell>
          <table:table-cell office:value-type="string" calcext:value-type="string">
            <text:p>OB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2130301025" calcext:value-type="float">
            <text:p>2130301025</text:p>
          </table:table-cell>
          <table:table-cell office:value-type="float" office:value="8541871115" calcext:value-type="float">
            <text:p>85418711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615230529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12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7615238880" calcext:value-type="float">
            <text:p>76152388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621112322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12/2016</text:p>
          </table:table-cell>
          <table:table-cell office:value-type="float" office:value="5703737670" calcext:value-type="float">
            <text:p>5703737670</text:p>
          </table:table-cell>
          <table:table-cell office:value-type="float" office:value="7613870126" calcext:value-type="float">
            <text:p>76138701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621112347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01/2017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7613870136" calcext:value-type="float">
            <text:p>76138701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406570023</text:p>
          </table:table-cell>
          <table:table-cell office:value-type="string" calcext:value-type="string">
            <text:p>LAS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4/2015</text:p>
          </table:table-cell>
          <table:table-cell office:value-type="float" office:value="7242632607" calcext:value-type="float">
            <text:p>7242632607</text:p>
          </table:table-cell>
          <table:table-cell office:value-type="float" office:value="4406579383" calcext:value-type="float">
            <text:p>44065793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213102575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8/2015</text:p>
          </table:table-cell>
          <table:table-cell office:value-type="float" office:value="2146132039" calcext:value-type="float">
            <text:p>2146132039</text:p>
          </table:table-cell>
          <table:table-cell office:value-type="float" office:value="6207814141" calcext:value-type="float">
            <text:p>62078141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6213102576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8/2015</text:p>
          </table:table-cell>
          <table:table-cell office:value-type="float" office:value="2146132039" calcext:value-type="float">
            <text:p>2146132039</text:p>
          </table:table-cell>
          <table:table-cell office:value-type="float" office:value="6207814141" calcext:value-type="float">
            <text:p>62078141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6213102586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1/2015</text:p>
          </table:table-cell>
          <table:table-cell office:value-type="float" office:value="2138706818" calcext:value-type="float">
            <text:p>2138706818</text:p>
          </table:table-cell>
          <table:table-cell office:value-type="float" office:value="6213102434" calcext:value-type="float">
            <text:p>62131024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6213102636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12/2016</text:p>
          </table:table-cell>
          <table:table-cell office:value-type="float" office:value="2138706818" calcext:value-type="float">
            <text:p>2138706818</text:p>
          </table:table-cell>
          <table:table-cell office:value-type="float" office:value="6213102545" calcext:value-type="float">
            <text:p>62131025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7122066935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float" office:value="4242153781" calcext:value-type="float">
            <text:p>4242153781</text:p>
          </table:table-cell>
          <table:table-cell office:value-type="float" office:value="7121588230" calcext:value-type="float">
            <text:p>71215882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6951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10/2016</text:p>
          </table:table-cell>
          <table:table-cell office:value-type="float" office:value="4241695076" calcext:value-type="float">
            <text:p>4241695076</text:p>
          </table:table-cell>
          <table:table-cell office:value-type="float" office:value="7121572177" calcext:value-type="float">
            <text:p>71215721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122066953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10/2016</text:p>
          </table:table-cell>
          <table:table-cell office:value-type="float" office:value="8901668818" calcext:value-type="float">
            <text:p>8901668818</text:p>
          </table:table-cell>
          <table:table-cell office:value-type="float" office:value="7121572326" calcext:value-type="float">
            <text:p>71215723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77144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10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7121491191" calcext:value-type="float">
            <text:p>712149119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77170</text:p>
          </table:table-cell>
          <table:table-cell office:value-type="string" calcext:value-type="string">
            <text:p>MAJ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11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7121588054" calcext:value-type="float">
            <text:p>71215880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426155</text:p>
          </table:table-cell>
          <table:table-cell office:value-type="string" calcext:value-type="string">
            <text:p>MARCIG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11/2015</text:p>
          </table:table-cell>
          <table:table-cell office:value-type="float" office:value="7122254759" calcext:value-type="float">
            <text:p>7122254759</text:p>
          </table:table-cell>
          <table:table-cell office:value-type="float" office:value="7121923873" calcext:value-type="float">
            <text:p>71219238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363359605</text:p>
          </table:table-cell>
          <table:table-cell office:value-type="string" calcext:value-type="string">
            <text:p>MEL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5/2016</text:p>
          </table:table-cell>
          <table:table-cell office:value-type="float" office:value="5013390027" calcext:value-type="float">
            <text:p>5013390027</text:p>
          </table:table-cell>
          <table:table-cell office:value-type="float" office:value="5363359523" calcext:value-type="float">
            <text:p>53633595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66</text:p>
          </table:table-cell>
          <table:table-cell office:value-type="string" calcext:value-type="string">
            <text:p>MARBR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7/2016</text:p>
          </table:table-cell>
          <table:table-cell office:value-type="float" office:value="5030100108" calcext:value-type="float">
            <text:p>5030100108</text:p>
          </table:table-cell>
          <table:table-cell office:value-type="float" office:value="7247021447" calcext:value-type="float">
            <text:p>72470214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77</text:p>
          </table:table-cell>
          <table:table-cell office:value-type="string" calcext:value-type="string">
            <text:p>MON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7/2016</text:p>
          </table:table-cell>
          <table:table-cell office:value-type="float" office:value="5346474209" calcext:value-type="float">
            <text:p>5346474209</text:p>
          </table:table-cell>
          <table:table-cell office:value-type="float" office:value="7247021079" calcext:value-type="float">
            <text:p>72470210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82</text:p>
          </table:table-cell>
          <table:table-cell office:value-type="string" calcext:value-type="string">
            <text:p>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9/2016</text:p>
          </table:table-cell>
          <table:table-cell office:value-type="float" office:value="2837144418" calcext:value-type="float">
            <text:p>2837144418</text:p>
          </table:table-cell>
          <table:table-cell office:value-type="float" office:value="7247021421" calcext:value-type="float">
            <text:p>72470214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85</text:p>
          </table:table-cell>
          <table:table-cell office:value-type="string" calcext:value-type="string">
            <text:p>MAJOLIV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9/2016</text:p>
          </table:table-cell>
          <table:table-cell office:value-type="float" office:value="2211626443" calcext:value-type="float">
            <text:p>2211626443</text:p>
          </table:table-cell>
          <table:table-cell office:value-type="float" office:value="7247021450" calcext:value-type="float">
            <text:p>72470214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87</text:p>
          </table:table-cell>
          <table:table-cell office:value-type="string" calcext:value-type="string">
            <text:p>MIM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0/2016</text:p>
          </table:table-cell>
          <table:table-cell office:value-type="float" office:value="2948512122" calcext:value-type="float">
            <text:p>2948512122</text:p>
          </table:table-cell>
          <table:table-cell office:value-type="float" office:value="7247021306" calcext:value-type="float">
            <text:p>72470213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89</text:p>
          </table:table-cell>
          <table:table-cell office:value-type="string" calcext:value-type="string">
            <text:p>ME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1/2016</text:p>
          </table:table-cell>
          <table:table-cell office:value-type="float" office:value="7229041452" calcext:value-type="float">
            <text:p>7229041452</text:p>
          </table:table-cell>
          <table:table-cell office:value-type="float" office:value="7247029080" calcext:value-type="float">
            <text:p>72470290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94</text:p>
          </table:table-cell>
          <table:table-cell office:value-type="string" calcext:value-type="string">
            <text:p>MAND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2/2016</text:p>
          </table:table-cell>
          <table:table-cell office:value-type="float" office:value="2211626443" calcext:value-type="float">
            <text:p>2211626443</text:p>
          </table:table-cell>
          <table:table-cell office:value-type="float" office:value="7247021476" calcext:value-type="float">
            <text:p>72470214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95</text:p>
          </table:table-cell>
          <table:table-cell office:value-type="string" calcext:value-type="string">
            <text:p>MOUL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2/2016</text:p>
          </table:table-cell>
          <table:table-cell office:value-type="float" office:value="4469909174" calcext:value-type="float">
            <text:p>4469909174</text:p>
          </table:table-cell>
          <table:table-cell office:value-type="float" office:value="7247021100" calcext:value-type="float">
            <text:p>72470211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696</text:p>
          </table:table-cell>
          <table:table-cell office:value-type="string" calcext:value-type="string">
            <text:p>MO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2/2016</text:p>
          </table:table-cell>
          <table:table-cell office:value-type="float" office:value="2226788649" calcext:value-type="float">
            <text:p>2226788649</text:p>
          </table:table-cell>
          <table:table-cell office:value-type="float" office:value="7247021274" calcext:value-type="float">
            <text:p>72470212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702</text:p>
          </table:table-cell>
          <table:table-cell office:value-type="string" calcext:value-type="string">
            <text:p>NAPHTA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7</text:p>
          </table:table-cell>
          <table:table-cell office:value-type="float" office:value="2948512122" calcext:value-type="float">
            <text:p>2948512122</text:p>
          </table:table-cell>
          <table:table-cell office:value-type="float" office:value="7247021468" calcext:value-type="float">
            <text:p>72470214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709</text:p>
          </table:table-cell>
          <table:table-cell office:value-type="string" calcext:value-type="string">
            <text:p>NO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2/2017</text:p>
          </table:table-cell>
          <table:table-cell office:value-type="float" office:value="2226788649" calcext:value-type="float">
            <text:p>2226788649</text:p>
          </table:table-cell>
          <table:table-cell office:value-type="float" office:value="7247021487" calcext:value-type="float">
            <text:p>72470214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2208062" calcext:value-type="float">
            <text:p>722080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7247021712</text:p>
          </table:table-cell>
          <table:table-cell office:value-type="string" calcext:value-type="string">
            <text:p>NAV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2/2017</text:p>
          </table:table-cell>
          <table:table-cell office:value-type="float" office:value="4469909174" calcext:value-type="float">
            <text:p>4469909174</text:p>
          </table:table-cell>
          <table:table-cell office:value-type="float" office:value="7247021241" calcext:value-type="float">
            <text:p>72470212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0117303696</text:p>
          </table:table-cell>
          <table:table-cell office:value-type="string" calcext:value-type="string">
            <text:p>MISS 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1/2017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112361240" calcext:value-type="float">
            <text:p>1123612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626169597</text:p>
          </table:table-cell>
          <table:table-cell office:value-type="string" calcext:value-type="string">
            <text:p>L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1/2015</text:p>
          </table:table-cell>
          <table:table-cell office:value-type="float" office:value="137012381" calcext:value-type="float">
            <text:p>137012381</text:p>
          </table:table-cell>
          <table:table-cell office:value-type="float" office:value="7626169350" calcext:value-type="float">
            <text:p>76261693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598</text:p>
          </table:table-cell>
          <table:table-cell office:value-type="string" calcext:value-type="string">
            <text:p>LUCI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1/2015</text:p>
          </table:table-cell>
          <table:table-cell office:value-type="float" office:value="62744636" calcext:value-type="float">
            <text:p>62744636</text:p>
          </table:table-cell>
          <table:table-cell office:value-type="float" office:value="7626169463" calcext:value-type="float">
            <text:p>76261694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05</text:p>
          </table:table-cell>
          <table:table-cell office:value-type="string" calcext:value-type="string">
            <text:p>MINI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1/2016</text:p>
          </table:table-cell>
          <table:table-cell office:value-type="float" office:value="61083609" calcext:value-type="float">
            <text:p>61083609</text:p>
          </table:table-cell>
          <table:table-cell office:value-type="float" office:value="7626169344" calcext:value-type="float">
            <text:p>76261693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06</text:p>
          </table:table-cell>
          <table:table-cell office:value-type="string" calcext:value-type="string">
            <text:p>MILLOU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1/2016</text:p>
          </table:table-cell>
          <table:table-cell office:value-type="float" office:value="72044077" calcext:value-type="float">
            <text:p>72044077</text:p>
          </table:table-cell>
          <table:table-cell office:value-type="float" office:value="7626169456" calcext:value-type="float">
            <text:p>7626169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08</text:p>
          </table:table-cell>
          <table:table-cell office:value-type="string" calcext:value-type="string">
            <text:p>ME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1/2016</text:p>
          </table:table-cell>
          <table:table-cell office:value-type="float" office:value="2716160587" calcext:value-type="float">
            <text:p>2716160587</text:p>
          </table:table-cell>
          <table:table-cell office:value-type="float" office:value="7608226377" calcext:value-type="float">
            <text:p>76082263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10</text:p>
          </table:table-cell>
          <table:table-cell office:value-type="string" calcext:value-type="string">
            <text:p>MYRI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1/2016</text:p>
          </table:table-cell>
          <table:table-cell office:value-type="float" office:value="7626169494" calcext:value-type="float">
            <text:p>7626169494</text:p>
          </table:table-cell>
          <table:table-cell office:value-type="float" office:value="7626169431" calcext:value-type="float">
            <text:p>76261694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455431843</text:p>
          </table:table-cell>
          <table:table-cell office:value-type="string" calcext:value-type="string">
            <text:p>NOIR DE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1/2017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5455227529" calcext:value-type="float">
            <text:p>54552275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000012033673</text:p>
          </table:table-cell>
          <table:table-cell office:value-type="string" calcext:value-type="string">
            <text:p>ALL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6/2015</text:p>
          </table:table-cell>
          <table:table-cell office:value-type="float" office:value="71441918" calcext:value-type="float">
            <text:p>71441918</text:p>
          </table:table-cell>
          <table:table-cell office:value-type="float" office:value="11748353" calcext:value-type="float">
            <text:p>117483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000012111803</text:p>
          </table:table-cell>
          <table:table-cell office:value-type="string" calcext:value-type="string">
            <text:p>CLASSIC 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4/2015</text:p>
          </table:table-cell>
          <table:table-cell office:value-type="float" office:value="71441918" calcext:value-type="float">
            <text:p>71441918</text:p>
          </table:table-cell>
          <table:table-cell office:value-type="float" office:value="108502625" calcext:value-type="float">
            <text:p>1085026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85</text:p>
          </table:table-cell>
          <table:table-cell office:value-type="string" calcext:value-type="string">
            <text:p>NUPT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73963354" calcext:value-type="float">
            <text:p>73963354</text:p>
          </table:table-cell>
          <table:table-cell office:value-type="float" office:value="7626169460" calcext:value-type="float">
            <text:p>76261694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86</text:p>
          </table:table-cell>
          <table:table-cell office:value-type="string" calcext:value-type="string">
            <text:p>NIVE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7</text:p>
          </table:table-cell>
          <table:table-cell office:value-type="float" office:value="73963354" calcext:value-type="float">
            <text:p>73963354</text:p>
          </table:table-cell>
          <table:table-cell office:value-type="float" office:value="7626169460" calcext:value-type="float">
            <text:p>76261694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88</text:p>
          </table:table-cell>
          <table:table-cell office:value-type="string" calcext:value-type="string">
            <text:p>NAS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4/2017</text:p>
          </table:table-cell>
          <table:table-cell office:value-type="float" office:value="73963354" calcext:value-type="float">
            <text:p>73963354</text:p>
          </table:table-cell>
          <table:table-cell office:value-type="float" office:value="7626169460" calcext:value-type="float">
            <text:p>76261694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26169689</text:p>
          </table:table-cell>
          <table:table-cell office:value-type="string" calcext:value-type="string">
            <text:p>NAT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73963354" calcext:value-type="float">
            <text:p>73963354</text:p>
          </table:table-cell>
          <table:table-cell office:value-type="float" office:value="7626169460" calcext:value-type="float">
            <text:p>76261694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30840641</text:p>
          </table:table-cell>
          <table:table-cell office:value-type="string" calcext:value-type="string">
            <text:p>BTSNIR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934531101" calcext:value-type="float">
            <text:p>49345311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30847879</text:p>
          </table:table-cell>
          <table:table-cell office:value-type="string" calcext:value-type="string">
            <text:p>PLS NAPT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934531101" calcext:value-type="float">
            <text:p>49345311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637042120</text:p>
          </table:table-cell>
          <table:table-cell office:value-type="string" calcext:value-type="string">
            <text:p>NAVAR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4/2017</text:p>
          </table:table-cell>
          <table:table-cell office:value-type="float" office:value="3372306314" calcext:value-type="float">
            <text:p>3372306314</text:p>
          </table:table-cell>
          <table:table-cell office:value-type="float" office:value="7637041930" calcext:value-type="float">
            <text:p>7637041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5853328</text:p>
          </table:table-cell>
          <table:table-cell office:value-type="string" calcext:value-type="string">
            <text:p>BAR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3/2017</text:p>
          </table:table-cell>
          <table:table-cell office:value-type="float" office:value="3013654627" calcext:value-type="float">
            <text:p>3013654627</text:p>
          </table:table-cell>
          <table:table-cell office:value-type="float" office:value="3125945009" calcext:value-type="float">
            <text:p>31259450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5853330</text:p>
          </table:table-cell>
          <table:table-cell office:value-type="string" calcext:value-type="string">
            <text:p>CAL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4/2017</text:p>
          </table:table-cell>
          <table:table-cell office:value-type="float" office:value="3014561903" calcext:value-type="float">
            <text:p>3014561903</text:p>
          </table:table-cell>
          <table:table-cell office:value-type="float" office:value="3372304710" calcext:value-type="float">
            <text:p>33723047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6307126" calcext:value-type="float">
            <text:p>76307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45853331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844077709" calcext:value-type="float">
            <text:p>8440777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59</text:p>
          </table:table-cell>
          <table:table-cell office:value-type="string" calcext:value-type="string">
            <text:p>BTS-NAN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65249839" calcext:value-type="float">
            <text:p>65249839</text:p>
          </table:table-cell>
          <table:table-cell office:value-type="float" office:value="4934531035" calcext:value-type="float">
            <text:p>49345310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60</text:p>
          </table:table-cell>
          <table:table-cell office:value-type="string" calcext:value-type="string">
            <text:p>BTS-NA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4/2017</text:p>
          </table:table-cell>
          <table:table-cell office:value-type="float" office:value="6114466511" calcext:value-type="float">
            <text:p>6114466511</text:p>
          </table:table-cell>
          <table:table-cell office:value-type="float" office:value="4934531099" calcext:value-type="float">
            <text:p>49345310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62</text:p>
          </table:table-cell>
          <table:table-cell office:value-type="string" calcext:value-type="string">
            <text:p>BTSNAG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6114353466" calcext:value-type="float">
            <text:p>6114353466</text:p>
          </table:table-cell>
          <table:table-cell office:value-type="float" office:value="5610560354" calcext:value-type="float">
            <text:p>56105603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65</text:p>
          </table:table-cell>
          <table:table-cell office:value-type="string" calcext:value-type="string">
            <text:p>BTS-NAG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4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4934531070" calcext:value-type="float">
            <text:p>49345310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34531266</text:p>
          </table:table-cell>
          <table:table-cell office:value-type="string" calcext:value-type="string">
            <text:p>BTSNIR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4/2017</text:p>
          </table:table-cell>
          <table:table-cell office:value-type="float" office:value="538920253" calcext:value-type="float">
            <text:p>538920253</text:p>
          </table:table-cell>
          <table:table-cell office:value-type="float" office:value="4934530998" calcext:value-type="float">
            <text:p>49345309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50239351</text:p>
          </table:table-cell>
          <table:table-cell office:value-type="string" calcext:value-type="string">
            <text:p>BTS-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4/2017</text:p>
          </table:table-cell>
          <table:table-cell office:value-type="float" office:value="72156794" calcext:value-type="float">
            <text:p>72156794</text:p>
          </table:table-cell>
          <table:table-cell office:value-type="float" office:value="4950239206" calcext:value-type="float">
            <text:p>49502392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950239352</text:p>
          </table:table-cell>
          <table:table-cell office:value-type="string" calcext:value-type="string">
            <text:p>BTS-NAI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7</text:p>
          </table:table-cell>
          <table:table-cell office:value-type="float" office:value="3013129308" calcext:value-type="float">
            <text:p>3013129308</text:p>
          </table:table-cell>
          <table:table-cell office:value-type="float" office:value="7230847760" calcext:value-type="float">
            <text:p>72308477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241082152</text:p>
          </table:table-cell>
          <table:table-cell office:value-type="string" calcext:value-type="string">
            <text:p>BTSNIR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/03/2017</text:p>
          </table:table-cell>
          <table:table-cell office:value-type="float" office:value="3014558977" calcext:value-type="float">
            <text:p>3014558977</text:p>
          </table:table-cell>
          <table:table-cell office:value-type="float" office:value="538920258" calcext:value-type="float">
            <text:p>5389202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09559201</text:p>
          </table:table-cell>
          <table:table-cell office:value-type="string" calcext:value-type="string">
            <text:p>N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4/2017</text:p>
          </table:table-cell>
          <table:table-cell office:value-type="float" office:value="11715034" calcext:value-type="float">
            <text:p>11715034</text:p>
          </table:table-cell>
          <table:table-cell office:value-type="float" office:value="538920258" calcext:value-type="float">
            <text:p>5389202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911356106</text:p>
          </table:table-cell>
          <table:table-cell office:value-type="string" calcext:value-type="string">
            <text:p>NA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4/2017</text:p>
          </table:table-cell>
          <table:table-cell office:value-type="float" office:value="11792112" calcext:value-type="float">
            <text:p>11792112</text:p>
          </table:table-cell>
          <table:table-cell office:value-type="float" office:value="2911355367" calcext:value-type="float">
            <text:p>29113553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09627220</text:p>
          </table:table-cell>
          <table:table-cell office:value-type="string" calcext:value-type="string">
            <text:p>NIGHT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4/2017</text:p>
          </table:table-cell>
          <table:table-cell office:value-type="float" office:value="538441335" calcext:value-type="float">
            <text:p>538441335</text:p>
          </table:table-cell>
          <table:table-cell office:value-type="float" office:value="158227940" calcext:value-type="float">
            <text:p>1582279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340687185</text:p>
          </table:table-cell>
          <table:table-cell office:value-type="string" calcext:value-type="string">
            <text:p>NUTS R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340815709" calcext:value-type="float">
            <text:p>3408157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005197" calcext:value-type="float">
            <text:p>850051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28364</text:p>
          </table:table-cell>
          <table:table-cell office:value-type="string" calcext:value-type="string">
            <text:p>FAVI N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2/2017</text:p>
          </table:table-cell>
          <table:table-cell office:value-type="float" office:value="4482234497" calcext:value-type="float">
            <text:p>4482234497</text:p>
          </table:table-cell>
          <table:table-cell office:value-type="float" office:value="4242334560" calcext:value-type="float">
            <text:p>42423345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28365</text:p>
          </table:table-cell>
          <table:table-cell office:value-type="string" calcext:value-type="string">
            <text:p>FAVI N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3/2017</text:p>
          </table:table-cell>
          <table:table-cell office:value-type="float" office:value="6208148075" calcext:value-type="float">
            <text:p>6208148075</text:p>
          </table:table-cell>
          <table:table-cell office:value-type="float" office:value="4242211374" calcext:value-type="float">
            <text:p>42422113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28366</text:p>
          </table:table-cell>
          <table:table-cell office:value-type="string" calcext:value-type="string">
            <text:p>FAVI NUC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03/2017</text:p>
          </table:table-cell>
          <table:table-cell office:value-type="float" office:value="115013142" calcext:value-type="float">
            <text:p>115013142</text:p>
          </table:table-cell>
          <table:table-cell office:value-type="float" office:value="4242295263" calcext:value-type="float">
            <text:p>42422952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28367</text:p>
          </table:table-cell>
          <table:table-cell office:value-type="string" calcext:value-type="string">
            <text:p>FAVI N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4242383127" calcext:value-type="float">
            <text:p>4242383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528368</text:p>
          </table:table-cell>
          <table:table-cell office:value-type="string" calcext:value-type="string">
            <text:p>FAVI 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4/2017</text:p>
          </table:table-cell>
          <table:table-cell office:value-type="float" office:value="3129016041" calcext:value-type="float">
            <text:p>3129016041</text:p>
          </table:table-cell>
          <table:table-cell office:value-type="float" office:value="4242383127" calcext:value-type="float">
            <text:p>42423831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87815</text:p>
          </table:table-cell>
          <table:table-cell office:value-type="string" calcext:value-type="string">
            <text:p>FAVI N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4242382232" calcext:value-type="float">
            <text:p>42423822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637551</text:p>
          </table:table-cell>
          <table:table-cell office:value-type="string" calcext:value-type="string">
            <text:p>MINOU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2/2016</text:p>
          </table:table-cell>
          <table:table-cell office:value-type="float" office:value="2941261389" calcext:value-type="float">
            <text:p>2941261389</text:p>
          </table:table-cell>
          <table:table-cell office:value-type="float" office:value="4241922162" calcext:value-type="float">
            <text:p>42419221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26386203</text:p>
          </table:table-cell>
          <table:table-cell office:value-type="string" calcext:value-type="string">
            <text:p>NU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1/2017</text:p>
          </table:table-cell>
          <table:table-cell office:value-type="float" office:value="3568482566" calcext:value-type="float">
            <text:p>3568482566</text:p>
          </table:table-cell>
          <table:table-cell office:value-type="float" office:value="2226968456" calcext:value-type="float">
            <text:p>2226968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2226386209</text:p>
          </table:table-cell>
          <table:table-cell office:value-type="string" calcext:value-type="string">
            <text:p>NAC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7</text:p>
          </table:table-cell>
          <table:table-cell office:value-type="float" office:value="3568482566" calcext:value-type="float">
            <text:p>3568482566</text:p>
          </table:table-cell>
          <table:table-cell office:value-type="float" office:value="2226968456" calcext:value-type="float">
            <text:p>2226968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4939340269</text:p>
          </table:table-cell>
          <table:table-cell office:value-type="string" calcext:value-type="string">
            <text:p>NEWSU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3/2017</text:p>
          </table:table-cell>
          <table:table-cell office:value-type="float" office:value="5013950388" calcext:value-type="float">
            <text:p>5013950388</text:p>
          </table:table-cell>
          <table:table-cell office:value-type="float" office:value="4939349464" calcext:value-type="float">
            <text:p>49393494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5011640307</text:p>
          </table:table-cell>
          <table:table-cell office:value-type="string" calcext:value-type="string">
            <text:p>T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10/2015</text:p>
          </table:table-cell>
          <table:table-cell office:value-type="float" office:value="5632667359" calcext:value-type="float">
            <text:p>5632667359</text:p>
          </table:table-cell>
          <table:table-cell office:value-type="float" office:value="5011640081" calcext:value-type="float">
            <text:p>50116400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150250803</text:p>
          </table:table-cell>
          <table:table-cell office:value-type="string" calcext:value-type="string">
            <text:p>LIK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4/2015</text:p>
          </table:table-cell>
          <table:table-cell office:value-type="float" office:value="430669419" calcext:value-type="float">
            <text:p>430669419</text:p>
          </table:table-cell>
          <table:table-cell office:value-type="float" office:value="2150250356" calcext:value-type="float">
            <text:p>21502503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42214166" calcext:value-type="float">
            <text:p>422141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R8951677617</text:p>
          </table:table-cell>
          <table:table-cell office:value-type="string" calcext:value-type="string">
            <text:p>NARC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1009646199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8/2016</text:p>
          </table:table-cell>
          <table:table-cell office:value-type="float" office:value="4428405867" calcext:value-type="float">
            <text:p>4428405867</text:p>
          </table:table-cell>
          <table:table-cell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009646190</text:p>
          </table:table-cell>
          <table:table-cell office:value-type="string" calcext:value-type="string">
            <text:p>MELI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5/2016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712596558</text:p>
          </table:table-cell>
          <table:table-cell office:value-type="string" calcext:value-type="string">
            <text:p>L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10/2015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189856</text:p>
          </table:table-cell>
          <table:table-cell office:value-type="string" calcext:value-type="string">
            <text:p>DROME-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5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7150048</text:p>
          </table:table-cell>
          <table:table-cell office:value-type="string" calcext:value-type="string">
            <text:p>MI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6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116427</text:p>
          </table:table-cell>
          <table:table-cell office:value-type="string" calcext:value-type="string">
            <text:p>LAUR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8/2015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345</text:p>
          </table:table-cell>
          <table:table-cell office:value-type="string" calcext:value-type="string">
            <text:p>MINI-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295</text:p>
          </table:table-cell>
          <table:table-cell office:value-type="string" calcext:value-type="string">
            <text:p>MASSIF-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8703809215</text:p>
          </table:table-cell>
          <table:table-cell office:value-type="string" calcext:value-type="string">
            <text:p>E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12/2009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945460114</text:p>
          </table:table-cell>
          <table:table-cell office:value-type="string" calcext:value-type="string">
            <text:p>LARI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10/2015</text:p>
          </table:table-cell>
          <table:table-cell table:number-columns-repeated="2" office:value-type="float" office:value="2951401444" calcext:value-type="float">
            <text:p>2951401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4242654332</text:p>
          </table:table-cell>
          <table:table-cell office:value-type="string" calcext:value-type="string">
            <text:p>NICO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1/2017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4242009904" calcext:value-type="float">
            <text:p>42420099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001836071</text:p>
          </table:table-cell>
          <table:table-cell office:value-type="string" calcext:value-type="string">
            <text:p>L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1/2015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1001830145" calcext:value-type="float">
            <text:p>10018301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001836099</text:p>
          </table:table-cell>
          <table:table-cell office:value-type="string" calcext:value-type="string">
            <text:p>LILY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5</text:p>
          </table:table-cell>
          <table:table-cell office:value-type="float" office:value="5810209003" calcext:value-type="float">
            <text:p>5810209003</text:p>
          </table:table-cell>
          <table:table-cell office:value-type="float" office:value="1001832114" calcext:value-type="float">
            <text:p>10018321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001836088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5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1001833051" calcext:value-type="float">
            <text:p>10018330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06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7121523465" calcext:value-type="float">
            <text:p>71215234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123038" calcext:value-type="float">
            <text:p>711230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08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7121844780" calcext:value-type="float">
            <text:p>71218447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09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6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7121512337" calcext:value-type="float">
            <text:p>71215123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17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2/2016</text:p>
          </table:table-cell>
          <table:table-cell office:value-type="float" office:value="2148228331" calcext:value-type="float">
            <text:p>2148228331</text:p>
          </table:table-cell>
          <table:table-cell office:value-type="float" office:value="7121429132" calcext:value-type="float">
            <text:p>71214291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54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1/2017</text:p>
          </table:table-cell>
          <table:table-cell office:value-type="float" office:value="5455188282" calcext:value-type="float">
            <text:p>5455188282</text:p>
          </table:table-cell>
          <table:table-cell office:value-type="float" office:value="7121567304" calcext:value-type="float">
            <text:p>71215673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55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1/2017</text:p>
          </table:table-cell>
          <table:table-cell office:value-type="float" office:value="7240585019" calcext:value-type="float">
            <text:p>7240585019</text:p>
          </table:table-cell>
          <table:table-cell office:value-type="float" office:value="7121429243" calcext:value-type="float">
            <text:p>7121429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57</text:p>
          </table:table-cell>
          <table:table-cell office:value-type="string" calcext:value-type="string">
            <text:p>LAPO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1/2017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7121429243" calcext:value-type="float">
            <text:p>7121429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62</text:p>
          </table:table-cell>
          <table:table-cell office:value-type="string" calcext:value-type="string">
            <text:p>NAO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0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7121429243" calcext:value-type="float">
            <text:p>7121429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950963700</text:p>
          </table:table-cell>
          <table:table-cell office:value-type="string" calcext:value-type="string">
            <text:p>MAGIE 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float" office:value="5811614075" calcext:value-type="float">
            <text:p>5811614075</text:p>
          </table:table-cell>
          <table:table-cell office:value-type="float" office:value="7121429243" calcext:value-type="float">
            <text:p>7121429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77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4522794020" calcext:value-type="float">
            <text:p>4522794020</text:p>
          </table:table-cell>
          <table:table-cell office:value-type="float" office:value="7121844763" calcext:value-type="float">
            <text:p>71218447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78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5816903406" calcext:value-type="float">
            <text:p>5816903406</text:p>
          </table:table-cell>
          <table:table-cell office:value-type="float" office:value="7121844795" calcext:value-type="float">
            <text:p>71218447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79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7240585019" calcext:value-type="float">
            <text:p>7240585019</text:p>
          </table:table-cell>
          <table:table-cell office:value-type="float" office:value="7121429197" calcext:value-type="float">
            <text:p>71214291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0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1/2016</text:p>
          </table:table-cell>
          <table:table-cell office:value-type="float" office:value="4522794020" calcext:value-type="float">
            <text:p>4522794020</text:p>
          </table:table-cell>
          <table:table-cell office:value-type="float" office:value="7121523538" calcext:value-type="float">
            <text:p>71215235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3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11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7121844803" calcext:value-type="float">
            <text:p>71218448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4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11/2016</text:p>
          </table:table-cell>
          <table:table-cell office:value-type="float" office:value="4522797018" calcext:value-type="float">
            <text:p>4522797018</text:p>
          </table:table-cell>
          <table:table-cell office:value-type="float" office:value="7121429186" calcext:value-type="float">
            <text:p>71214291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6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11/2016</text:p>
          </table:table-cell>
          <table:table-cell office:value-type="float" office:value="4522794020" calcext:value-type="float">
            <text:p>4522794020</text:p>
          </table:table-cell>
          <table:table-cell office:value-type="float" office:value="7121523444" calcext:value-type="float">
            <text:p>71215234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901667907</text:p>
          </table:table-cell>
          <table:table-cell office:value-type="string" calcext:value-type="string">
            <text:p>MAL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float" office:value="8563019066" calcext:value-type="float">
            <text:p>8563019066</text:p>
          </table:table-cell>
          <table:table-cell office:value-type="float" office:value="8901664662" calcext:value-type="float">
            <text:p>89016646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901667926</text:p>
          </table:table-cell>
          <table:table-cell office:value-type="string" calcext:value-type="string">
            <text:p>MEL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0/2016</text:p>
          </table:table-cell>
          <table:table-cell office:value-type="float" office:value="8927793353" calcext:value-type="float">
            <text:p>8927793353</text:p>
          </table:table-cell>
          <table:table-cell office:value-type="float" office:value="8901660203" calcext:value-type="float">
            <text:p>89016602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901667950</text:p>
          </table:table-cell>
          <table:table-cell office:value-type="string" calcext:value-type="string">
            <text:p>MA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8901661327" calcext:value-type="float">
            <text:p>89016613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901667957</text:p>
          </table:table-cell>
          <table:table-cell office:value-type="string" calcext:value-type="string">
            <text:p>M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8901661314" calcext:value-type="float">
            <text:p>89016613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3</text:p>
          </table:table-cell>
          <table:table-cell office:value-type="string" calcext:value-type="string">
            <text:p>MARJOL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455251284" calcext:value-type="float">
            <text:p>54552512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4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9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5455130455" calcext:value-type="float">
            <text:p>54551304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5</text:p>
          </table:table-cell>
          <table:table-cell office:value-type="string" calcext:value-type="string">
            <text:p>MARM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9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5455251305" calcext:value-type="float">
            <text:p>54552513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6</text:p>
          </table:table-cell>
          <table:table-cell office:value-type="string" calcext:value-type="string">
            <text:p>MERVE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5455130438" calcext:value-type="float">
            <text:p>54551304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8</text:p>
          </table:table-cell>
          <table:table-cell office:value-type="string" calcext:value-type="string">
            <text:p>MES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5455196950" calcext:value-type="float">
            <text:p>54551969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799</text:p>
          </table:table-cell>
          <table:table-cell office:value-type="string" calcext:value-type="string">
            <text:p>MIM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8927793353" calcext:value-type="float">
            <text:p>8927793353</text:p>
          </table:table-cell>
          <table:table-cell office:value-type="float" office:value="5455196951" calcext:value-type="float">
            <text:p>54551969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040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1</text:p>
          </table:table-cell>
          <table:table-cell office:value-type="string" calcext:value-type="string">
            <text:p>MADO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5455251313" calcext:value-type="float">
            <text:p>545525131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2</text:p>
          </table:table-cell>
          <table:table-cell office:value-type="string" calcext:value-type="string">
            <text:p>MEERK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6</text:p>
          </table:table-cell>
          <table:table-cell office:value-type="float" office:value="5455188282" calcext:value-type="float">
            <text:p>5455188282</text:p>
          </table:table-cell>
          <table:table-cell office:value-type="float" office:value="5454824686" calcext:value-type="float">
            <text:p>54548246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4</text:p>
          </table:table-cell>
          <table:table-cell office:value-type="string" calcext:value-type="string">
            <text:p>MAINV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5111038250" calcext:value-type="float">
            <text:p>5111038250</text:p>
          </table:table-cell>
          <table:table-cell office:value-type="float" office:value="5455130445" calcext:value-type="float">
            <text:p>54551304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0</text:p>
          </table:table-cell>
          <table:table-cell office:value-type="string" calcext:value-type="string">
            <text:p>MOUF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9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5455251283" calcext:value-type="float">
            <text:p>54552512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5</text:p>
          </table:table-cell>
          <table:table-cell office:value-type="string" calcext:value-type="string">
            <text:p>MIR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9/2016</text:p>
          </table:table-cell>
          <table:table-cell office:value-type="float" office:value="4522790926" calcext:value-type="float">
            <text:p>4522790926</text:p>
          </table:table-cell>
          <table:table-cell office:value-type="float" office:value="5455251286" calcext:value-type="float">
            <text:p>54552512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7</text:p>
          </table:table-cell>
          <table:table-cell office:value-type="string" calcext:value-type="string">
            <text:p>MOS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5455130439" calcext:value-type="float">
            <text:p>54551304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8</text:p>
          </table:table-cell>
          <table:table-cell office:value-type="string" calcext:value-type="string">
            <text:p>MALD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5455196936" calcext:value-type="float">
            <text:p>54551969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09</text:p>
          </table:table-cell>
          <table:table-cell office:value-type="string" calcext:value-type="string">
            <text:p>MIGN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0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5455251289" calcext:value-type="float">
            <text:p>545525128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0</text:p>
          </table:table-cell>
          <table:table-cell office:value-type="string" calcext:value-type="string">
            <text:p>MARQU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0/2016</text:p>
          </table:table-cell>
          <table:table-cell office:value-type="float" office:value="5703694370" calcext:value-type="float">
            <text:p>5703694370</text:p>
          </table:table-cell>
          <table:table-cell office:value-type="float" office:value="5455070276" calcext:value-type="float">
            <text:p>54550702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1</text:p>
          </table:table-cell>
          <table:table-cell office:value-type="string" calcext:value-type="string">
            <text:p>MAJ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0/2016</text:p>
          </table:table-cell>
          <table:table-cell office:value-type="float" office:value="7121758980" calcext:value-type="float">
            <text:p>7121758980</text:p>
          </table:table-cell>
          <table:table-cell office:value-type="float" office:value="5455130449" calcext:value-type="float">
            <text:p>54551304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2</text:p>
          </table:table-cell>
          <table:table-cell office:value-type="string" calcext:value-type="string">
            <text:p>MA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0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5455251297" calcext:value-type="float">
            <text:p>54552512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1</text:p>
          </table:table-cell>
          <table:table-cell office:value-type="string" calcext:value-type="string">
            <text:p>MAND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5455304944" calcext:value-type="float">
            <text:p>5455304944</text:p>
          </table:table-cell>
          <table:table-cell office:value-type="float" office:value="5455235930" calcext:value-type="float">
            <text:p>5455235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89</text:p>
          </table:table-cell>
          <table:table-cell office:value-type="string" calcext:value-type="string">
            <text:p>MOS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4816462" calcext:value-type="float">
            <text:p>54548164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3</text:p>
          </table:table-cell>
          <table:table-cell office:value-type="string" calcext:value-type="string">
            <text:p>MAN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0/2016</text:p>
          </table:table-cell>
          <table:table-cell office:value-type="float" office:value="5455188282" calcext:value-type="float">
            <text:p>5455188282</text:p>
          </table:table-cell>
          <table:table-cell office:value-type="float" office:value="5455251295" calcext:value-type="float">
            <text:p>54552512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4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0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5455251288" calcext:value-type="float">
            <text:p>54552512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5</text:p>
          </table:table-cell>
          <table:table-cell office:value-type="string" calcext:value-type="string">
            <text:p>MEUR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810313617" calcext:value-type="float">
            <text:p>58103136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6</text:p>
          </table:table-cell>
          <table:table-cell office:value-type="string" calcext:value-type="string">
            <text:p>M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8927793353" calcext:value-type="float">
            <text:p>8927793353</text:p>
          </table:table-cell>
          <table:table-cell office:value-type="float" office:value="5455130448" calcext:value-type="float">
            <text:p>54551304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7</text:p>
          </table:table-cell>
          <table:table-cell office:value-type="string" calcext:value-type="string">
            <text:p>MADISS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1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5455130433" calcext:value-type="float">
            <text:p>54551304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8</text:p>
          </table:table-cell>
          <table:table-cell office:value-type="string" calcext:value-type="string">
            <text:p>MOR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5455251295" calcext:value-type="float">
            <text:p>54552512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19</text:p>
          </table:table-cell>
          <table:table-cell office:value-type="string" calcext:value-type="string">
            <text:p>MIL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5455018954" calcext:value-type="float">
            <text:p>54550189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4</text:p>
          </table:table-cell>
          <table:table-cell office:value-type="string" calcext:value-type="string">
            <text:p>MEL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5064212" calcext:value-type="float">
            <text:p>54550642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3</text:p>
          </table:table-cell>
          <table:table-cell office:value-type="string" calcext:value-type="string">
            <text:p>MERCE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5005567" calcext:value-type="float">
            <text:p>54550055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2</text:p>
          </table:table-cell>
          <table:table-cell office:value-type="string" calcext:value-type="string">
            <text:p>MON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5126686" calcext:value-type="float">
            <text:p>54551266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20</text:p>
          </table:table-cell>
          <table:table-cell office:value-type="string" calcext:value-type="string">
            <text:p>MEUSI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1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5454754826" calcext:value-type="float">
            <text:p>54547548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22</text:p>
          </table:table-cell>
          <table:table-cell office:value-type="string" calcext:value-type="string">
            <text:p>MALA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5455251295" calcext:value-type="float">
            <text:p>54552512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27</text:p>
          </table:table-cell>
          <table:table-cell office:value-type="string" calcext:value-type="string">
            <text:p>MOR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2/2016</text:p>
          </table:table-cell>
          <table:table-cell office:value-type="float" office:value="8927793353" calcext:value-type="float">
            <text:p>8927793353</text:p>
          </table:table-cell>
          <table:table-cell office:value-type="float" office:value="5455018938" calcext:value-type="float">
            <text:p>54550189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29</text:p>
          </table:table-cell>
          <table:table-cell office:value-type="string" calcext:value-type="string">
            <text:p>NEW DEL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1/2017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5455251295" calcext:value-type="float">
            <text:p>54552512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1863</text:p>
          </table:table-cell>
          <table:table-cell office:value-type="string" calcext:value-type="string">
            <text:p>MYOSOT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5455196946" calcext:value-type="float">
            <text:p>545519694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001836066</text:p>
          </table:table-cell>
          <table:table-cell office:value-type="string" calcext:value-type="string">
            <text:p>LA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0/2015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1001834077" calcext:value-type="float">
            <text:p>10018340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0</text:p>
          </table:table-cell>
          <table:table-cell office:value-type="string" calcext:value-type="string">
            <text:p>MIR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1/2016</text:p>
          </table:table-cell>
          <table:table-cell office:value-type="float" office:value="5706044524" calcext:value-type="float">
            <text:p>5706044524</text:p>
          </table:table-cell>
          <table:table-cell office:value-type="float" office:value="5455005572" calcext:value-type="float">
            <text:p>54550055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5</text:p>
          </table:table-cell>
          <table:table-cell office:value-type="string" calcext:value-type="string">
            <text:p>MI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7121849142" calcext:value-type="float">
            <text:p>7121849142</text:p>
          </table:table-cell>
          <table:table-cell office:value-type="float" office:value="5455126684" calcext:value-type="float">
            <text:p>54551266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6</text:p>
          </table:table-cell>
          <table:table-cell office:value-type="string" calcext:value-type="string">
            <text:p>MAE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12/2016</text:p>
          </table:table-cell>
          <table:table-cell office:value-type="float" office:value="5455304944" calcext:value-type="float">
            <text:p>5455304944</text:p>
          </table:table-cell>
          <table:table-cell office:value-type="float" office:value="5455235928" calcext:value-type="float">
            <text:p>54552359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7</text:p>
          </table:table-cell>
          <table:table-cell office:value-type="string" calcext:value-type="string">
            <text:p>MERIN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455126666" calcext:value-type="float">
            <text:p>54551266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5455433398</text:p>
          </table:table-cell>
          <table:table-cell office:value-type="string" calcext:value-type="string">
            <text:p>MAR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2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455126669" calcext:value-type="float">
            <text:p>545512666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069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732917457</text:p>
          </table:table-cell>
          <table:table-cell office:value-type="string" calcext:value-type="string">
            <text:p>NAFTUN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72693311" calcext:value-type="float">
            <text:p>72693311</text:p>
          </table:table-cell>
          <table:table-cell office:value-type="float" office:value="1732917146" calcext:value-type="float">
            <text:p>173291714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8</text:p>
          </table:table-cell>
          <table:table-cell office:value-type="string" calcext:value-type="string">
            <text:p>NIMOLIZ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4242054098" calcext:value-type="float">
            <text:p>4242054098</text:p>
          </table:table-cell>
          <table:table-cell office:value-type="float" office:value="1732916752" calcext:value-type="float">
            <text:p>17329167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9</text:p>
          </table:table-cell>
          <table:table-cell office:value-type="string" calcext:value-type="string">
            <text:p>NISTOZ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3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1732916996" calcext:value-type="float">
            <text:p>17329169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60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12111724" calcext:value-type="float">
            <text:p>12111724</text:p>
          </table:table-cell>
          <table:table-cell office:value-type="float" office:value="1732917159" calcext:value-type="float">
            <text:p>17329171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61</text:p>
          </table:table-cell>
          <table:table-cell office:value-type="string" calcext:value-type="string">
            <text:p>NAINE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4/2017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1732917152" calcext:value-type="float">
            <text:p>17329171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500</text:p>
          </table:table-cell>
          <table:table-cell office:value-type="string" calcext:value-type="string">
            <text:p>NAINES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4/2017</text:p>
          </table:table-cell>
          <table:table-cell office:value-type="float" office:value="12111724" calcext:value-type="float">
            <text:p>12111724</text:p>
          </table:table-cell>
          <table:table-cell office:value-type="float" office:value="1732917159" calcext:value-type="float">
            <text:p>17329171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501</text:p>
          </table:table-cell>
          <table:table-cell office:value-type="string" calcext:value-type="string">
            <text:p>NAINES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04/2017</text:p>
          </table:table-cell>
          <table:table-cell office:value-type="float" office:value="12111724" calcext:value-type="float">
            <text:p>12111724</text:p>
          </table:table-cell>
          <table:table-cell office:value-type="float" office:value="1732917159" calcext:value-type="float">
            <text:p>17329171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14052745</text:p>
          </table:table-cell>
          <table:table-cell office:value-type="string" calcext:value-type="string">
            <text:p>NABB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4/2017</text:p>
          </table:table-cell>
          <table:table-cell office:value-type="float" office:value="388380500583" calcext:value-type="float">
            <text:p>388380500583</text:p>
          </table:table-cell>
          <table:table-cell office:value-type="float" office:value="3514052528" calcext:value-type="float">
            <text:p>35140525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3539831</text:p>
          </table:table-cell>
          <table:table-cell office:value-type="string" calcext:value-type="string">
            <text:p>IC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6/2013</text:p>
          </table:table-cell>
          <table:table-cell office:value-type="float" office:value="62738964" calcext:value-type="float">
            <text:p>62738964</text:p>
          </table:table-cell>
          <table:table-cell office:value-type="float" office:value="5943539723" calcext:value-type="float">
            <text:p>59435397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3539963</text:p>
          </table:table-cell>
          <table:table-cell office:value-type="string" calcext:value-type="string">
            <text:p>L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8/2015</text:p>
          </table:table-cell>
          <table:table-cell office:value-type="float" office:value="5630405030" calcext:value-type="float">
            <text:p>5630405030</text:p>
          </table:table-cell>
          <table:table-cell office:value-type="float" office:value="5943539831" calcext:value-type="float">
            <text:p>59435398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9986124</text:p>
          </table:table-cell>
          <table:table-cell office:value-type="string" calcext:value-type="string">
            <text:p>4C N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4/2017</text:p>
          </table:table-cell>
          <table:table-cell office:value-type="float" office:value="5248001750" calcext:value-type="float">
            <text:p>5248001750</text:p>
          </table:table-cell>
          <table:table-cell office:value-type="float" office:value="538675628" calcext:value-type="float">
            <text:p>5386756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39986125</text:p>
          </table:table-cell>
          <table:table-cell office:value-type="string" calcext:value-type="string">
            <text:p>4C NEW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4/2017</text:p>
          </table:table-cell>
          <table:table-cell office:value-type="float" office:value="2933592318" calcext:value-type="float">
            <text:p>2933592318</text:p>
          </table:table-cell>
          <table:table-cell office:value-type="float" office:value="5344216453" calcext:value-type="float">
            <text:p>53442164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56143274</text:p>
          </table:table-cell>
          <table:table-cell office:value-type="string" calcext:value-type="string">
            <text:p>NASA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3/2017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8556143043" calcext:value-type="float">
            <text:p>85561430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56143275</text:p>
          </table:table-cell>
          <table:table-cell office:value-type="string" calcext:value-type="string">
            <text:p>NA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3/2017</text:p>
          </table:table-cell>
          <table:table-cell office:value-type="float" office:value="7261003951" calcext:value-type="float">
            <text:p>7261003951</text:p>
          </table:table-cell>
          <table:table-cell office:value-type="float" office:value="8556143038" calcext:value-type="float">
            <text:p>85561430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56143279</text:p>
          </table:table-cell>
          <table:table-cell office:value-type="string" calcext:value-type="string">
            <text:p>NATO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3704250296" calcext:value-type="float">
            <text:p>3704250296</text:p>
          </table:table-cell>
          <table:table-cell office:value-type="float" office:value="8556142930" calcext:value-type="float">
            <text:p>8556142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544743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76613882</text:p>
          </table:table-cell>
          <table:table-cell office:value-type="string" calcext:value-type="string">
            <text:p>NEEM 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129016050" calcext:value-type="float">
            <text:p>3129016050</text:p>
          </table:table-cell>
          <table:table-cell office:value-type="float" office:value="8576613690" calcext:value-type="float">
            <text:p>857661369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76613883</text:p>
          </table:table-cell>
          <table:table-cell office:value-type="string" calcext:value-type="string">
            <text:p>NEBRA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4/2017</text:p>
          </table:table-cell>
          <table:table-cell office:value-type="float" office:value="356948488" calcext:value-type="float">
            <text:p>356948488</text:p>
          </table:table-cell>
          <table:table-cell office:value-type="float" office:value="8576613606" calcext:value-type="float">
            <text:p>85766136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76613884</text:p>
          </table:table-cell>
          <table:table-cell office:value-type="string" calcext:value-type="string">
            <text:p>NAPLES 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4/2017</text:p>
          </table:table-cell>
          <table:table-cell office:value-type="float" office:value="3123885976" calcext:value-type="float">
            <text:p>3123885976</text:p>
          </table:table-cell>
          <table:table-cell office:value-type="float" office:value="8576613712" calcext:value-type="float">
            <text:p>85766137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2107841</text:p>
          </table:table-cell>
          <table:table-cell office:value-type="string" calcext:value-type="string">
            <text:p>INFU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0/2013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1541194" calcext:value-type="float">
            <text:p>71215411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07840</text:p>
          </table:table-cell>
          <table:table-cell office:value-type="string" calcext:value-type="string">
            <text:p>NATEL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2/2017</text:p>
          </table:table-cell>
          <table:table-cell office:value-type="float" office:value="7122275291" calcext:value-type="float">
            <text:p>7122275291</text:p>
          </table:table-cell>
          <table:table-cell office:value-type="float" office:value="7121944249" calcext:value-type="float">
            <text:p>71219442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192</text:p>
          </table:table-cell>
          <table:table-cell office:value-type="string" calcext:value-type="string">
            <text:p>M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9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4242019213" calcext:value-type="float">
            <text:p>424201921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193</text:p>
          </table:table-cell>
          <table:table-cell office:value-type="string" calcext:value-type="string">
            <text:p>MA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7121752947" calcext:value-type="float">
            <text:p>71217529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196</text:p>
          </table:table-cell>
          <table:table-cell office:value-type="string" calcext:value-type="string">
            <text:p>MAG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9/2016</text:p>
          </table:table-cell>
          <table:table-cell office:value-type="float" office:value="4522791134" calcext:value-type="float">
            <text:p>4522791134</text:p>
          </table:table-cell>
          <table:table-cell office:value-type="float" office:value="7121752950" calcext:value-type="float">
            <text:p>712175295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199</text:p>
          </table:table-cell>
          <table:table-cell office:value-type="string" calcext:value-type="string">
            <text:p>M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9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2104639" calcext:value-type="float">
            <text:p>712210463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01</text:p>
          </table:table-cell>
          <table:table-cell office:value-type="string" calcext:value-type="string">
            <text:p>MA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7122104618" calcext:value-type="float">
            <text:p>71221046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02</text:p>
          </table:table-cell>
          <table:table-cell office:value-type="string" calcext:value-type="string">
            <text:p>MADO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7121783040" calcext:value-type="float">
            <text:p>71217830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05</text:p>
          </table:table-cell>
          <table:table-cell office:value-type="string" calcext:value-type="string">
            <text:p>MAY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9/2016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7128068674" calcext:value-type="float">
            <text:p>71280686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09</text:p>
          </table:table-cell>
          <table:table-cell office:value-type="string" calcext:value-type="string">
            <text:p>M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9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1701025" calcext:value-type="float">
            <text:p>71217010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0</text:p>
          </table:table-cell>
          <table:table-cell office:value-type="string" calcext:value-type="string">
            <text:p>MAU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2104621" calcext:value-type="float">
            <text:p>71221046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1</text:p>
          </table:table-cell>
          <table:table-cell office:value-type="string" calcext:value-type="string">
            <text:p>M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7121783061" calcext:value-type="float">
            <text:p>71217830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2</text:p>
          </table:table-cell>
          <table:table-cell office:value-type="string" calcext:value-type="string">
            <text:p>ME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9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7121752960" calcext:value-type="float">
            <text:p>71217529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3</text:p>
          </table:table-cell>
          <table:table-cell office:value-type="string" calcext:value-type="string">
            <text:p>MI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2104637" calcext:value-type="float">
            <text:p>71221046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4</text:p>
          </table:table-cell>
          <table:table-cell office:value-type="string" calcext:value-type="string">
            <text:p>MI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6</text:p>
          </table:table-cell>
          <table:table-cell office:value-type="float" office:value="4241624816" calcext:value-type="float">
            <text:p>4241624816</text:p>
          </table:table-cell>
          <table:table-cell office:value-type="float" office:value="7128068671" calcext:value-type="float">
            <text:p>71280686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5</text:p>
          </table:table-cell>
          <table:table-cell office:value-type="string" calcext:value-type="string">
            <text:p>MILA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2104651" calcext:value-type="float">
            <text:p>71221046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6</text:p>
          </table:table-cell>
          <table:table-cell office:value-type="string" calcext:value-type="string">
            <text:p>MI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9/2016</text:p>
          </table:table-cell>
          <table:table-cell office:value-type="float" office:value="4241353260" calcext:value-type="float">
            <text:p>4241353260</text:p>
          </table:table-cell>
          <table:table-cell office:value-type="float" office:value="7122104620" calcext:value-type="float">
            <text:p>71221046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7</text:p>
          </table:table-cell>
          <table:table-cell office:value-type="string" calcext:value-type="string">
            <text:p>MIR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9/2016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7128068688" calcext:value-type="float">
            <text:p>71280686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18</text:p>
          </table:table-cell>
          <table:table-cell office:value-type="string" calcext:value-type="string">
            <text:p>MIN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9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2104642" calcext:value-type="float">
            <text:p>71221046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21</text:p>
          </table:table-cell>
          <table:table-cell office:value-type="string" calcext:value-type="string">
            <text:p>MA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2104622" calcext:value-type="float">
            <text:p>712210462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22</text:p>
          </table:table-cell>
          <table:table-cell office:value-type="string" calcext:value-type="string">
            <text:p>MEE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7121752908" calcext:value-type="float">
            <text:p>71217529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23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7122104614" calcext:value-type="float">
            <text:p>71221046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24</text:p>
          </table:table-cell>
          <table:table-cell office:value-type="string" calcext:value-type="string">
            <text:p>MEG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6</text:p>
          </table:table-cell>
          <table:table-cell office:value-type="float" office:value="5501038565" calcext:value-type="float">
            <text:p>5501038565</text:p>
          </table:table-cell>
          <table:table-cell office:value-type="float" office:value="7122104623" calcext:value-type="float">
            <text:p>71221046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27</text:p>
          </table:table-cell>
          <table:table-cell office:value-type="string" calcext:value-type="string">
            <text:p>MIM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9/2016</text:p>
          </table:table-cell>
          <table:table-cell office:value-type="float" office:value="8543362803" calcext:value-type="float">
            <text:p>8543362803</text:p>
          </table:table-cell>
          <table:table-cell office:value-type="float" office:value="7124099419" calcext:value-type="float">
            <text:p>71240994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1</text:p>
          </table:table-cell>
          <table:table-cell office:value-type="string" calcext:value-type="string">
            <text:p>MIN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0/2016</text:p>
          </table:table-cell>
          <table:table-cell office:value-type="float" office:value="7121830998" calcext:value-type="float">
            <text:p>7121830998</text:p>
          </table:table-cell>
          <table:table-cell office:value-type="float" office:value="7124099410" calcext:value-type="float">
            <text:p>71240994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3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10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2104653" calcext:value-type="float">
            <text:p>71221046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4</text:p>
          </table:table-cell>
          <table:table-cell office:value-type="string" calcext:value-type="string">
            <text:p>MI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0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2104656" calcext:value-type="float">
            <text:p>71221046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5</text:p>
          </table:table-cell>
          <table:table-cell office:value-type="string" calcext:value-type="string">
            <text:p>MIR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0/2016</text:p>
          </table:table-cell>
          <table:table-cell office:value-type="float" office:value="4978908574" calcext:value-type="float">
            <text:p>4978908574</text:p>
          </table:table-cell>
          <table:table-cell office:value-type="float" office:value="314071205" calcext:value-type="float">
            <text:p>3140712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6</text:p>
          </table:table-cell>
          <table:table-cell office:value-type="string" calcext:value-type="string">
            <text:p>MARIL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0/2016</text:p>
          </table:table-cell>
          <table:table-cell office:value-type="float" office:value="5703581890" calcext:value-type="float">
            <text:p>5703581890</text:p>
          </table:table-cell>
          <table:table-cell office:value-type="float" office:value="7121701079" calcext:value-type="float">
            <text:p>71217010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7</text:p>
          </table:table-cell>
          <table:table-cell office:value-type="string" calcext:value-type="string">
            <text:p>MEL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2222305556" calcext:value-type="float">
            <text:p>2222305556</text:p>
          </table:table-cell>
          <table:table-cell office:value-type="float" office:value="313429135" calcext:value-type="float">
            <text:p>3134291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8</text:p>
          </table:table-cell>
          <table:table-cell office:value-type="string" calcext:value-type="string">
            <text:p>MIT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10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7121701062" calcext:value-type="float">
            <text:p>71217010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39</text:p>
          </table:table-cell>
          <table:table-cell office:value-type="string" calcext:value-type="string">
            <text:p>MACH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0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7121783038" calcext:value-type="float">
            <text:p>71217830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0</text:p>
          </table:table-cell>
          <table:table-cell office:value-type="string" calcext:value-type="string">
            <text:p>MAN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0/2016</text:p>
          </table:table-cell>
          <table:table-cell office:value-type="float" office:value="4241353260" calcext:value-type="float">
            <text:p>4241353260</text:p>
          </table:table-cell>
          <table:table-cell office:value-type="float" office:value="7122275425" calcext:value-type="float">
            <text:p>71222754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1</text:p>
          </table:table-cell>
          <table:table-cell office:value-type="string" calcext:value-type="string">
            <text:p>MEM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0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1783045" calcext:value-type="float">
            <text:p>71217830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4</text:p>
          </table:table-cell>
          <table:table-cell office:value-type="string" calcext:value-type="string">
            <text:p>MAR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0/2016</text:p>
          </table:table-cell>
          <table:table-cell office:value-type="float" office:value="5703555188" calcext:value-type="float">
            <text:p>5703555188</text:p>
          </table:table-cell>
          <table:table-cell office:value-type="float" office:value="7121780838" calcext:value-type="float">
            <text:p>71217808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5</text:p>
          </table:table-cell>
          <table:table-cell office:value-type="string" calcext:value-type="string">
            <text:p>M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6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7122104648" calcext:value-type="float">
            <text:p>71221046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8</text:p>
          </table:table-cell>
          <table:table-cell office:value-type="string" calcext:value-type="string">
            <text:p>MAR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1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7122104611" calcext:value-type="float">
            <text:p>71221046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49</text:p>
          </table:table-cell>
          <table:table-cell office:value-type="string" calcext:value-type="string">
            <text:p>MAZ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1/2016</text:p>
          </table:table-cell>
          <table:table-cell office:value-type="float" office:value="4522797018" calcext:value-type="float">
            <text:p>4522797018</text:p>
          </table:table-cell>
          <table:table-cell office:value-type="float" office:value="7121701022" calcext:value-type="float">
            <text:p>712170102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50</text:p>
          </table:table-cell>
          <table:table-cell office:value-type="string" calcext:value-type="string">
            <text:p>MEM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1/2016</text:p>
          </table:table-cell>
          <table:table-cell office:value-type="float" office:value="5897127519" calcext:value-type="float">
            <text:p>5897127519</text:p>
          </table:table-cell>
          <table:table-cell office:value-type="float" office:value="7121752919" calcext:value-type="float">
            <text:p>71217529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57</text:p>
          </table:table-cell>
          <table:table-cell office:value-type="string" calcext:value-type="string">
            <text:p>MARG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11/2016</text:p>
          </table:table-cell>
          <table:table-cell office:value-type="float" office:value="7121830998" calcext:value-type="float">
            <text:p>7121830998</text:p>
          </table:table-cell>
          <table:table-cell office:value-type="float" office:value="7121752927" calcext:value-type="float">
            <text:p>712175292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59</text:p>
          </table:table-cell>
          <table:table-cell office:value-type="string" calcext:value-type="string">
            <text:p>MA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2/2016</text:p>
          </table:table-cell>
          <table:table-cell office:value-type="float" office:value="4522797018" calcext:value-type="float">
            <text:p>4522797018</text:p>
          </table:table-cell>
          <table:table-cell office:value-type="float" office:value="7121701032" calcext:value-type="float">
            <text:p>712170103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60</text:p>
          </table:table-cell>
          <table:table-cell office:value-type="string" calcext:value-type="string">
            <text:p>MED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2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7122104652" calcext:value-type="float">
            <text:p>71221046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61</text:p>
          </table:table-cell>
          <table:table-cell office:value-type="string" calcext:value-type="string">
            <text:p>NAC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1/2017</text:p>
          </table:table-cell>
          <table:table-cell office:value-type="float" office:value="4522797018" calcext:value-type="float">
            <text:p>4522797018</text:p>
          </table:table-cell>
          <table:table-cell office:value-type="float" office:value="7128068669" calcext:value-type="float">
            <text:p>712806866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62</text:p>
          </table:table-cell>
          <table:table-cell office:value-type="string" calcext:value-type="string">
            <text:p>NAE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01/2017</text:p>
          </table:table-cell>
          <table:table-cell office:value-type="float" office:value="4241624816" calcext:value-type="float">
            <text:p>4241624816</text:p>
          </table:table-cell>
          <table:table-cell office:value-type="float" office:value="7121752957" calcext:value-type="float">
            <text:p>71217529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64</text:p>
          </table:table-cell>
          <table:table-cell office:value-type="string" calcext:value-type="string">
            <text:p>NA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1/2017</text:p>
          </table:table-cell>
          <table:table-cell office:value-type="float" office:value="7122275384" calcext:value-type="float">
            <text:p>7122275384</text:p>
          </table:table-cell>
          <table:table-cell office:value-type="float" office:value="7121752896" calcext:value-type="float">
            <text:p>71217528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71332306" calcext:value-type="float">
            <text:p>713323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3387298</text:p>
          </table:table-cell>
          <table:table-cell office:value-type="string" calcext:value-type="string">
            <text:p>NA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12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7121499742" calcext:value-type="float">
            <text:p>71214997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4477233</text:p>
          </table:table-cell>
          <table:table-cell office:value-type="string" calcext:value-type="string">
            <text:p>NA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/09/2016</text:p>
          </table:table-cell>
          <table:table-cell office:value-type="float" office:value="7121842344" calcext:value-type="float">
            <text:p>7121842344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4477241</text:p>
          </table:table-cell>
          <table:table-cell office:value-type="string" calcext:value-type="string">
            <text:p>NA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9/2016</text:p>
          </table:table-cell>
          <table:table-cell office:value-type="float" office:value="8901668818" calcext:value-type="float">
            <text:p>8901668818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4477251</text:p>
          </table:table-cell>
          <table:table-cell office:value-type="string" calcext:value-type="string">
            <text:p>NA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10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0986230</text:p>
          </table:table-cell>
          <table:table-cell office:value-type="string" calcext:value-type="string">
            <text:p>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/09/2016</text:p>
          </table:table-cell>
          <table:table-cell office:value-type="float" office:value="7613879841" calcext:value-type="float">
            <text:p>7613879841</text:p>
          </table:table-cell>
          <table:table-cell office:value-type="float" office:value="2140987004" calcext:value-type="float">
            <text:p>21409870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437260</text:p>
          </table:table-cell>
          <table:table-cell office:value-type="string" calcext:value-type="string">
            <text:p>NA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01/2017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7121923833" calcext:value-type="float">
            <text:p>71219238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802840464</text:p>
          </table:table-cell>
          <table:table-cell office:value-type="string" calcext:value-type="string">
            <text:p>GEERTJE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1/2017</text:p>
          </table:table-cell>
          <table:table-cell table:number-columns-repeated="2"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461</text:p>
          </table:table-cell>
          <table:table-cell office:value-type="string" calcext:value-type="string">
            <text:p>MULS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0/2016</text:p>
          </table:table-cell>
          <table:table-cell office:value-type="float" office:value="72044077" calcext:value-type="float">
            <text:p>72044077</text:p>
          </table:table-cell>
          <table:table-cell office:value-type="float" office:value="802830151" calcext:value-type="float">
            <text:p>8028301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830151</text:p>
          </table:table-cell>
          <table:table-cell office:value-type="string" calcext:value-type="string">
            <text:p>IMPULS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1/2017</text:p>
          </table:table-cell>
          <table:table-cell table:number-columns-repeated="2"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420</text:p>
          </table:table-cell>
          <table:table-cell office:value-type="string" calcext:value-type="string">
            <text:p>GEERTJE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5/2016</text:p>
          </table:table-cell>
          <table:table-cell office:value-type="float" office:value="71088720" calcext:value-type="float">
            <text:p>71088720</text:p>
          </table:table-cell>
          <table:table-cell office:value-type="float" office:value="802840464" calcext:value-type="float">
            <text:p>80284046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830425</text:p>
          </table:table-cell>
          <table:table-cell office:value-type="string" calcext:value-type="string">
            <text:p>MAGNO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5/2016</text:p>
          </table:table-cell>
          <table:table-cell office:value-type="float" office:value="66626198" calcext:value-type="float">
            <text:p>66626198</text:p>
          </table:table-cell>
          <table:table-cell office:value-type="float" office:value="801567424" calcext:value-type="float">
            <text:p>8015674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1567424</text:p>
          </table:table-cell>
          <table:table-cell office:value-type="string" calcext:value-type="string">
            <text:p>NA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1/2017</text:p>
          </table:table-cell>
          <table:table-cell table:number-columns-repeated="2"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122107807</text:p>
          </table:table-cell>
          <table:table-cell office:value-type="string" calcext:value-type="string">
            <text:p>NIAGARAMARGUE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12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7121944244" calcext:value-type="float">
            <text:p>71219442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07808</text:p>
          </table:table-cell>
          <table:table-cell office:value-type="string" calcext:value-type="string">
            <text:p>NILSMARGUE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12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1218396" calcext:value-type="float">
            <text:p>712121839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07906</text:p>
          </table:table-cell>
          <table:table-cell office:value-type="string" calcext:value-type="string">
            <text:p>NOBELLMARGUE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12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7121602854" calcext:value-type="float">
            <text:p>71216028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69</text:p>
          </table:table-cell>
          <table:table-cell office:value-type="string" calcext:value-type="string">
            <text:p>NECT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0</text:p>
          </table:table-cell>
          <table:table-cell office:value-type="string" calcext:value-type="string">
            <text:p>NEGR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0/2016</text:p>
          </table:table-cell>
          <table:table-cell office:value-type="float" office:value="5703555188" calcext:value-type="float">
            <text:p>5703555188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1</text:p>
          </table:table-cell>
          <table:table-cell office:value-type="string" calcext:value-type="string">
            <text:p>NI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2</text:p>
          </table:table-cell>
          <table:table-cell office:value-type="string" calcext:value-type="string">
            <text:p>NEV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11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3</text:p>
          </table:table-cell>
          <table:table-cell office:value-type="string" calcext:value-type="string">
            <text:p>N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1/2016</text:p>
          </table:table-cell>
          <table:table-cell office:value-type="float" office:value="5454732777" calcext:value-type="float">
            <text:p>5454732777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5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1/2016</text:p>
          </table:table-cell>
          <table:table-cell office:value-type="float" office:value="7613879841" calcext:value-type="float">
            <text:p>7613879841</text:p>
          </table:table-cell>
          <table:table-cell office:value-type="float" office:value="7126526031" calcext:value-type="float">
            <text:p>71265260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6</text:p>
          </table:table-cell>
          <table:table-cell office:value-type="string" calcext:value-type="string">
            <text:p>N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1/2016</text:p>
          </table:table-cell>
          <table:table-cell office:value-type="float" office:value="5810006623" calcext:value-type="float">
            <text:p>5810006623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7</text:p>
          </table:table-cell>
          <table:table-cell office:value-type="string" calcext:value-type="string">
            <text:p>NO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1/2016</text:p>
          </table:table-cell>
          <table:table-cell office:value-type="float" office:value="7613879841" calcext:value-type="float">
            <text:p>7613879841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8</text:p>
          </table:table-cell>
          <table:table-cell office:value-type="string" calcext:value-type="string">
            <text:p>NON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1/2016</text:p>
          </table:table-cell>
          <table:table-cell table:number-columns-repeated="2"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79</text:p>
          </table:table-cell>
          <table:table-cell office:value-type="string" calcext:value-type="string">
            <text:p>NIK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1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127080</text:p>
          </table:table-cell>
          <table:table-cell office:value-type="string" calcext:value-type="string">
            <text:p>NYMP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6</text:p>
          </table:table-cell>
          <table:table-cell office:value-type="float" office:value="7613879841" calcext:value-type="float">
            <text:p>7613879841</text:p>
          </table:table-cell>
          <table:table-cell office:value-type="float" office:value="4242144588" calcext:value-type="float">
            <text:p>42421445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7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11/2016</text:p>
          </table:table-cell>
          <table:table-cell office:value-type="float" office:value="4522794020" calcext:value-type="float">
            <text:p>4522794020</text:p>
          </table:table-cell>
          <table:table-cell office:value-type="float" office:value="7121523508" calcext:value-type="float">
            <text:p>71215235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88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1/2016</text:p>
          </table:table-cell>
          <table:table-cell office:value-type="float" office:value="8995106122" calcext:value-type="float">
            <text:p>8995106122</text:p>
          </table:table-cell>
          <table:table-cell office:value-type="float" office:value="7122015288" calcext:value-type="float">
            <text:p>71220152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90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1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7121844762" calcext:value-type="float">
            <text:p>71218447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91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11/2016</text:p>
          </table:table-cell>
          <table:table-cell office:value-type="float" office:value="5816903406" calcext:value-type="float">
            <text:p>5816903406</text:p>
          </table:table-cell>
          <table:table-cell office:value-type="float" office:value="7121844856" calcext:value-type="float">
            <text:p>71218448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496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7240585019" calcext:value-type="float">
            <text:p>7240585019</text:p>
          </table:table-cell>
          <table:table-cell office:value-type="float" office:value="7121512279" calcext:value-type="float">
            <text:p>71215122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02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11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7121523492" calcext:value-type="float">
            <text:p>712152349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17505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8541877210" calcext:value-type="float">
            <text:p>8541877210</text:p>
          </table:table-cell>
          <table:table-cell office:value-type="float" office:value="7121523465" calcext:value-type="float">
            <text:p>71215234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760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117010301</text:p>
          </table:table-cell>
          <table:table-cell office:value-type="string" calcext:value-type="string">
            <text:p>MO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0/2016</text:p>
          </table:table-cell>
          <table:table-cell office:value-type="float" office:value="72372721" calcext:value-type="float">
            <text:p>72372721</text:p>
          </table:table-cell>
          <table:table-cell office:value-type="float" office:value="114027086" calcext:value-type="float">
            <text:p>1140270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7010323</text:p>
          </table:table-cell>
          <table:table-cell office:value-type="string" calcext:value-type="string">
            <text:p>MAL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2/2016</text:p>
          </table:table-cell>
          <table:table-cell office:value-type="float" office:value="5800713449" calcext:value-type="float">
            <text:p>5800713449</text:p>
          </table:table-cell>
          <table:table-cell office:value-type="float" office:value="114027136" calcext:value-type="float">
            <text:p>1140271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919532579</text:p>
          </table:table-cell>
          <table:table-cell office:value-type="string" calcext:value-type="string">
            <text:p>FIN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11/2010</text:p>
          </table:table-cell>
          <table:table-cell office:value-type="float" office:value="3930020246" calcext:value-type="float">
            <text:p>3930020246</text:p>
          </table:table-cell>
          <table:table-cell office:value-type="float" office:value="3919532047" calcext:value-type="float">
            <text:p>39195320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4242259513</text:p>
          </table:table-cell>
          <table:table-cell office:value-type="string" calcext:value-type="string">
            <text:p>LIN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8/2015</text:p>
          </table:table-cell>
          <table:table-cell office:value-type="float" office:value="5344417237" calcext:value-type="float">
            <text:p>5344417237</text:p>
          </table:table-cell>
          <table:table-cell office:value-type="float" office:value="4241907129" calcext:value-type="float">
            <text:p>424190712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4242514721</text:p>
          </table:table-cell>
          <table:table-cell office:value-type="string" calcext:value-type="string">
            <text:p>LAV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5</text:p>
          </table:table-cell>
          <table:table-cell office:value-type="float" office:value="5344417237" calcext:value-type="float">
            <text:p>5344417237</text:p>
          </table:table-cell>
          <table:table-cell office:value-type="float" office:value="4241279476" calcext:value-type="float">
            <text:p>42412794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4242561431</text:p>
          </table:table-cell>
          <table:table-cell office:value-type="string" calcext:value-type="string">
            <text:p>MES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5/2016</text:p>
          </table:table-cell>
          <table:table-cell office:value-type="float" office:value="2251112240" calcext:value-type="float">
            <text:p>2251112240</text:p>
          </table:table-cell>
          <table:table-cell office:value-type="float" office:value="4242098147" calcext:value-type="float">
            <text:p>42420981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4242561432</text:p>
          </table:table-cell>
          <table:table-cell office:value-type="string" calcext:value-type="string">
            <text:p>MYRT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0/2016</text:p>
          </table:table-cell>
          <table:table-cell office:value-type="float" office:value="5350037587" calcext:value-type="float">
            <text:p>5350037587</text:p>
          </table:table-cell>
          <table:table-cell office:value-type="float" office:value="4923950784" calcext:value-type="float">
            <text:p>49239507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4242561434</text:p>
          </table:table-cell>
          <table:table-cell office:value-type="string" calcext:value-type="string">
            <text:p>MEN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4422505863" calcext:value-type="float">
            <text:p>4422505863</text:p>
          </table:table-cell>
          <table:table-cell office:value-type="float" office:value="4241786894" calcext:value-type="float">
            <text:p>42417868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6217687359</text:p>
          </table:table-cell>
          <table:table-cell office:value-type="string" calcext:value-type="string">
            <text:p>NINALUS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1/2017</text:p>
          </table:table-cell>
          <table:table-cell office:value-type="float" office:value="140145553" calcext:value-type="float">
            <text:p>140145553</text:p>
          </table:table-cell>
          <table:table-cell office:value-type="float" office:value="6217687019" calcext:value-type="float">
            <text:p>62176870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60</text:p>
          </table:table-cell>
          <table:table-cell office:value-type="string" calcext:value-type="string">
            <text:p>NEIGE-A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1/2017</text:p>
          </table:table-cell>
          <table:table-cell office:value-type="float" office:value="69951907" calcext:value-type="float">
            <text:p>69951907</text:p>
          </table:table-cell>
          <table:table-cell office:value-type="float" office:value="6206186711" calcext:value-type="float">
            <text:p>620618671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64</text:p>
          </table:table-cell>
          <table:table-cell office:value-type="string" calcext:value-type="string">
            <text:p>NEL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3/2017</text:p>
          </table:table-cell>
          <table:table-cell office:value-type="float" office:value="3123886035" calcext:value-type="float">
            <text:p>3123886035</text:p>
          </table:table-cell>
          <table:table-cell office:value-type="float" office:value="6217687118" calcext:value-type="float">
            <text:p>62176871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71</text:p>
          </table:table-cell>
          <table:table-cell office:value-type="string" calcext:value-type="string">
            <text:p>NEW-E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3/2017</text:p>
          </table:table-cell>
          <table:table-cell office:value-type="float" office:value="11161715" calcext:value-type="float">
            <text:p>11161715</text:p>
          </table:table-cell>
          <table:table-cell office:value-type="float" office:value="6217687074" calcext:value-type="float">
            <text:p>62176870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72</text:p>
          </table:table-cell>
          <table:table-cell office:value-type="string" calcext:value-type="string">
            <text:p>NALL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3/2017</text:p>
          </table:table-cell>
          <table:table-cell office:value-type="float" office:value="388380300553" calcext:value-type="float">
            <text:p>388380300553</text:p>
          </table:table-cell>
          <table:table-cell office:value-type="float" office:value="2716293633" calcext:value-type="float">
            <text:p>271629363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74</text:p>
          </table:table-cell>
          <table:table-cell office:value-type="string" calcext:value-type="string">
            <text:p>NOISY-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3/2017</text:p>
          </table:table-cell>
          <table:table-cell office:value-type="float" office:value="107281711" calcext:value-type="float">
            <text:p>107281711</text:p>
          </table:table-cell>
          <table:table-cell office:value-type="float" office:value="6217687145" calcext:value-type="float">
            <text:p>62176871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7687375</text:p>
          </table:table-cell>
          <table:table-cell office:value-type="string" calcext:value-type="string">
            <text:p>NAT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3/2017</text:p>
          </table:table-cell>
          <table:table-cell office:value-type="float" office:value="3523201883" calcext:value-type="float">
            <text:p>3523201883</text:p>
          </table:table-cell>
          <table:table-cell office:value-type="float" office:value="6217686901" calcext:value-type="float">
            <text:p>62176869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19004407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2/2016</text:p>
          </table:table-cell>
          <table:table-cell office:value-type="float" office:value="2146132039" calcext:value-type="float">
            <text:p>2146132039</text:p>
          </table:table-cell>
          <table:table-cell office:value-type="float" office:value="6207814141" calcext:value-type="float">
            <text:p>62078141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R8067788958</text:p>
          </table:table-cell>
          <table:table-cell office:value-type="string" calcext:value-type="string">
            <text:p>MIK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11/2016</text:p>
          </table:table-cell>
          <table:table-cell office:value-type="float" office:value="70101" calcext:value-type="float">
            <text:p>70101</text:p>
          </table:table-cell>
          <table:table-cell office:value-type="float" office:value="8066058467" calcext:value-type="float">
            <text:p>80660584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800102307</text:p>
          </table:table-cell>
          <table:table-cell office:value-type="string" calcext:value-type="string">
            <text:p>NORIE H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2/2017</text:p>
          </table:table-cell>
          <table:table-cell office:value-type="float" office:value="801949219" calcext:value-type="float">
            <text:p>801949219</text:p>
          </table:table-cell>
          <table:table-cell office:value-type="float" office:value="800102170" calcext:value-type="float">
            <text:p>8001021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806023" calcext:value-type="float">
            <text:p>62806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0102312</text:p>
          </table:table-cell>
          <table:table-cell office:value-type="string" calcext:value-type="string">
            <text:p>NANO H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3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800102173" calcext:value-type="float">
            <text:p>8001021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0102313</text:p>
          </table:table-cell>
          <table:table-cell office:value-type="string" calcext:value-type="string">
            <text:p>NURA H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3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800102173" calcext:value-type="float">
            <text:p>8001021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0102316</text:p>
          </table:table-cell>
          <table:table-cell office:value-type="string" calcext:value-type="string">
            <text:p>NEATS H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3/2017</text:p>
          </table:table-cell>
          <table:table-cell office:value-type="float" office:value="356948488" calcext:value-type="float">
            <text:p>356948488</text:p>
          </table:table-cell>
          <table:table-cell office:value-type="float" office:value="800102173" calcext:value-type="float">
            <text:p>8001021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0102318</text:p>
          </table:table-cell>
          <table:table-cell office:value-type="string" calcext:value-type="string">
            <text:p>NALIS H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4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800102153" calcext:value-type="float">
            <text:p>8001021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1889887</text:p>
          </table:table-cell>
          <table:table-cell office:value-type="string" calcext:value-type="string">
            <text:p>NEFERT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4/2017</text:p>
          </table:table-cell>
          <table:table-cell office:value-type="float" office:value="920078648" calcext:value-type="float">
            <text:p>920078648</text:p>
          </table:table-cell>
          <table:table-cell office:value-type="float" office:value="801889598" calcext:value-type="float">
            <text:p>8018895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6107693</text:p>
          </table:table-cell>
          <table:table-cell office:value-type="string" calcext:value-type="string">
            <text:p>NOHL HES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2/2017</text:p>
          </table:table-cell>
          <table:table-cell office:value-type="float" office:value="3013654627" calcext:value-type="float">
            <text:p>3013654627</text:p>
          </table:table-cell>
          <table:table-cell office:value-type="float" office:value="5502238983" calcext:value-type="float">
            <text:p>55022389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526107696</text:p>
          </table:table-cell>
          <table:table-cell office:value-type="string" calcext:value-type="string">
            <text:p>NOHL H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3/2017</text:p>
          </table:table-cell>
          <table:table-cell office:value-type="float" office:value="3013654627" calcext:value-type="float">
            <text:p>3013654627</text:p>
          </table:table-cell>
          <table:table-cell office:value-type="float" office:value="5502238983" calcext:value-type="float">
            <text:p>55022389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15</text:p>
          </table:table-cell>
          <table:table-cell office:value-type="string" calcext:value-type="string">
            <text:p>MERO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1/2016</text:p>
          </table:table-cell>
          <table:table-cell office:value-type="float" office:value="2279421648" calcext:value-type="float">
            <text:p>2279421648</text:p>
          </table:table-cell>
          <table:table-cell office:value-type="float" office:value="6207548718" calcext:value-type="float">
            <text:p>62075487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17</text:p>
          </table:table-cell>
          <table:table-cell office:value-type="string" calcext:value-type="string">
            <text:p>MENO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6</text:p>
          </table:table-cell>
          <table:table-cell office:value-type="float" office:value="5248001750" calcext:value-type="float">
            <text:p>5248001750</text:p>
          </table:table-cell>
          <table:table-cell office:value-type="float" office:value="6207548976" calcext:value-type="float">
            <text:p>62075489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24</text:p>
          </table:table-cell>
          <table:table-cell office:value-type="string" calcext:value-type="string">
            <text:p>NER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1/2017</text:p>
          </table:table-cell>
          <table:table-cell office:value-type="float" office:value="8550489302" calcext:value-type="float">
            <text:p>8550489302</text:p>
          </table:table-cell>
          <table:table-cell office:value-type="float" office:value="6207548958" calcext:value-type="float">
            <text:p>62075489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30</text:p>
          </table:table-cell>
          <table:table-cell office:value-type="string" calcext:value-type="string">
            <text:p>NE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1/2017</text:p>
          </table:table-cell>
          <table:table-cell office:value-type="float" office:value="3015021963" calcext:value-type="float">
            <text:p>3015021963</text:p>
          </table:table-cell>
          <table:table-cell office:value-type="float" office:value="6207548988" calcext:value-type="float">
            <text:p>620754898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35</text:p>
          </table:table-cell>
          <table:table-cell office:value-type="string" calcext:value-type="string">
            <text:p>NEE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2/2017</text:p>
          </table:table-cell>
          <table:table-cell office:value-type="float" office:value="4513844509" calcext:value-type="float">
            <text:p>4513844509</text:p>
          </table:table-cell>
          <table:table-cell office:value-type="float" office:value="6207548992" calcext:value-type="float">
            <text:p>620754899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38</text:p>
          </table:table-cell>
          <table:table-cell office:value-type="string" calcext:value-type="string">
            <text:p>NI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3/2017</text:p>
          </table:table-cell>
          <table:table-cell office:value-type="float" office:value="7261003923" calcext:value-type="float">
            <text:p>7261003923</text:p>
          </table:table-cell>
          <table:table-cell office:value-type="float" office:value="6207549017" calcext:value-type="float">
            <text:p>62075490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207549247</text:p>
          </table:table-cell>
          <table:table-cell office:value-type="string" calcext:value-type="string">
            <text:p>NILE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5248001750" calcext:value-type="float">
            <text:p>5248001750</text:p>
          </table:table-cell>
          <table:table-cell office:value-type="float" office:value="6207548870" calcext:value-type="float">
            <text:p>62075488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67303290</text:p>
          </table:table-cell>
          <table:table-cell office:value-type="string" calcext:value-type="string">
            <text:p>N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73191328" calcext:value-type="float">
            <text:p>73191328</text:p>
          </table:table-cell>
          <table:table-cell office:value-type="float" office:value="8067202003" calcext:value-type="float">
            <text:p>80672020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70440623</text:p>
          </table:table-cell>
          <table:table-cell office:value-type="string" calcext:value-type="string">
            <text:p>NATUR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8067173456" calcext:value-type="float">
            <text:p>8067173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70440624</text:p>
          </table:table-cell>
          <table:table-cell office:value-type="string" calcext:value-type="string">
            <text:p>NAVA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4/2017</text:p>
          </table:table-cell>
          <table:table-cell office:value-type="float" office:value="357970606" calcext:value-type="float">
            <text:p>357970606</text:p>
          </table:table-cell>
          <table:table-cell office:value-type="float" office:value="8067173456" calcext:value-type="float">
            <text:p>80671734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24296223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5/2016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633953425</text:p>
          </table:table-cell>
          <table:table-cell office:value-type="string" calcext:value-type="string">
            <text:p>FIC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11/2010</text:p>
          </table:table-cell>
          <table:table-cell office:value-type="float" office:value="5005997324" calcext:value-type="float">
            <text:p>5005997324</text:p>
          </table:table-cell>
          <table:table-cell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5813716069</text:p>
          </table:table-cell>
          <table:table-cell office:value-type="string" calcext:value-type="string">
            <text:p>LAT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/12/2015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122277226</text:p>
          </table:table-cell>
          <table:table-cell office:value-type="string" calcext:value-type="string">
            <text:p>ME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2032510" calcext:value-type="float">
            <text:p>42420325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277252</text:p>
          </table:table-cell>
          <table:table-cell office:value-type="string" calcext:value-type="string">
            <text:p>MORG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1/2016</text:p>
          </table:table-cell>
          <table:table-cell office:value-type="float" office:value="8901668818" calcext:value-type="float">
            <text:p>8901668818</text:p>
          </table:table-cell>
          <table:table-cell office:value-type="float" office:value="7121783068" calcext:value-type="float">
            <text:p>71217830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003277019</text:p>
          </table:table-cell>
          <table:table-cell office:value-type="string" calcext:value-type="string">
            <text:p>BFANA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4/2017</text:p>
          </table:table-cell>
          <table:table-cell office:value-type="float" office:value="58591942" calcext:value-type="float">
            <text:p>58591942</text:p>
          </table:table-cell>
          <table:table-cell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4862279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1/2015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003276653</text:p>
          </table:table-cell>
          <table:table-cell office:value-type="string" calcext:value-type="string">
            <text:p>MIAMI 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8/2016</text:p>
          </table:table-cell>
          <table:table-cell office:value-type="float" office:value="8956379" calcext:value-type="float">
            <text:p>8956379</text:p>
          </table:table-cell>
          <table:table-cell office:value-type="float" office:value="8946645912" calcext:value-type="float">
            <text:p>89466459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712596546</text:p>
          </table:table-cell>
          <table:table-cell office:value-type="string" calcext:value-type="string">
            <text:p>LEOP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09/2015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207549239</text:p>
          </table:table-cell>
          <table:table-cell office:value-type="string" calcext:value-type="string">
            <text:p>N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office:value-type="float" office:value="920078648" calcext:value-type="float">
            <text:p>920078648</text:p>
          </table:table-cell>
          <table:table-cell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2273031" calcext:value-type="float">
            <text:p>622730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4143857</text:p>
          </table:table-cell>
          <table:table-cell office:value-type="string" calcext:value-type="string">
            <text:p>MARGIN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5/2016</text:p>
          </table:table-cell>
          <table:table-cell office:value-type="float" office:value="538239227" calcext:value-type="float">
            <text:p>538239227</text:p>
          </table:table-cell>
          <table:table-cell office:value-type="float" office:value="5944143455" calcext:value-type="float">
            <text:p>59441434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944143455</text:p>
          </table:table-cell>
          <table:table-cell office:value-type="string" calcext:value-type="string">
            <text:p>NOUM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009646201</text:p>
          </table:table-cell>
          <table:table-cell office:value-type="string" calcext:value-type="string">
            <text:p>M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8/2016</text:p>
          </table:table-cell>
          <table:table-cell office:value-type="float" office:value="2919576349" calcext:value-type="float">
            <text:p>2919576349</text:p>
          </table:table-cell>
          <table:table-cell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1765550</text:p>
          </table:table-cell>
          <table:table-cell office:value-type="string" calcext:value-type="string">
            <text:p>NOUM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3/2017</text:p>
          </table:table-cell>
          <table:table-cell table:number-columns-repeated="2" office:value-type="float" office:value="2941260404" calcext:value-type="float">
            <text:p>29412604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7712613330</text:p>
          </table:table-cell>
          <table:table-cell office:value-type="string" calcext:value-type="string">
            <text:p>GJ 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3/2017</text:p>
          </table:table-cell>
          <table:table-cell office:value-type="float" office:value="2941260404" calcext:value-type="float">
            <text:p>2941260404</text:p>
          </table:table-cell>
          <table:table-cell office:value-type="float" office:value="7712613085" calcext:value-type="float">
            <text:p>771261308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712613336</text:p>
          </table:table-cell>
          <table:table-cell office:value-type="string" calcext:value-type="string">
            <text:p>GJ NISB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office:value-type="float" office:value="3704250296" calcext:value-type="float">
            <text:p>3704250296</text:p>
          </table:table-cell>
          <table:table-cell office:value-type="float" office:value="7712612930" calcext:value-type="float">
            <text:p>7712612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712613337</text:p>
          </table:table-cell>
          <table:table-cell office:value-type="string" calcext:value-type="string">
            <text:p>GJ N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office:value-type="float" office:value="3704250296" calcext:value-type="float">
            <text:p>3704250296</text:p>
          </table:table-cell>
          <table:table-cell office:value-type="float" office:value="7712612930" calcext:value-type="float">
            <text:p>7712612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712613338</text:p>
          </table:table-cell>
          <table:table-cell office:value-type="string" calcext:value-type="string">
            <text:p>GJ NEV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office:value-type="float" office:value="3704250296" calcext:value-type="float">
            <text:p>3704250296</text:p>
          </table:table-cell>
          <table:table-cell office:value-type="float" office:value="7712612930" calcext:value-type="float">
            <text:p>77126129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S000073953486</text:p>
          </table:table-cell>
          <table:table-cell office:value-type="string" calcext:value-type="string">
            <text:p>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/03/2017</text:p>
          </table:table-cell>
          <table:table-cell office:value-type="float" office:value="11857447" calcext:value-type="float">
            <text:p>11857447</text:p>
          </table:table-cell>
          <table:table-cell office:value-type="float" office:value="72952104" calcext:value-type="float">
            <text:p>7295210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44</text:p>
          </table:table-cell>
          <table:table-cell office:value-type="string" calcext:value-type="string">
            <text:p>M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8543392643" calcext:value-type="float">
            <text:p>85433926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45</text:p>
          </table:table-cell>
          <table:table-cell office:value-type="string" calcext:value-type="string">
            <text:p>MIBISC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6</text:p>
          </table:table-cell>
          <table:table-cell office:value-type="float" office:value="7261003904" calcext:value-type="float">
            <text:p>7261003904</text:p>
          </table:table-cell>
          <table:table-cell office:value-type="float" office:value="8543392585" calcext:value-type="float">
            <text:p>854339258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48</text:p>
          </table:table-cell>
          <table:table-cell office:value-type="string" calcext:value-type="string">
            <text:p>M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5/2016</text:p>
          </table:table-cell>
          <table:table-cell office:value-type="float" office:value="72156794" calcext:value-type="float">
            <text:p>72156794</text:p>
          </table:table-cell>
          <table:table-cell office:value-type="float" office:value="8543392656" calcext:value-type="float">
            <text:p>854339265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49</text:p>
          </table:table-cell>
          <table:table-cell office:value-type="string" calcext:value-type="string">
            <text:p>M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5/2016</text:p>
          </table:table-cell>
          <table:table-cell office:value-type="float" office:value="71181872" calcext:value-type="float">
            <text:p>71181872</text:p>
          </table:table-cell>
          <table:table-cell office:value-type="float" office:value="8543392648" calcext:value-type="float">
            <text:p>85433926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0</text:p>
          </table:table-cell>
          <table:table-cell office:value-type="string" calcext:value-type="string">
            <text:p>ME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5/2016</text:p>
          </table:table-cell>
          <table:table-cell office:value-type="float" office:value="11761788" calcext:value-type="float">
            <text:p>11761788</text:p>
          </table:table-cell>
          <table:table-cell office:value-type="float" office:value="8543392521" calcext:value-type="float">
            <text:p>85433925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1</text:p>
          </table:table-cell>
          <table:table-cell office:value-type="string" calcext:value-type="string">
            <text:p>MOT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5/2016</text:p>
          </table:table-cell>
          <table:table-cell office:value-type="float" office:value="108502626" calcext:value-type="float">
            <text:p>108502626</text:p>
          </table:table-cell>
          <table:table-cell office:value-type="float" office:value="8543392544" calcext:value-type="float">
            <text:p>85433925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2</text:p>
          </table:table-cell>
          <table:table-cell office:value-type="string" calcext:value-type="string">
            <text:p>MIT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6</text:p>
          </table:table-cell>
          <table:table-cell office:value-type="float" office:value="5800713449" calcext:value-type="float">
            <text:p>5800713449</text:p>
          </table:table-cell>
          <table:table-cell office:value-type="float" office:value="8543392599" calcext:value-type="float">
            <text:p>85433925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3</text:p>
          </table:table-cell>
          <table:table-cell office:value-type="string" calcext:value-type="string">
            <text:p>ME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6/2016</text:p>
          </table:table-cell>
          <table:table-cell office:value-type="float" office:value="108502626" calcext:value-type="float">
            <text:p>108502626</text:p>
          </table:table-cell>
          <table:table-cell office:value-type="float" office:value="8543392555" calcext:value-type="float">
            <text:p>85433925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4</text:p>
          </table:table-cell>
          <table:table-cell office:value-type="string" calcext:value-type="string">
            <text:p>MAQU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6/2016</text:p>
          </table:table-cell>
          <table:table-cell office:value-type="float" office:value="3554772969" calcext:value-type="float">
            <text:p>3554772969</text:p>
          </table:table-cell>
          <table:table-cell office:value-type="float" office:value="8543392647" calcext:value-type="float">
            <text:p>854339264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5</text:p>
          </table:table-cell>
          <table:table-cell office:value-type="string" calcext:value-type="string">
            <text:p>MYDROCE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6/2016</text:p>
          </table:table-cell>
          <table:table-cell office:value-type="float" office:value="888659628" calcext:value-type="float">
            <text:p>888659628</text:p>
          </table:table-cell>
          <table:table-cell office:value-type="float" office:value="8543392666" calcext:value-type="float">
            <text:p>85433926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6</text:p>
          </table:table-cell>
          <table:table-cell office:value-type="string" calcext:value-type="string">
            <text:p>MEU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6/2016</text:p>
          </table:table-cell>
          <table:table-cell office:value-type="float" office:value="108048659" calcext:value-type="float">
            <text:p>108048659</text:p>
          </table:table-cell>
          <table:table-cell office:value-type="float" office:value="8543392662" calcext:value-type="float">
            <text:p>85433926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7</text:p>
          </table:table-cell>
          <table:table-cell office:value-type="string" calcext:value-type="string">
            <text:p>MO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6/2016</text:p>
          </table:table-cell>
          <table:table-cell office:value-type="float" office:value="72156794" calcext:value-type="float">
            <text:p>72156794</text:p>
          </table:table-cell>
          <table:table-cell office:value-type="float" office:value="8543392651" calcext:value-type="float">
            <text:p>85433926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8</text:p>
          </table:table-cell>
          <table:table-cell office:value-type="string" calcext:value-type="string">
            <text:p>MOUR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7/2016</text:p>
          </table:table-cell>
          <table:table-cell office:value-type="float" office:value="107904801" calcext:value-type="float">
            <text:p>107904801</text:p>
          </table:table-cell>
          <table:table-cell office:value-type="float" office:value="8543392649" calcext:value-type="float">
            <text:p>85433926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59</text:p>
          </table:table-cell>
          <table:table-cell office:value-type="string" calcext:value-type="string">
            <text:p>MINE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7/2016</text:p>
          </table:table-cell>
          <table:table-cell office:value-type="float" office:value="5800713449" calcext:value-type="float">
            <text:p>5800713449</text:p>
          </table:table-cell>
          <table:table-cell office:value-type="float" office:value="8543392597" calcext:value-type="float">
            <text:p>85433925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0</text:p>
          </table:table-cell>
          <table:table-cell office:value-type="string" calcext:value-type="string">
            <text:p>MES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07/2016</text:p>
          </table:table-cell>
          <table:table-cell office:value-type="float" office:value="3012503542" calcext:value-type="float">
            <text:p>3012503542</text:p>
          </table:table-cell>
          <table:table-cell office:value-type="float" office:value="8543392658" calcext:value-type="float">
            <text:p>85433926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1</text:p>
          </table:table-cell>
          <table:table-cell office:value-type="string" calcext:value-type="string">
            <text:p>MASCIN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7/2016</text:p>
          </table:table-cell>
          <table:table-cell office:value-type="float" office:value="5800713449" calcext:value-type="float">
            <text:p>5800713449</text:p>
          </table:table-cell>
          <table:table-cell office:value-type="float" office:value="8543392454" calcext:value-type="float">
            <text:p>85433924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2</text:p>
          </table:table-cell>
          <table:table-cell office:value-type="string" calcext:value-type="string">
            <text:p>MIND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8/2016</text:p>
          </table:table-cell>
          <table:table-cell office:value-type="float" office:value="920962055" calcext:value-type="float">
            <text:p>920962055</text:p>
          </table:table-cell>
          <table:table-cell office:value-type="float" office:value="8543392618" calcext:value-type="float">
            <text:p>85433926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3</text:p>
          </table:table-cell>
          <table:table-cell office:value-type="string" calcext:value-type="string">
            <text:p>MORT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8/2016</text:p>
          </table:table-cell>
          <table:table-cell office:value-type="float" office:value="71181872" calcext:value-type="float">
            <text:p>71181872</text:p>
          </table:table-cell>
          <table:table-cell office:value-type="float" office:value="8543392665" calcext:value-type="float">
            <text:p>85433926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4</text:p>
          </table:table-cell>
          <table:table-cell office:value-type="string" calcext:value-type="string">
            <text:p>MACH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8/2016</text:p>
          </table:table-cell>
          <table:table-cell office:value-type="float" office:value="63449626" calcext:value-type="float">
            <text:p>63449626</text:p>
          </table:table-cell>
          <table:table-cell office:value-type="float" office:value="8543392671" calcext:value-type="float">
            <text:p>85433926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69</text:p>
          </table:table-cell>
          <table:table-cell office:value-type="string" calcext:value-type="string">
            <text:p>MISAB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/08/2016</text:p>
          </table:table-cell>
          <table:table-cell office:value-type="float" office:value="11538453" calcext:value-type="float">
            <text:p>11538453</text:p>
          </table:table-cell>
          <table:table-cell office:value-type="float" office:value="8543392615" calcext:value-type="float">
            <text:p>85433926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3392771</text:p>
          </table:table-cell>
          <table:table-cell office:value-type="string" calcext:value-type="string">
            <text:p>MAR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8/2016</text:p>
          </table:table-cell>
          <table:table-cell office:value-type="float" office:value="11761788" calcext:value-type="float">
            <text:p>11761788</text:p>
          </table:table-cell>
          <table:table-cell office:value-type="float" office:value="8543392572" calcext:value-type="float">
            <text:p>85433925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5147420" calcext:value-type="float">
            <text:p>851474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5507907</text:p>
          </table:table-cell>
          <table:table-cell office:value-type="string" calcext:value-type="string">
            <text:p>MEN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2/2016</text:p>
          </table:table-cell>
          <table:table-cell office:value-type="float" office:value="538239227" calcext:value-type="float">
            <text:p>538239227</text:p>
          </table:table-cell>
          <table:table-cell office:value-type="float" office:value="8545507779" calcext:value-type="float">
            <text:p>85455077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545507912</text:p>
          </table:table-cell>
          <table:table-cell office:value-type="string" calcext:value-type="string">
            <text:p>NERV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1/2017</text:p>
          </table:table-cell>
          <table:table-cell office:value-type="float" office:value="538239227" calcext:value-type="float">
            <text:p>538239227</text:p>
          </table:table-cell>
          <table:table-cell office:value-type="float" office:value="8545507773" calcext:value-type="float">
            <text:p>85455077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116356214</text:p>
          </table:table-cell>
          <table:table-cell office:value-type="string" calcext:value-type="string">
            <text:p>MAR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10/2016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113350045" calcext:value-type="float">
            <text:p>11335004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117012469</text:p>
          </table:table-cell>
          <table:table-cell office:value-type="string" calcext:value-type="string">
            <text:p>MID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8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107306626" calcext:value-type="float">
            <text:p>1073066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117310926</text:p>
          </table:table-cell>
          <table:table-cell office:value-type="string" calcext:value-type="string">
            <text:p>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9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112314484" calcext:value-type="float">
            <text:p>1123144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117314377</text:p>
          </table:table-cell>
          <table:table-cell office:value-type="string" calcext:value-type="string">
            <text:p>NOUM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9/2016</text:p>
          </table:table-cell>
          <table:table-cell office:value-type="float" office:value="4242144588" calcext:value-type="float">
            <text:p>4242144588</text:p>
          </table:table-cell>
          <table:table-cell office:value-type="float" office:value="112320094" calcext:value-type="float">
            <text:p>1123200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0117314434</text:p>
          </table:table-cell>
          <table:table-cell office:value-type="string" calcext:value-type="string">
            <text:p>NOUM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11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107314426" calcext:value-type="float">
            <text:p>1073144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18</text:p>
          </table:table-cell>
          <table:table-cell office:value-type="string" calcext:value-type="string">
            <text:p>MACA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8/2016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8527365336" calcext:value-type="float">
            <text:p>85273653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28</text:p>
          </table:table-cell>
          <table:table-cell office:value-type="string" calcext:value-type="string">
            <text:p>MAGI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09/2016</text:p>
          </table:table-cell>
          <table:table-cell office:value-type="float" office:value="2130306127" calcext:value-type="float">
            <text:p>2130306127</text:p>
          </table:table-cell>
          <table:table-cell office:value-type="float" office:value="8527365124" calcext:value-type="float">
            <text:p>85273651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35</text:p>
          </table:table-cell>
          <table:table-cell office:value-type="string" calcext:value-type="string">
            <text:p>MAG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7121525280" calcext:value-type="float">
            <text:p>7121525280</text:p>
          </table:table-cell>
          <table:table-cell office:value-type="float" office:value="1444349210" calcext:value-type="float">
            <text:p>14443492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47</text:p>
          </table:table-cell>
          <table:table-cell office:value-type="string" calcext:value-type="string">
            <text:p>MADAGAS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9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1444349023" calcext:value-type="float">
            <text:p>14443490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52</text:p>
          </table:table-cell>
          <table:table-cell office:value-type="string" calcext:value-type="string">
            <text:p>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09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8539014372" calcext:value-type="float">
            <text:p>85390143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62</text:p>
          </table:table-cell>
          <table:table-cell office:value-type="string" calcext:value-type="string">
            <text:p>MA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5501038565" calcext:value-type="float">
            <text:p>5501038565</text:p>
          </table:table-cell>
          <table:table-cell office:value-type="float" office:value="1444349151" calcext:value-type="float">
            <text:p>144434915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4349467</text:p>
          </table:table-cell>
          <table:table-cell office:value-type="string" calcext:value-type="string">
            <text:p>MUG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10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5500899893" calcext:value-type="float">
            <text:p>55008998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14205015" calcext:value-type="float">
            <text:p>14205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53280207</text:p>
          </table:table-cell>
          <table:table-cell office:value-type="string" calcext:value-type="string">
            <text:p>MAJ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1453289528" calcext:value-type="float">
            <text:p>14532895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66564955</text:p>
          </table:table-cell>
          <table:table-cell office:value-type="string" calcext:value-type="string">
            <text:p>MAE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8566564385" calcext:value-type="float">
            <text:p>856656438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66564964</text:p>
          </table:table-cell>
          <table:table-cell office:value-type="string" calcext:value-type="string">
            <text:p>MALI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8566564480" calcext:value-type="float">
            <text:p>85665644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509627215</text:p>
          </table:table-cell>
          <table:table-cell office:value-type="string" calcext:value-type="string">
            <text:p>NEPAL E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69087180" calcext:value-type="float">
            <text:p>69087180</text:p>
          </table:table-cell>
          <table:table-cell office:value-type="float" office:value="4509624559" calcext:value-type="float">
            <text:p>45096245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09627216</text:p>
          </table:table-cell>
          <table:table-cell office:value-type="string" calcext:value-type="string">
            <text:p>NIKITA E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4/2017</text:p>
          </table:table-cell>
          <table:table-cell office:value-type="float" office:value="750667207" calcext:value-type="float">
            <text:p>750667207</text:p>
          </table:table-cell>
          <table:table-cell office:value-type="float" office:value="158227940" calcext:value-type="float">
            <text:p>1582279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09627218</text:p>
          </table:table-cell>
          <table:table-cell office:value-type="string" calcext:value-type="string">
            <text:p>NEMO EH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4/2017</text:p>
          </table:table-cell>
          <table:table-cell office:value-type="float" office:value="356948488" calcext:value-type="float">
            <text:p>356948488</text:p>
          </table:table-cell>
          <table:table-cell office:value-type="float" office:value="4509624557" calcext:value-type="float">
            <text:p>45096245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13847252</text:p>
          </table:table-cell>
          <table:table-cell office:value-type="string" calcext:value-type="string">
            <text:p>NADJA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2/2017</text:p>
          </table:table-cell>
          <table:table-cell office:value-type="float" office:value="4513844509" calcext:value-type="float">
            <text:p>4513844509</text:p>
          </table:table-cell>
          <table:table-cell office:value-type="float" office:value="4513845712" calcext:value-type="float">
            <text:p>45138457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832014420</text:p>
          </table:table-cell>
          <table:table-cell office:value-type="string" calcext:value-type="string">
            <text:p>NA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4/2017</text:p>
          </table:table-cell>
          <table:table-cell office:value-type="float" office:value="72128280" calcext:value-type="float">
            <text:p>72128280</text:p>
          </table:table-cell>
          <table:table-cell office:value-type="float" office:value="2832014055" calcext:value-type="float">
            <text:p>28320140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832014422</text:p>
          </table:table-cell>
          <table:table-cell office:value-type="string" calcext:value-type="string">
            <text:p>NAPPLE 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4/2017</text:p>
          </table:table-cell>
          <table:table-cell office:value-type="float" office:value="107308984" calcext:value-type="float">
            <text:p>107308984</text:p>
          </table:table-cell>
          <table:table-cell office:value-type="float" office:value="70113854" calcext:value-type="float">
            <text:p>701138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716161158</text:p>
          </table:table-cell>
          <table:table-cell office:value-type="string" calcext:value-type="string">
            <text:p>NADE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3/2017</text:p>
          </table:table-cell>
          <table:table-cell office:value-type="float" office:value="357780044" calcext:value-type="float">
            <text:p>357780044</text:p>
          </table:table-cell>
          <table:table-cell office:value-type="float" office:value="2716160903" calcext:value-type="float">
            <text:p>27161609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833164774</text:p>
          </table:table-cell>
          <table:table-cell office:value-type="string" calcext:value-type="string">
            <text:p>HARON G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9/2012</text:p>
          </table:table-cell>
          <table:table-cell office:value-type="float" office:value="62942427" calcext:value-type="float">
            <text:p>62942427</text:p>
          </table:table-cell>
          <table:table-cell office:value-type="float" office:value="2832013841" calcext:value-type="float">
            <text:p>28320138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833164775</text:p>
          </table:table-cell>
          <table:table-cell office:value-type="string" calcext:value-type="string">
            <text:p>HOLIVO G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9/2012</text:p>
          </table:table-cell>
          <table:table-cell office:value-type="float" office:value="62942427" calcext:value-type="float">
            <text:p>62942427</text:p>
          </table:table-cell>
          <table:table-cell office:value-type="float" office:value="2832013841" calcext:value-type="float">
            <text:p>28320138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357</text:p>
          </table:table-cell>
          <table:table-cell office:value-type="string" calcext:value-type="string">
            <text:p>LEL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/03/2015</text:p>
          </table:table-cell>
          <table:table-cell office:value-type="float" office:value="356230573" calcext:value-type="float">
            <text:p>356230573</text:p>
          </table:table-cell>
          <table:table-cell office:value-type="float" office:value="6125092066" calcext:value-type="float">
            <text:p>612509206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5343414570</text:p>
          </table:table-cell>
          <table:table-cell office:value-type="string" calcext:value-type="string">
            <text:p>MAGIS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9/2016</text:p>
          </table:table-cell>
          <table:table-cell office:value-type="float" office:value="5501038565" calcext:value-type="float">
            <text:p>5501038565</text:p>
          </table:table-cell>
          <table:table-cell office:value-type="float" office:value="5343414249" calcext:value-type="float">
            <text:p>53434142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513747651</text:p>
          </table:table-cell>
          <table:table-cell office:value-type="string" calcext:value-type="string">
            <text:p>NOUM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03/2017</text:p>
          </table:table-cell>
          <table:table-cell office:value-type="float" office:value="113022335" calcext:value-type="float">
            <text:p>113022335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8070286712</text:p>
          </table:table-cell>
          <table:table-cell office:value-type="string" calcext:value-type="string">
            <text:p>LUC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/07/2015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927795761</text:p>
          </table:table-cell>
          <table:table-cell office:value-type="string" calcext:value-type="string">
            <text:p>LU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12/2014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936335482</text:p>
          </table:table-cell>
          <table:table-cell office:value-type="string" calcext:value-type="string">
            <text:p>NOUM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/11/2014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940169384</text:p>
          </table:table-cell>
          <table:table-cell office:value-type="string" calcext:value-type="string">
            <text:p>LETSGO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2/2015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910680710</text:p>
          </table:table-cell>
          <table:table-cell office:value-type="string" calcext:value-type="string">
            <text:p>DEDIC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7/2008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140985121</text:p>
          </table:table-cell>
          <table:table-cell office:value-type="string" calcext:value-type="string">
            <text:p>NOUM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9/2015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943785154</text:p>
          </table:table-cell>
          <table:table-cell office:value-type="string" calcext:value-type="string">
            <text:p>COL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9/200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214001" calcext:value-type="float">
            <text:p>6121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6125092644</text:p>
          </table:table-cell>
          <table:table-cell office:value-type="string" calcext:value-type="string">
            <text:p>NAND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4/2017</text:p>
          </table:table-cell>
          <table:table-cell office:value-type="float" office:value="5011130357" calcext:value-type="float">
            <text:p>5011130357</text:p>
          </table:table-cell>
          <table:table-cell office:value-type="float" office:value="6125092352" calcext:value-type="float">
            <text:p>61250923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645</text:p>
          </table:table-cell>
          <table:table-cell office:value-type="string" calcext:value-type="string">
            <text:p>NAVAR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4/2017</text:p>
          </table:table-cell>
          <table:table-cell office:value-type="float" office:value="1503903933" calcext:value-type="float">
            <text:p>1503903933</text:p>
          </table:table-cell>
          <table:table-cell office:value-type="float" office:value="6125092323" calcext:value-type="float">
            <text:p>61250923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646</text:p>
          </table:table-cell>
          <table:table-cell office:value-type="string" calcext:value-type="string">
            <text:p>NOIRA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6125092337" calcext:value-type="float">
            <text:p>61250923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648</text:p>
          </table:table-cell>
          <table:table-cell office:value-type="string" calcext:value-type="string">
            <text:p>NYMPH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4/2017</text:p>
          </table:table-cell>
          <table:table-cell office:value-type="float" office:value="109010772" calcext:value-type="float">
            <text:p>109010772</text:p>
          </table:table-cell>
          <table:table-cell office:value-type="float" office:value="6125092292" calcext:value-type="float">
            <text:p>612509229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649</text:p>
          </table:table-cell>
          <table:table-cell office:value-type="string" calcext:value-type="string">
            <text:p>NANT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6125092337" calcext:value-type="float">
            <text:p>61250923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25092651</text:p>
          </table:table-cell>
          <table:table-cell office:value-type="string" calcext:value-type="string">
            <text:p>NA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4/2017</text:p>
          </table:table-cell>
          <table:table-cell office:value-type="float" office:value="11857459" calcext:value-type="float">
            <text:p>11857459</text:p>
          </table:table-cell>
          <table:table-cell office:value-type="float" office:value="6125092225" calcext:value-type="float">
            <text:p>61250922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354082</text:p>
          </table:table-cell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3/2017</text:p>
          </table:table-cell>
          <table:table-cell office:value-type="float" office:value="3125066315" calcext:value-type="float">
            <text:p>3125066315</text:p>
          </table:table-cell>
          <table:table-cell office:value-type="float" office:value="6114353881" calcext:value-type="float">
            <text:p>6114353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354083</text:p>
          </table:table-cell>
          <table:table-cell office:value-type="string" calcext:value-type="string">
            <text:p>NIK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03/2017</text:p>
          </table:table-cell>
          <table:table-cell office:value-type="float" office:value="3125066315" calcext:value-type="float">
            <text:p>3125066315</text:p>
          </table:table-cell>
          <table:table-cell office:value-type="float" office:value="6114353881" calcext:value-type="float">
            <text:p>6114353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354084</text:p>
          </table:table-cell>
          <table:table-cell office:value-type="string" calcext:value-type="string">
            <text:p>NOUM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7</text:p>
          </table:table-cell>
          <table:table-cell office:value-type="float" office:value="3125066315" calcext:value-type="float">
            <text:p>3125066315</text:p>
          </table:table-cell>
          <table:table-cell office:value-type="float" office:value="6114353881" calcext:value-type="float">
            <text:p>6114353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354087</text:p>
          </table:table-cell>
          <table:table-cell office:value-type="string" calcext:value-type="string">
            <text:p>NABI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6114353243" calcext:value-type="float">
            <text:p>6114353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044007095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office:value-type="float" office:value="5940304611" calcext:value-type="float">
            <text:p>5940304611</text:p>
          </table:table-cell>
          <table:table-cell office:value-type="float" office:value="8068293818" calcext:value-type="float">
            <text:p>80682938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210033214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8068293818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05329813218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office:value-type="float" office:value="72754131" calcext:value-type="float">
            <text:p>72754131</text:p>
          </table:table-cell>
          <table:table-cell office:value-type="float" office:value="108023453" calcext:value-type="float">
            <text:p>10802345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329813232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office:value-type="float" office:value="72754131" calcext:value-type="float">
            <text:p>72754131</text:p>
          </table:table-cell>
          <table:table-cell office:value-type="float" office:value="108023453" calcext:value-type="float">
            <text:p>10802345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329813249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office:value-type="float" office:value="1404947360" calcext:value-type="float">
            <text:p>1404947360</text:p>
          </table:table-cell>
          <table:table-cell office:value-type="float" office:value="8502383734" calcext:value-type="float">
            <text:p>850238373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333825757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538393143" calcext:value-type="float">
            <text:p>538393143</text:p>
          </table:table-cell>
          <table:table-cell office:value-type="float" office:value="663512423" calcext:value-type="float">
            <text:p>66351242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400812642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72754131" calcext:value-type="float">
            <text:p>72754131</text:p>
          </table:table-cell>
          <table:table-cell office:value-type="float" office:value="108023453" calcext:value-type="float">
            <text:p>10802345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400812673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72754131" calcext:value-type="float">
            <text:p>72754131</text:p>
          </table:table-cell>
          <table:table-cell office:value-type="float" office:value="108023453" calcext:value-type="float">
            <text:p>10802345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005400812680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4/2017</text:p>
          </table:table-cell>
          <table:table-cell office:value-type="float" office:value="1404947360" calcext:value-type="float">
            <text:p>1404947360</text:p>
          </table:table-cell>
          <table:table-cell office:value-type="float" office:value="8502383734" calcext:value-type="float">
            <text:p>850238373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4305652</text:p>
          </table:table-cell>
          <table:table-cell office:value-type="string" calcext:value-type="string">
            <text:p>LUMINUE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4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1723969810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/03/2017</text:p>
          </table:table-cell>
          <table:table-cell office:value-type="float" office:value="5248001750" calcext:value-type="float">
            <text:p>5248001750</text:p>
          </table:table-cell>
          <table:table-cell office:value-type="float" office:value="1723969479" calcext:value-type="float">
            <text:p>17239694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23969814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/03/2017</text:p>
          </table:table-cell>
          <table:table-cell office:value-type="float" office:value="11792112" calcext:value-type="float">
            <text:p>11792112</text:p>
          </table:table-cell>
          <table:table-cell office:value-type="float" office:value="1723969467" calcext:value-type="float">
            <text:p>17239694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23969818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/03/2017</text:p>
          </table:table-cell>
          <table:table-cell office:value-type="float" office:value="12021474" calcext:value-type="float">
            <text:p>12021474</text:p>
          </table:table-cell>
          <table:table-cell office:value-type="float" office:value="1723969477" calcext:value-type="float">
            <text:p>17239694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48</text:p>
          </table:table-cell>
          <table:table-cell office:value-type="string" calcext:value-type="string">
            <text:p>NOFR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2/2017</text:p>
          </table:table-cell>
          <table:table-cell office:value-type="float" office:value="3554772975" calcext:value-type="float">
            <text:p>3554772975</text:p>
          </table:table-cell>
          <table:table-cell office:value-type="float" office:value="1732916740" calcext:value-type="float">
            <text:p>17329167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49</text:p>
          </table:table-cell>
          <table:table-cell office:value-type="string" calcext:value-type="string">
            <text:p>NIZAILA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2/2017</text:p>
          </table:table-cell>
          <table:table-cell office:value-type="float" office:value="1732917076" calcext:value-type="float">
            <text:p>1732917076</text:p>
          </table:table-cell>
          <table:table-cell office:value-type="float" office:value="1732916984" calcext:value-type="float">
            <text:p>17329169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0</text:p>
          </table:table-cell>
          <table:table-cell office:value-type="string" calcext:value-type="string">
            <text:p>NAB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2/2017</text:p>
          </table:table-cell>
          <table:table-cell office:value-type="float" office:value="755139693" calcext:value-type="float">
            <text:p>755139693</text:p>
          </table:table-cell>
          <table:table-cell office:value-type="float" office:value="1732917155" calcext:value-type="float">
            <text:p>17329171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1</text:p>
          </table:table-cell>
          <table:table-cell office:value-type="string" calcext:value-type="string">
            <text:p>NINA RIC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2/2017</text:p>
          </table:table-cell>
          <table:table-cell office:value-type="float" office:value="3554773169" calcext:value-type="float">
            <text:p>3554773169</text:p>
          </table:table-cell>
          <table:table-cell office:value-type="float" office:value="1732917160" calcext:value-type="float">
            <text:p>17329171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2</text:p>
          </table:table-cell>
          <table:table-cell office:value-type="string" calcext:value-type="string">
            <text:p>NEATL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7</text:p>
          </table:table-cell>
          <table:table-cell office:value-type="float" office:value="356948488" calcext:value-type="float">
            <text:p>356948488</text:p>
          </table:table-cell>
          <table:table-cell office:value-type="float" office:value="1732916797" calcext:value-type="float">
            <text:p>17329167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3</text:p>
          </table:table-cell>
          <table:table-cell office:value-type="string" calcext:value-type="string">
            <text:p>NIBSUN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/03/2017</text:p>
          </table:table-cell>
          <table:table-cell office:value-type="float" office:value="2279421309" calcext:value-type="float">
            <text:p>2279421309</text:p>
          </table:table-cell>
          <table:table-cell office:value-type="float" office:value="1732917144" calcext:value-type="float">
            <text:p>17329171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4</text:p>
          </table:table-cell>
          <table:table-cell office:value-type="string" calcext:value-type="string">
            <text:p>NE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03/2017</text:p>
          </table:table-cell>
          <table:table-cell office:value-type="float" office:value="202996101070" calcext:value-type="float">
            <text:p>202996101070</text:p>
          </table:table-cell>
          <table:table-cell office:value-type="float" office:value="1732916793" calcext:value-type="float">
            <text:p>17329167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5</text:p>
          </table:table-cell>
          <table:table-cell office:value-type="string" calcext:value-type="string">
            <text:p>NIML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3/2017</text:p>
          </table:table-cell>
          <table:table-cell office:value-type="float" office:value="3704250296" calcext:value-type="float">
            <text:p>3704250296</text:p>
          </table:table-cell>
          <table:table-cell office:value-type="float" office:value="1732916987" calcext:value-type="float">
            <text:p>17329169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732917456</text:p>
          </table:table-cell>
          <table:table-cell office:value-type="string" calcext:value-type="string">
            <text:p>NIEF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/03/2017</text:p>
          </table:table-cell>
          <table:table-cell office:value-type="float" office:value="931432709" calcext:value-type="float">
            <text:p>931432709</text:p>
          </table:table-cell>
          <table:table-cell office:value-type="float" office:value="1732917158" calcext:value-type="float">
            <text:p>17329171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6413330</text:p>
          </table:table-cell>
          <table:table-cell office:value-type="string" calcext:value-type="string">
            <text:p>GO-BO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10/2011</text:p>
          </table:table-cell>
          <table:table-cell office:value-type="float" office:value="388965513" calcext:value-type="float">
            <text:p>388965513</text:p>
          </table:table-cell>
          <table:table-cell office:value-type="float" office:value="6116413179" calcext:value-type="float">
            <text:p>61164131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7122187074</text:p>
          </table:table-cell>
          <table:table-cell office:value-type="string" calcext:value-type="string">
            <text:p>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2/2017</text:p>
          </table:table-cell>
          <table:table-cell office:value-type="float" office:value="7122175890" calcext:value-type="float">
            <text:p>7122175890</text:p>
          </table:table-cell>
          <table:table-cell office:value-type="float" office:value="7121662993" calcext:value-type="float">
            <text:p>71216629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919533166</text:p>
          </table:table-cell>
          <table:table-cell office:value-type="string" calcext:value-type="string">
            <text:p>NOBL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/02/2017</text:p>
          </table:table-cell>
          <table:table-cell office:value-type="float" office:value="3935450111" calcext:value-type="float">
            <text:p>3935450111</text:p>
          </table:table-cell>
          <table:table-cell office:value-type="float" office:value="3919532762" calcext:value-type="float">
            <text:p>39195327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19533167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2/2017</text:p>
          </table:table-cell>
          <table:table-cell office:value-type="float" office:value="3914057324" calcext:value-type="float">
            <text:p>3914057324</text:p>
          </table:table-cell>
          <table:table-cell office:value-type="float" office:value="3919532612" calcext:value-type="float">
            <text:p>391953261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19533168</text:p>
          </table:table-cell>
          <table:table-cell office:value-type="string" calcext:value-type="string">
            <text:p>N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3/2017</text:p>
          </table:table-cell>
          <table:table-cell office:value-type="float" office:value="3998011128" calcext:value-type="float">
            <text:p>3998011128</text:p>
          </table:table-cell>
          <table:table-cell office:value-type="float" office:value="3915871194" calcext:value-type="float">
            <text:p>391587119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19533174</text:p>
          </table:table-cell>
          <table:table-cell office:value-type="string" calcext:value-type="string">
            <text:p>NO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03/2017</text:p>
          </table:table-cell>
          <table:table-cell office:value-type="float" office:value="3920388527" calcext:value-type="float">
            <text:p>3920388527</text:p>
          </table:table-cell>
          <table:table-cell office:value-type="float" office:value="3919532763" calcext:value-type="float">
            <text:p>391953276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50</text:p>
          </table:table-cell>
          <table:table-cell office:value-type="string" calcext:value-type="string">
            <text:p>LIBERT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8/2015</text:p>
          </table:table-cell>
          <table:table-cell office:value-type="float" office:value="3914057324" calcext:value-type="float">
            <text:p>3914057324</text:p>
          </table:table-cell>
          <table:table-cell office:value-type="float" office:value="3920388435" calcext:value-type="float">
            <text:p>39203884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55</text:p>
          </table:table-cell>
          <table:table-cell office:value-type="string" calcext:value-type="string">
            <text:p>L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9/2015</text:p>
          </table:table-cell>
          <table:table-cell office:value-type="float" office:value="3923510259" calcext:value-type="float">
            <text:p>3923510259</text:p>
          </table:table-cell>
          <table:table-cell office:value-type="float" office:value="3920388516" calcext:value-type="float">
            <text:p>39203885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57</text:p>
          </table:table-cell>
          <table:table-cell office:value-type="string" calcext:value-type="string">
            <text:p>LUR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9/2015</text:p>
          </table:table-cell>
          <table:table-cell office:value-type="float" office:value="3914057324" calcext:value-type="float">
            <text:p>3914057324</text:p>
          </table:table-cell>
          <table:table-cell office:value-type="float" office:value="3920388428" calcext:value-type="float">
            <text:p>39203884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60</text:p>
          </table:table-cell>
          <table:table-cell office:value-type="string" calcext:value-type="string">
            <text:p>LI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10/2015</text:p>
          </table:table-cell>
          <table:table-cell office:value-type="float" office:value="3912101104" calcext:value-type="float">
            <text:p>3912101104</text:p>
          </table:table-cell>
          <table:table-cell office:value-type="float" office:value="3920388508" calcext:value-type="float">
            <text:p>392038850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62</text:p>
          </table:table-cell>
          <table:table-cell office:value-type="string" calcext:value-type="string">
            <text:p>LITUA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0/2015</text:p>
          </table:table-cell>
          <table:table-cell office:value-type="float" office:value="3914049827" calcext:value-type="float">
            <text:p>3914049827</text:p>
          </table:table-cell>
          <table:table-cell office:value-type="float" office:value="3920388440" calcext:value-type="float">
            <text:p>39203884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76</text:p>
          </table:table-cell>
          <table:table-cell office:value-type="string" calcext:value-type="string">
            <text:p>MIGN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float" office:value="3917142419" calcext:value-type="float">
            <text:p>3917142419</text:p>
          </table:table-cell>
          <table:table-cell office:value-type="float" office:value="3920388273" calcext:value-type="float">
            <text:p>39203882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78</text:p>
          </table:table-cell>
          <table:table-cell office:value-type="string" calcext:value-type="string">
            <text:p>MES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6</text:p>
          </table:table-cell>
          <table:table-cell office:value-type="float" office:value="3922541971" calcext:value-type="float">
            <text:p>3922541971</text:p>
          </table:table-cell>
          <table:table-cell office:value-type="float" office:value="3920388382" calcext:value-type="float">
            <text:p>39203883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20388680</text:p>
          </table:table-cell>
          <table:table-cell office:value-type="string" calcext:value-type="string">
            <text:p>MADIS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03/2016</text:p>
          </table:table-cell>
          <table:table-cell office:value-type="float" office:value="3935450111" calcext:value-type="float">
            <text:p>3935450111</text:p>
          </table:table-cell>
          <table:table-cell office:value-type="float" office:value="3920388505" calcext:value-type="float">
            <text:p>39203885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3935291401</text:p>
          </table:table-cell>
          <table:table-cell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/04/2017</text:p>
          </table:table-cell>
          <table:table-cell office:value-type="float" office:value="3930020246" calcext:value-type="float">
            <text:p>3930020246</text:p>
          </table:table-cell>
          <table:table-cell office:value-type="float" office:value="3935290878" calcext:value-type="float">
            <text:p>39352908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R6214998107</text:p>
          </table:table-cell>
          <table:table-cell office:value-type="string" calcext:value-type="string">
            <text:p>LA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0/2015</text:p>
          </table:table-cell>
          <table:table-cell office:value-type="float" office:value="8900451063" calcext:value-type="float">
            <text:p>8900451063</text:p>
          </table:table-cell>
          <table:table-cell office:value-type="float" office:value="8900455080" calcext:value-type="float">
            <text:p>890045508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214998108</text:p>
          </table:table-cell>
          <table:table-cell office:value-type="string" calcext:value-type="string">
            <text:p>LID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11/2015</text:p>
          </table:table-cell>
          <table:table-cell office:value-type="float" office:value="113308437" calcext:value-type="float">
            <text:p>113308437</text:p>
          </table:table-cell>
          <table:table-cell office:value-type="float" office:value="6206047860" calcext:value-type="float">
            <text:p>62060478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214998109</text:p>
          </table:table-cell>
          <table:table-cell office:value-type="string" calcext:value-type="string">
            <text:p>LIBER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1/2015</text:p>
          </table:table-cell>
          <table:table-cell office:value-type="float" office:value="8563019066" calcext:value-type="float">
            <text:p>8563019066</text:p>
          </table:table-cell>
          <table:table-cell office:value-type="float" office:value="6214997984" calcext:value-type="float">
            <text:p>62149979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214998146</text:p>
          </table:table-cell>
          <table:table-cell office:value-type="string" calcext:value-type="string">
            <text:p>MERVE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10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6206047860" calcext:value-type="float">
            <text:p>620604786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6214998148</text:p>
          </table:table-cell>
          <table:table-cell office:value-type="string" calcext:value-type="string">
            <text:p>MALICIE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0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6214998034" calcext:value-type="float">
            <text:p>62149980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3615357284</text:p>
          </table:table-cell>
          <table:table-cell office:value-type="string" calcext:value-type="string">
            <text:p>MILORD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office:value-type="float" office:value="8724331161" calcext:value-type="float">
            <text:p>8724331161</text:p>
          </table:table-cell>
          <table:table-cell office:value-type="float" office:value="3615310284" calcext:value-type="float">
            <text:p>361531028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61003004" calcext:value-type="float">
            <text:p>61003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3615357254</text:p>
          </table:table-cell>
          <table:table-cell office:value-type="string" calcext:value-type="string">
            <text:p>MURIO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8/2016</text:p>
          </table:table-cell>
          <table:table-cell office:value-type="float" office:value="3615385067" calcext:value-type="float">
            <text:p>3615385067</text:p>
          </table:table-cell>
          <table:table-cell office:value-type="float" office:value="3615048878" calcext:value-type="float">
            <text:p>36150488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0800158705</text:p>
          </table:table-cell>
          <table:table-cell office:value-type="string" calcext:value-type="string">
            <text:p>HYTT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347</text:p>
          </table:table-cell>
          <table:table-cell office:value-type="string" calcext:value-type="string">
            <text:p>MATT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09/2016</text:p>
          </table:table-cell>
          <table:table-cell office:value-type="float" office:value="8724331161" calcext:value-type="float">
            <text:p>8724331161</text:p>
          </table:table-cell>
          <table:table-cell office:value-type="float" office:value="3615373877" calcext:value-type="float">
            <text:p>36153738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3615189878</text:p>
          </table:table-cell>
          <table:table-cell office:value-type="string" calcext:value-type="string">
            <text:p>DJERBA-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321</text:p>
          </table:table-cell>
          <table:table-cell office:value-type="string" calcext:value-type="string">
            <text:p>MAXI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9/2016</text:p>
          </table:table-cell>
          <table:table-cell office:value-type="float" office:value="8724331161" calcext:value-type="float">
            <text:p>8724331161</text:p>
          </table:table-cell>
          <table:table-cell office:value-type="float" office:value="3615310225" calcext:value-type="float">
            <text:p>36153102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3615357245</text:p>
          </table:table-cell>
          <table:table-cell office:value-type="string" calcext:value-type="string">
            <text:p>MEDOC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/08/2016</text:p>
          </table:table-cell>
          <table:table-cell office:value-type="float" office:value="3615385067" calcext:value-type="float">
            <text:p>3615385067</text:p>
          </table:table-cell>
          <table:table-cell office:value-type="float" office:value="3615372168" calcext:value-type="float">
            <text:p>36153721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3615373877</text:p>
          </table:table-cell>
          <table:table-cell office:value-type="string" calcext:value-type="string">
            <text:p>HACADI 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72168</text:p>
          </table:table-cell>
          <table:table-cell office:value-type="string" calcext:value-type="string">
            <text:p>GELULE-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392</text:p>
          </table:table-cell>
          <table:table-cell office:value-type="string" calcext:value-type="string">
            <text:p>MAMBO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10/2016</text:p>
          </table:table-cell>
          <table:table-cell office:value-type="float" office:value="8724331161" calcext:value-type="float">
            <text:p>8724331161</text:p>
          </table:table-cell>
          <table:table-cell office:value-type="float" office:value="3615048867" calcext:value-type="float">
            <text:p>36150488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0800158767</text:p>
          </table:table-cell>
          <table:table-cell office:value-type="string" calcext:value-type="string">
            <text:p>LOR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1/2015</text:p>
          </table:table-cell>
          <table:table-cell office:value-type="float" office:value="802116162" calcext:value-type="float">
            <text:p>802116162</text:p>
          </table:table-cell>
          <table:table-cell office:value-type="float" office:value="800158705" calcext:value-type="float">
            <text:p>8001587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3615310284</text:p>
          </table:table-cell>
          <table:table-cell office:value-type="string" calcext:value-type="string">
            <text:p>EDITH-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252</text:p>
          </table:table-cell>
          <table:table-cell office:value-type="string" calcext:value-type="string">
            <text:p>MALAWI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/08/2016</text:p>
          </table:table-cell>
          <table:table-cell office:value-type="float" office:value="3615374420" calcext:value-type="float">
            <text:p>3615374420</text:p>
          </table:table-cell>
          <table:table-cell office:value-type="float" office:value="3615189878" calcext:value-type="float">
            <text:p>361518987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2732680744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07/2014</text:p>
          </table:table-cell>
          <table:table-cell office:value-type="float" office:value="3703061155" calcext:value-type="float">
            <text:p>3703061155</text:p>
          </table:table-cell>
          <table:table-cell office:value-type="float" office:value="2732680555" calcext:value-type="float">
            <text:p>27326805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513847230</text:p>
          </table:table-cell>
          <table:table-cell office:value-type="string" calcext:value-type="string">
            <text:p>GEERTJE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/01/2017</text:p>
          </table:table-cell>
          <table:table-cell office:value-type="float" office:value="727942400167" calcext:value-type="float">
            <text:p>727942400167</text:p>
          </table:table-cell>
          <table:table-cell office:value-type="float" office:value="4513844574" calcext:value-type="float">
            <text:p>45138445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1453442077</text:p>
          </table:table-cell>
          <table:table-cell office:value-type="string" calcext:value-type="string">
            <text:p>MOZ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9/2016</text:p>
          </table:table-cell>
          <table:table-cell office:value-type="float" office:value="8526869455" calcext:value-type="float">
            <text:p>8526869455</text:p>
          </table:table-cell>
          <table:table-cell office:value-type="float" office:value="1453441895" calcext:value-type="float">
            <text:p>14534418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53442084</text:p>
          </table:table-cell>
          <table:table-cell office:value-type="string" calcext:value-type="string">
            <text:p>MAR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/10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8541871455" calcext:value-type="float">
            <text:p>85418714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1440042490</text:p>
          </table:table-cell>
          <table:table-cell office:value-type="string" calcext:value-type="string">
            <text:p>GASP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/11/2010</text:p>
          </table:table-cell>
          <table:table-cell office:value-type="float" office:value="3533581663" calcext:value-type="float">
            <text:p>3533581663</text:p>
          </table:table-cell>
          <table:table-cell office:value-type="float" office:value="1440042410" calcext:value-type="float">
            <text:p>14400424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425253948</text:p>
          </table:table-cell>
          <table:table-cell office:value-type="string" calcext:value-type="string">
            <text:p>NEFER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7</text:p>
          </table:table-cell>
          <table:table-cell office:value-type="float" office:value="3013129323" calcext:value-type="float">
            <text:p>3013129323</text:p>
          </table:table-cell>
          <table:table-cell office:value-type="float" office:value="4425253709" calcext:value-type="float">
            <text:p>44252537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615357316</text:p>
          </table:table-cell>
          <table:table-cell office:value-type="string" calcext:value-type="string">
            <text:p>MONO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9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36149808" calcext:value-type="float">
            <text:p>36149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321</text:p>
          </table:table-cell>
          <table:table-cell office:value-type="string" calcext:value-type="string">
            <text:p>LICO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02/2015</text:p>
          </table:table-cell>
          <table:table-cell office:value-type="float" office:value="66626198" calcext:value-type="float">
            <text:p>66626198</text:p>
          </table:table-cell>
          <table:table-cell office:value-type="float" office:value="802797055" calcext:value-type="float">
            <text:p>80279705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830456</text:p>
          </table:table-cell>
          <table:table-cell office:value-type="string" calcext:value-type="string">
            <text:p>OVAHMAD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6</text:p>
          </table:table-cell>
          <table:table-cell office:value-type="float" office:value="58591942" calcext:value-type="float">
            <text:p>58591942</text:p>
          </table:table-cell>
          <table:table-cell office:value-type="float" office:value="802840735" calcext:value-type="float">
            <text:p>8028407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830421</text:p>
          </table:table-cell>
          <table:table-cell office:value-type="string" calcext:value-type="string">
            <text:p>MATH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5/2016</text:p>
          </table:table-cell>
          <table:table-cell office:value-type="float" office:value="66626198" calcext:value-type="float">
            <text:p>6662619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830505</text:p>
          </table:table-cell>
          <table:table-cell office:value-type="string" calcext:value-type="string">
            <text:p>NAY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office:value-type="float" office:value="3009554569" calcext:value-type="float">
            <text:p>3009554569</text:p>
          </table:table-cell>
          <table:table-cell office:value-type="float" office:value="802830318" calcext:value-type="float">
            <text:p>8028303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802797055</text:p>
          </table:table-cell>
          <table:table-cell office:value-type="string" calcext:value-type="string">
            <text:p>B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306</text:p>
          </table:table-cell>
          <table:table-cell office:value-type="string" calcext:value-type="string">
            <text:p>GEERTJE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57402</text:p>
          </table:table-cell>
          <table:table-cell office:value-type="string" calcext:value-type="string">
            <text:p>MICHOU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11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500</text:p>
          </table:table-cell>
          <table:table-cell office:value-type="string" calcext:value-type="string">
            <text:p>NINI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2/2017</text:p>
          </table:table-cell>
          <table:table-cell office:value-type="float" office:value="3009554569" calcext:value-type="float">
            <text:p>3009554569</text:p>
          </table:table-cell>
          <table:table-cell office:value-type="float" office:value="802830314" calcext:value-type="float">
            <text:p>8028303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615374522</text:p>
          </table:table-cell>
          <table:table-cell office:value-type="string" calcext:value-type="string">
            <text:p>ILOTTE 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3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232</text:p>
          </table:table-cell>
          <table:table-cell office:value-type="string" calcext:value-type="string">
            <text:p>JAC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05/2014</text:p>
          </table:table-cell>
          <table:table-cell office:value-type="float" office:value="802830028" calcext:value-type="float">
            <text:p>802830028</text:p>
          </table:table-cell>
          <table:table-cell office:value-type="float" office:value="802830082" calcext:value-type="float">
            <text:p>8028300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615357403</text:p>
          </table:table-cell>
          <table:table-cell office:value-type="string" calcext:value-type="string">
            <text:p>MUSCAT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/11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40738</text:p>
          </table:table-cell>
          <table:table-cell office:value-type="string" calcext:value-type="string">
            <text:p>GUI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082</text:p>
          </table:table-cell>
          <table:table-cell office:value-type="string" calcext:value-type="string">
            <text:p>GANA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5455440882</text:p>
          </table:table-cell>
          <table:table-cell office:value-type="string" calcext:value-type="string">
            <text:p>MENE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10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455168406" calcext:value-type="float">
            <text:p>54551684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3615374521</text:p>
          </table:table-cell>
          <table:table-cell office:value-type="string" calcext:value-type="string">
            <text:p>ISOLEE 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/09/2013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503</text:p>
          </table:table-cell>
          <table:table-cell office:value-type="string" calcext:value-type="string">
            <text:p>NAIRO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02/2017</text:p>
          </table:table-cell>
          <table:table-cell office:value-type="float" office:value="3013474472" calcext:value-type="float">
            <text:p>3013474472</text:p>
          </table:table-cell>
          <table:table-cell office:value-type="float" office:value="200582167" calcext:value-type="float">
            <text:p>2005821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615357247</text:p>
          </table:table-cell>
          <table:table-cell office:value-type="string" calcext:value-type="string">
            <text:p>MORIS 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8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502</text:p>
          </table:table-cell>
          <table:table-cell office:value-type="string" calcext:value-type="string">
            <text:p>NI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2/2017</text:p>
          </table:table-cell>
          <table:table-cell office:value-type="float" office:value="61886730" calcext:value-type="float">
            <text:p>61886730</text:p>
          </table:table-cell>
          <table:table-cell office:value-type="float" office:value="802840738" calcext:value-type="float">
            <text:p>8028407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0200582167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2/2017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3615374511</text:p>
          </table:table-cell>
          <table:table-cell office:value-type="string" calcext:value-type="string">
            <text:p>IDEE 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9/2013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0802830501</text:p>
          </table:table-cell>
          <table:table-cell office:value-type="string" calcext:value-type="string">
            <text:p>GEERTJE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02/2017</text:p>
          </table:table-cell>
          <table:table-cell office:value-type="float" office:value="3009554569" calcext:value-type="float">
            <text:p>3009554569</text:p>
          </table:table-cell>
          <table:table-cell office:value-type="float" office:value="802830306" calcext:value-type="float">
            <text:p>8028303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3615374578</text:p>
          </table:table-cell>
          <table:table-cell office:value-type="string" calcext:value-type="string">
            <text:p>JORI 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4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716161156</text:p>
          </table:table-cell>
          <table:table-cell office:value-type="string" calcext:value-type="string">
            <text:p>NAD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3/2017</text:p>
          </table:table-cell>
          <table:table-cell office:value-type="float" office:value="5502239022" calcext:value-type="float">
            <text:p>5502239022</text:p>
          </table:table-cell>
          <table:table-cell office:value-type="float" office:value="2716160472" calcext:value-type="float">
            <text:p>27161604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716161157</text:p>
          </table:table-cell>
          <table:table-cell office:value-type="string" calcext:value-type="string">
            <text:p>NAD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3/2017</text:p>
          </table:table-cell>
          <table:table-cell office:value-type="float" office:value="5502239022" calcext:value-type="float">
            <text:p>5502239022</text:p>
          </table:table-cell>
          <table:table-cell office:value-type="float" office:value="2716160472" calcext:value-type="float">
            <text:p>27161604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227022112</text:p>
          </table:table-cell>
          <table:table-cell office:value-type="string" calcext:value-type="string">
            <text:p>GWENH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/05/2011</text:p>
          </table:table-cell>
          <table:table-cell office:value-type="float" office:value="135774702" calcext:value-type="float">
            <text:p>135774702</text:p>
          </table:table-cell>
          <table:table-cell office:value-type="float" office:value="2211467483" calcext:value-type="float">
            <text:p>221146748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716160517</text:p>
          </table:table-cell>
          <table:table-cell office:value-type="string" calcext:value-type="string">
            <text:p>HERMES 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02/2012</text:p>
          </table:table-cell>
          <table:table-cell office:value-type="float" office:value="61083609" calcext:value-type="float">
            <text:p>61083609</text:p>
          </table:table-cell>
          <table:table-cell office:value-type="float" office:value="2716160277" calcext:value-type="float">
            <text:p>27161602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float" office:value="8053002" calcext:value-type="float">
            <text:p>8053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2832013846</text:p>
          </table:table-cell>
          <table:table-cell office:value-type="string" calcext:value-type="string">
            <text:p>FEXTE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/09/2010</text:p>
          </table:table-cell>
          <table:table-cell office:value-type="float" office:value="62065919" calcext:value-type="float">
            <text:p>62065919</text:p>
          </table:table-cell>
          <table:table-cell office:value-type="float" office:value="6116413179" calcext:value-type="float">
            <text:p>61164131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6114354293</text:p>
          </table:table-cell>
          <table:table-cell office:value-type="string" calcext:value-type="string">
            <text:p>NAF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4/2017</text:p>
          </table:table-cell>
          <table:table-cell office:value-type="float" office:value="3125982578" calcext:value-type="float">
            <text:p>3125982578</text:p>
          </table:table-cell>
          <table:table-cell office:value-type="float" office:value="6114353243" calcext:value-type="float">
            <text:p>61143532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4242460379</text:p>
          </table:table-cell>
          <table:table-cell office:value-type="string" calcext:value-type="string">
            <text:p>LICO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/11/2015</text:p>
          </table:table-cell>
          <table:table-cell office:value-type="float" office:value="8065848256" calcext:value-type="float">
            <text:p>8065848256</text:p>
          </table:table-cell>
          <table:table-cell office:value-type="float" office:value="4241724236" calcext:value-type="float">
            <text:p>42417242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4242460382</text:p>
          </table:table-cell>
          <table:table-cell office:value-type="string" calcext:value-type="string">
            <text:p>LU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12/2015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4240983325" calcext:value-type="float">
            <text:p>42409833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4242460380</text:p>
          </table:table-cell>
          <table:table-cell office:value-type="string" calcext:value-type="string">
            <text:p>LIM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2/2015</text:p>
          </table:table-cell>
          <table:table-cell office:value-type="float" office:value="8521994506" calcext:value-type="float">
            <text:p>8521994506</text:p>
          </table:table-cell>
          <table:table-cell office:value-type="float" office:value="4241833615" calcext:value-type="float">
            <text:p>42418336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2148000849</text:p>
          </table:table-cell>
          <table:table-cell office:value-type="string" calcext:value-type="string">
            <text:p>NECTA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1/2016</text:p>
          </table:table-cell>
          <table:table-cell office:value-type="float" office:value="1444349112" calcext:value-type="float">
            <text:p>1444349112</text:p>
          </table:table-cell>
          <table:table-cell office:value-type="float" office:value="2148000402" calcext:value-type="float">
            <text:p>21480004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327</text:p>
          </table:table-cell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1/2016</text:p>
          </table:table-cell>
          <table:table-cell office:value-type="float" office:value="8921037052" calcext:value-type="float">
            <text:p>8921037052</text:p>
          </table:table-cell>
          <table:table-cell office:value-type="float" office:value="4241514003" calcext:value-type="float">
            <text:p>42415140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42</text:p>
          </table:table-cell>
          <table:table-cell office:value-type="string" calcext:value-type="string">
            <text:p>N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6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2148000503" calcext:value-type="float">
            <text:p>21480005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41</text:p>
          </table:table-cell>
          <table:table-cell office:value-type="string" calcext:value-type="string">
            <text:p>NOE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6</text:p>
          </table:table-cell>
          <table:table-cell office:value-type="float" office:value="7613879841" calcext:value-type="float">
            <text:p>7613879841</text:p>
          </table:table-cell>
          <table:table-cell office:value-type="float" office:value="2148000409" calcext:value-type="float">
            <text:p>21480004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283</text:p>
          </table:table-cell>
          <table:table-cell office:value-type="string" calcext:value-type="string">
            <text:p>NO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/09/2016</text:p>
          </table:table-cell>
          <table:table-cell office:value-type="float" office:value="4241974729" calcext:value-type="float">
            <text:p>4241974729</text:p>
          </table:table-cell>
          <table:table-cell office:value-type="float" office:value="4241889543" calcext:value-type="float">
            <text:p>42418895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39</text:p>
          </table:table-cell>
          <table:table-cell office:value-type="string" calcext:value-type="string">
            <text:p>NEWDEL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0/2016</text:p>
          </table:table-cell>
          <table:table-cell office:value-type="float" office:value="7121533020" calcext:value-type="float">
            <text:p>7121533020</text:p>
          </table:table-cell>
          <table:table-cell office:value-type="float" office:value="2148000125" calcext:value-type="float">
            <text:p>21480001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290</text:p>
          </table:table-cell>
          <table:table-cell office:value-type="string" calcext:value-type="string">
            <text:p>NU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6</text:p>
          </table:table-cell>
          <table:table-cell office:value-type="float" office:value="5243648320" calcext:value-type="float">
            <text:p>5243648320</text:p>
          </table:table-cell>
          <table:table-cell office:value-type="float" office:value="4242137662" calcext:value-type="float">
            <text:p>42421376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311</text:p>
          </table:table-cell>
          <table:table-cell office:value-type="string" calcext:value-type="string">
            <text:p>NOSTALG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0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4242137691" calcext:value-type="float">
            <text:p>424213769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281</text:p>
          </table:table-cell>
          <table:table-cell office:value-type="string" calcext:value-type="string">
            <text:p>NU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09/2016</text:p>
          </table:table-cell>
          <table:table-cell office:value-type="float" office:value="4241203929" calcext:value-type="float">
            <text:p>4241203929</text:p>
          </table:table-cell>
          <table:table-cell office:value-type="float" office:value="4241889525" calcext:value-type="float">
            <text:p>42418895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287</text:p>
          </table:table-cell>
          <table:table-cell office:value-type="string" calcext:value-type="string">
            <text:p>NOBL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float" office:value="8901668818" calcext:value-type="float">
            <text:p>8901668818</text:p>
          </table:table-cell>
          <table:table-cell office:value-type="float" office:value="4241514034" calcext:value-type="float">
            <text:p>42415140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312</text:p>
          </table:table-cell>
          <table:table-cell office:value-type="string" calcext:value-type="string">
            <text:p>NAB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0/2016</text:p>
          </table:table-cell>
          <table:table-cell office:value-type="float" office:value="4242144588" calcext:value-type="float">
            <text:p>4242144588</text:p>
          </table:table-cell>
          <table:table-cell office:value-type="float" office:value="4241743244" calcext:value-type="float">
            <text:p>42417432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54319</text:p>
          </table:table-cell>
          <table:table-cell office:value-type="string" calcext:value-type="string">
            <text:p>NEUV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0/2016</text:p>
          </table:table-cell>
          <table:table-cell office:value-type="float" office:value="8901668818" calcext:value-type="float">
            <text:p>8901668818</text:p>
          </table:table-cell>
          <table:table-cell office:value-type="float" office:value="4241889516" calcext:value-type="float">
            <text:p>42418895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58</text:p>
          </table:table-cell>
          <table:table-cell office:value-type="string" calcext:value-type="string">
            <text:p>NONETT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/10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62</text:p>
          </table:table-cell>
          <table:table-cell office:value-type="string" calcext:value-type="string">
            <text:p>NOT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/11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62</text:p>
          </table:table-cell>
          <table:table-cell office:value-type="string" calcext:value-type="string">
            <text:p>NUIS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6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2148000510" calcext:value-type="float">
            <text:p>21480005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61</text:p>
          </table:table-cell>
          <table:table-cell office:value-type="string" calcext:value-type="string">
            <text:p>NUPT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12/2016</text:p>
          </table:table-cell>
          <table:table-cell office:value-type="float" office:value="1001837008" calcext:value-type="float">
            <text:p>1001837008</text:p>
          </table:table-cell>
          <table:table-cell office:value-type="float" office:value="2148000510" calcext:value-type="float">
            <text:p>21480005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68</text:p>
          </table:table-cell>
          <table:table-cell office:value-type="string" calcext:value-type="string">
            <text:p>NATT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11/2016</text:p>
          </table:table-cell>
          <table:table-cell table:number-columns-repeated="2"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69</text:p>
          </table:table-cell>
          <table:table-cell office:value-type="string" calcext:value-type="string">
            <text:p>NUIT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422120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0</text:p>
          </table:table-cell>
          <table:table-cell office:value-type="string" calcext:value-type="string">
            <text:p>NAPL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1</text:p>
          </table:table-cell>
          <table:table-cell office:value-type="string" calcext:value-type="string">
            <text:p>NAC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/11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2</text:p>
          </table:table-cell>
          <table:table-cell office:value-type="string" calcext:value-type="string">
            <text:p>NEUVY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3</text:p>
          </table:table-cell>
          <table:table-cell office:value-type="string" calcext:value-type="string">
            <text:p>NAVETT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11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6</text:p>
          </table:table-cell>
          <table:table-cell office:value-type="string" calcext:value-type="string">
            <text:p>NEIG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6</text:p>
          </table:table-cell>
          <table:table-cell office:value-type="float" office:value="352022336" calcext:value-type="float">
            <text:p>352022336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78</text:p>
          </table:table-cell>
          <table:table-cell office:value-type="string" calcext:value-type="string">
            <text:p>NEVERS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/12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1</text:p>
          </table:table-cell>
          <table:table-cell office:value-type="string" calcext:value-type="string">
            <text:p>NOC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12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3</text:p>
          </table:table-cell>
          <table:table-cell office:value-type="string" calcext:value-type="string">
            <text:p>N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12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5</text:p>
          </table:table-cell>
          <table:table-cell office:value-type="string" calcext:value-type="string">
            <text:p>NABILA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/12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7</text:p>
          </table:table-cell>
          <table:table-cell office:value-type="string" calcext:value-type="string">
            <text:p>NEUV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12/2016</text:p>
          </table:table-cell>
          <table:table-cell office:value-type="float" office:value="5455070308" calcext:value-type="float">
            <text:p>5455070308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8</text:p>
          </table:table-cell>
          <table:table-cell office:value-type="string" calcext:value-type="string">
            <text:p>NIMES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6950750721" calcext:value-type="float">
            <text:p>6950750721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89</text:p>
          </table:table-cell>
          <table:table-cell office:value-type="string" calcext:value-type="string">
            <text:p>NATION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/12/2016</text:p>
          </table:table-cell>
          <table:table-cell office:value-type="float" office:value="7121954046" calcext:value-type="float">
            <text:p>7121954046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91</text:p>
          </table:table-cell>
          <table:table-cell office:value-type="string" calcext:value-type="string">
            <text:p>NIC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/12/2016</text:p>
          </table:table-cell>
          <table:table-cell office:value-type="float" office:value="6770885072" calcext:value-type="float">
            <text:p>6770885072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92</text:p>
          </table:table-cell>
          <table:table-cell office:value-type="string" calcext:value-type="string">
            <text:p>NORVEGEMARGUE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/12/2016</text:p>
          </table:table-cell>
          <table:table-cell office:value-type="float" office:value="352022336" calcext:value-type="float">
            <text:p>352022336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7122067094</text:p>
          </table:table-cell>
          <table:table-cell office:value-type="string" calcext:value-type="string">
            <text:p>NOUV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/12/2016</text:p>
          </table:table-cell>
          <table:table-cell office:value-type="float" office:value="7121027477" calcext:value-type="float">
            <text:p>7121027477</text:p>
          </table:table-cell>
          <table:table-cell office:value-type="float" office:value="5501038565" calcext:value-type="float">
            <text:p>55010385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2148000846</text:p>
          </table:table-cell>
          <table:table-cell office:value-type="string" calcext:value-type="string">
            <text:p>NICO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/11/2016</text:p>
          </table:table-cell>
          <table:table-cell office:value-type="float" office:value="6146791641" calcext:value-type="float">
            <text:p>6146791641</text:p>
          </table:table-cell>
          <table:table-cell office:value-type="float" office:value="2148000202" calcext:value-type="float">
            <text:p>21480002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28478</text:p>
          </table:table-cell>
          <table:table-cell office:value-type="string" calcext:value-type="string">
            <text:p>MACE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09/2016</text:p>
          </table:table-cell>
          <table:table-cell office:value-type="float" office:value="8901211062" calcext:value-type="float">
            <text:p>8901211062</text:p>
          </table:table-cell>
          <table:table-cell office:value-type="float" office:value="4241825886" calcext:value-type="float">
            <text:p>42418258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4242628474</text:p>
          </table:table-cell>
          <table:table-cell office:value-type="string" calcext:value-type="string">
            <text:p>MEMO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9/2016</text:p>
          </table:table-cell>
          <table:table-cell office:value-type="float" office:value="5501038565" calcext:value-type="float">
            <text:p>5501038565</text:p>
          </table:table-cell>
          <table:table-cell office:value-type="float" office:value="4242126331" calcext:value-type="float">
            <text:p>42421263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8550721983</text:p>
          </table:table-cell>
          <table:table-cell office:value-type="string" calcext:value-type="string">
            <text:p>MERCE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/08/2016</text:p>
          </table:table-cell>
          <table:table-cell office:value-type="float" office:value="1001832316" calcext:value-type="float">
            <text:p>1001832316</text:p>
          </table:table-cell>
          <table:table-cell office:value-type="float" office:value="8550721740" calcext:value-type="float">
            <text:p>85507217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71103218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12:38.425429957</meta:creation-date>
    <dc:date>2017-05-29T15:51:29.567070917</dc:date>
    <meta:editing-duration>PT38M47S</meta:editing-duration>
    <meta:editing-cycles>8</meta:editing-cycles>
    <meta:generator>LibreOffice/5.1.6.2$Linux_X86_64 LibreOffice_project/10m0$Build-2</meta:generator>
    <meta:document-statistic meta:table-count="1" meta:cell-count="10000" meta:object-count="0"/>
  </office:meta>
</office:document-meta>
</file>